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20000009391B4AF721679490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ourier New" svg:font-family="'Courier New'"/>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Times" svg:font-family="Times, 'Times New Roman'"/>
    <style:font-face style:name="Wingdings1" svg:font-family="Wingdings"/>
    <style:font-face style:name="Times New Roman" svg:font-family="'Times New Roman'" style:font-family-generic="roman"/>
    <style:font-face style:name="Helvetica" svg:font-family="Helvetica, Arial" style:font-family-generic="swiss"/>
    <style:font-face style:name="Calibri" svg:font-family="Calibri" style:font-pitch="variable"/>
    <style:font-face style:name="Courier New1" svg:font-family="'Courier New'" style:font-pitch="variable"/>
    <style:font-face style:name="DejaVu Sans" svg:font-family="'DejaVu Sans'" style:font-pitch="variable"/>
    <style:font-face style:name="Lohit Hindi" svg:font-family="'Lohit Hindi'" style:font-pitch="variable"/>
    <style:font-face style:name="Mangal" svg:font-family="Mangal" style:font-pitch="variable"/>
    <style:font-face style:name="OpenSymbol" svg:font-family="OpenSymbol, 'Arial Unicode MS'" style:font-pitch="variable"/>
    <style:font-face style:name="StarSymbol1" svg:font-family="StarSymbol, 'Arial Unicode MS'" style:font-pitch="variable"/>
    <style:font-face style:name="Symbol" svg:font-family="Symbol" style:font-pitch="variable"/>
    <style:font-face style:name="Tahoma" svg:font-family="Tahoma" style:font-pitch="variable"/>
    <style:font-face style:name="Wingdings2" svg:font-family="Wingdings"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Unicode MS" svg:font-family="'Arial Unicode MS'"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9cm" fo:margin-left="-0.018cm" table:align="left" style:writing-mode="lr-tb"/>
    </style:style>
    <style:style style:name="Таблица1.A" style:family="table-column">
      <style:table-column-properties style:column-width="8.5cm"/>
    </style:style>
    <style:style style:name="Таблица1.B" style:family="table-column">
      <style:table-column-properties style:column-width="8.498cm"/>
    </style:style>
    <style:style style:name="Таблица1.1" style:family="table-row">
      <style:table-row-properties style:min-row-height="3.096cm" fo:keep-together="auto"/>
    </style:style>
    <style:style style:name="Таблица1.A1" style:family="table-cell">
      <style:table-cell-properties style:vertical-align="top" fo:background-color="#ffffff" fo:padding-left="0.018cm" fo:padding-right="0.018cm" fo:padding-top="0cm" fo:padding-bottom="0cm" fo:border="none" style:writing-mode="lr-tb">
        <style:background-image/>
      </style:table-cell-properties>
    </style:style>
    <style:style style:name="Таблица1.A2" style:family="table-cell">
      <style:table-cell-properties style:vertical-align="top" fo:background-color="#ffffff" fo:padding="0.097cm" fo:border="none" style:writing-mode="lr-tb">
        <style:background-image/>
      </style:table-cell-properties>
    </style:style>
    <style:style style:name="Таблица2" style:family="table">
      <style:table-properties style:width="16.87cm" fo:margin-left="-0.383cm" table:align="left" style:writing-mode="lr-tb"/>
    </style:style>
    <style:style style:name="Таблица2.A" style:family="table-column">
      <style:table-column-properties style:column-width="9.394cm"/>
    </style:style>
    <style:style style:name="Таблица2.B" style:family="table-column">
      <style:table-column-properties style:column-width="7.475cm"/>
    </style:style>
    <style:style style:name="Таблица2.1" style:family="table-row">
      <style:table-row-properties fo:keep-together="auto"/>
    </style:style>
    <style:style style:name="Таблица2.A1" style:family="table-cell">
      <style:table-cell-properties style:vertical-align="top" fo:background-color="#ffffff" fo:padding-left="0.018cm" fo:padding-right="0.018cm" fo:padding-top="0cm" fo:padding-bottom="0cm" fo:border="none" style:writing-mode="lr-tb">
        <style:background-image/>
      </style:table-cell-properties>
    </style:style>
    <style:style style:name="Таблица3" style:family="table">
      <style:table-properties style:width="17.022cm" table:align="left" style:writing-mode="lr-tb"/>
    </style:style>
    <style:style style:name="Таблица3.A" style:family="table-column">
      <style:table-column-properties style:column-width="1.614cm"/>
    </style:style>
    <style:style style:name="Таблица3.B" style:family="table-column">
      <style:table-column-properties style:column-width="12.197cm"/>
    </style:style>
    <style:style style:name="Таблица3.C" style:family="table-column">
      <style:table-column-properties style:column-width="3.21cm"/>
    </style:style>
    <style:style style:name="Таблица3.1" style:family="table-row">
      <style:table-row-properties fo:keep-together="auto"/>
    </style:style>
    <style:style style:name="Таблица3.A1" style:family="table-cell">
      <style:table-cell-properties style:vertical-align="top" fo:background-color="#ffffff" fo:padding-left="0.079cm" fo:padding-right="0.097cm" fo:padding-top="0.097cm" fo:padding-bottom="0.097cm" fo:border-left="0.25pt solid #000000" fo:border-right="none" fo:border-top="0.25pt solid #000000" fo:border-bottom="0.25pt solid #000000" style:writing-mode="lr-tb">
        <style:background-image/>
      </style:table-cell-properties>
    </style:style>
    <style:style style:name="Таблица3.C1" style:family="table-cell">
      <style:table-cell-properties style:vertical-align="top" fo:background-color="#ffffff" fo:padding-left="0.079cm" fo:padding-right="0.097cm" fo:padding-top="0.097cm" fo:padding-bottom="0.097cm" fo:border="0.25pt solid #000000" style:writing-mode="lr-tb">
        <style:background-image/>
      </style:table-cell-properties>
    </style:style>
    <style:style style:name="Таблица3.A2" style:family="table-cell">
      <style:table-cell-properties style:vertical-align="top" fo:background-color="#ffffff" fo:padding-left="0.079cm" fo:padding-right="0.097cm" fo:padding-top="0.097cm" fo:padding-bottom="0.097cm" fo:border-left="0.25pt solid #000000" fo:border-right="none" fo:border-top="none" fo:border-bottom="0.25pt solid #000000" style:writing-mode="lr-tb">
        <style:background-image/>
      </style:table-cell-properties>
    </style:style>
    <style:style style:name="Таблица3.C2" style:family="table-cell">
      <style:table-cell-properties style:vertical-align="top" fo:background-color="#ffffff" fo:padding-left="0.079cm" fo:padding-right="0.097cm" fo:padding-top="0.097cm" fo:padding-bottom="0.097cm" fo:border-left="0.25pt solid #000000" fo:border-right="0.25pt solid #000000" fo:border-top="none" fo:border-bottom="0.25pt solid #000000" style:writing-mode="lr-tb">
        <style:background-image/>
      </style:table-cell-properties>
    </style:style>
    <style:style style:name="Таблица4" style:family="table">
      <style:table-properties style:width="17.517cm" fo:margin-left="-0.7cm" table:align="left" style:writing-mode="lr-tb"/>
    </style:style>
    <style:style style:name="Таблица4.A" style:family="table-column">
      <style:table-column-properties style:column-width="9.088cm"/>
    </style:style>
    <style:style style:name="Таблица4.B" style:family="table-column">
      <style:table-column-properties style:column-width="8.43cm"/>
    </style:style>
    <style:style style:name="Таблица4.1" style:family="table-row">
      <style:table-row-properties fo:keep-together="auto"/>
    </style:style>
    <style:style style:name="Таблица4.A1" style:family="table-cell">
      <style:table-cell-properties style:vertical-align="top" fo:background-color="#ffffff" fo:padding-left="0.018cm" fo:padding-right="0.018cm" fo:padding-top="0cm" fo:padding-bottom="0cm" fo:border="none" style:writing-mode="lr-tb">
        <style:background-image/>
      </style:table-cell-properties>
    </style:style>
    <style:style style:name="P1" style:family="paragraph" style:parent-style-name="Абзац_20_списка">
      <style:paragraph-properties fo:margin-left="0cm" fo:margin-right="0cm" fo:line-height="115%" fo:text-align="justify" style:justify-single-word="false" fo:orphans="0" fo:widows="0" fo:text-indent="0cm" style:auto-text-indent="false"/>
      <style:text-properties fo:font-size="14pt" style:font-size-asian="14pt" style:font-size-complex="14pt"/>
    </style:style>
    <style:style style:name="P2" style:family="paragraph" style:parent-style-name="Standard">
      <style:paragraph-properties fo:margin-left="0cm" fo:margin-right="0cm" fo:text-align="start" style:justify-single-word="false" fo:text-indent="0cm" style:auto-text-indent="false">
        <style:tab-stops>
          <style:tab-stop style:position="0.953cm"/>
        </style:tab-stops>
      </style:paragraph-properties>
    </style:style>
    <style:style style:name="P3" style:family="paragraph" style:parent-style-name="Standard">
      <style:paragraph-properties fo:margin-left="0cm" fo:margin-right="0cm" fo:line-height="150%" fo:text-indent="0cm" style:auto-text-indent="false"/>
    </style:style>
    <style:style style:name="P4" style:family="paragraph" style:parent-style-name="Standard">
      <style:paragraph-properties fo:margin-left="0cm" fo:margin-right="0cm" fo:line-height="150%" fo:text-align="start" style:justify-single-word="false" fo:text-indent="0cm" style:auto-text-indent="false"/>
    </style:style>
    <style:style style:name="P5" style:family="paragraph" style:parent-style-name="Standard">
      <style:paragraph-properties fo:margin-left="0cm" fo:margin-right="0cm" fo:line-height="150%" fo:text-indent="0cm" style:auto-text-indent="false"/>
      <style:text-properties fo:font-size="14pt" style:font-size-asian="14pt" style:font-size-complex="14pt"/>
    </style:style>
    <style:style style:name="P6" style:family="paragraph" style:parent-style-name="Standard">
      <style:paragraph-properties fo:margin-left="0cm" fo:margin-right="0cm" fo:line-height="150%" fo:text-indent="0cm" style:auto-text-indent="false"/>
      <style:text-properties fo:color="#0000ff" fo:font-size="14pt" style:font-size-asian="14pt" style:font-size-complex="14pt"/>
    </style:style>
    <style:style style:name="P7" style:family="paragraph" style:parent-style-name="Standard">
      <style:paragraph-properties fo:margin-left="0cm" fo:margin-right="0cm" style:line-height-at-least="0.176cm" fo:text-indent="0cm" style:auto-text-indent="false"/>
      <style:text-properties fo:color="#0000ff" fo:font-size="14pt" style:font-size-asian="14pt" style:font-size-complex="14pt"/>
    </style:style>
    <style:style style:name="P8" style:family="paragraph" style:parent-style-name="Standard">
      <style:paragraph-properties fo:margin-left="0cm" fo:margin-right="0cm" style:line-height-at-least="0.176cm" fo:text-indent="0cm" style:auto-text-indent="false"/>
      <style:text-properties fo:color="#0000ff" fo:font-size="10pt" style:font-size-asian="10pt" style:font-size-complex="10pt"/>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Table_20_Contents">
      <style:paragraph-properties fo:text-align="start" style:justify-single-word="false"/>
      <style:text-properties fo:font-size="14pt" style:font-size-asian="14pt" style:font-size-complex="14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snap-to-layout-grid="false"/>
    </style:style>
    <style:style style:name="P15" style:family="paragraph" style:parent-style-name="Table_20_Contents">
      <style:paragraph-properties fo:text-align="start" style:justify-single-word="false"/>
      <style:text-properties fo:color="#00000a" fo:font-size="14pt" fo:language="ru" fo:country="RU" style:font-name-asian="Arial Unicode MS" style:font-size-asian="14pt" style:language-asian="zh" style:country-asian="CN" style:font-name-complex="Mangal" style:font-size-complex="14pt" style:language-complex="hi" style:country-complex="IN"/>
    </style:style>
    <style:style style:name="P16" style:family="paragraph" style:parent-style-name="Table_20_Contents">
      <style:paragraph-properties fo:text-align="start" style:justify-single-word="false"/>
      <style:text-properties fo:color="#0000ff" fo:font-size="14pt" style:font-size-asian="14pt" style:font-size-complex="14pt"/>
    </style:style>
    <style:style style:name="P17" style:family="paragraph" style:parent-style-name="Table_20_Contents">
      <style:paragraph-properties fo:margin-left="1.3cm" fo:margin-right="0cm" fo:text-indent="0cm" style:auto-text-indent="false"/>
    </style:style>
    <style:style style:name="P18" style:family="paragraph" style:parent-style-name="Table_20_Contents">
      <style:paragraph-properties fo:margin-left="1.3cm" fo:margin-right="0cm" fo:text-align="end" style:justify-single-word="false" fo:text-indent="0cm" style:auto-text-indent="false"/>
      <style:text-properties fo:color="#0000ff" fo:font-size="14pt" style:font-size-asian="14pt" style:font-size-complex="14pt"/>
    </style:style>
    <style:style style:name="P19" style:family="paragraph" style:parent-style-name="Table_20_Contents">
      <style:paragraph-properties fo:margin-left="1.3cm" fo:margin-right="0cm" fo:text-indent="0cm" style:auto-text-indent="false"/>
      <style:text-properties fo:font-size="14pt" style:font-size-asian="14pt" style:font-size-complex="14pt"/>
    </style:style>
    <style:style style:name="P20" style:family="paragraph" style:parent-style-name="Standard">
      <style:paragraph-properties fo:margin-left="1.3cm" fo:margin-right="0cm" fo:text-indent="0cm" style:auto-text-indent="false"/>
    </style:style>
    <style:style style:name="P21" style:family="paragraph" style:parent-style-name="Standard">
      <style:paragraph-properties fo:margin-left="1.3cm" fo:margin-right="0cm" fo:text-indent="0cm" style:auto-text-indent="false"/>
      <style:text-properties fo:font-size="14pt" style:font-size-asian="14pt" style:font-size-complex="14pt"/>
    </style:style>
    <style:style style:name="P22" style:family="paragraph" style:parent-style-name="Standard">
      <style:paragraph-properties fo:margin-left="1.3cm" fo:margin-right="0cm" fo:text-indent="0cm" style:auto-text-indent="false" style:snap-to-layout-grid="false"/>
    </style:style>
    <style:style style:name="P23" style:family="paragraph" style:parent-style-name="Основной_20_текст_20_с_20_отступом_20_21">
      <style:paragraph-properties fo:margin-left="0cm" fo:margin-right="0cm" fo:margin-top="0cm" fo:margin-bottom="0cm" loext:contextual-spacing="false" style:line-height-at-least="0.176cm" fo:text-indent="1.251cm" style:auto-text-indent="false"/>
    </style:style>
    <style:style style:name="P24" style:family="paragraph" style:parent-style-name="Основной_20_текст_20_с_20_отступом_20_21">
      <style:paragraph-properties fo:margin-left="0cm" fo:margin-right="0cm" fo:margin-top="0cm" fo:margin-bottom="0cm" loext:contextual-spacing="false" style:line-height-at-least="0.176cm" fo:text-indent="1.251cm" style:auto-text-indent="false"/>
      <style:text-properties fo:font-size="14pt" style:font-size-asian="14pt" style:font-size-complex="14pt"/>
    </style:style>
    <style:style style:name="P25" style:family="paragraph" style:parent-style-name="Обычный_20__28_веб_29_">
      <style:paragraph-properties fo:margin-left="0cm" fo:margin-right="0cm" fo:margin-top="0cm" fo:margin-bottom="0cm" loext:contextual-spacing="false" fo:text-align="justify" style:justify-single-word="false" fo:text-indent="1.251cm" style:auto-text-indent="false"/>
      <style:text-properties fo:color="#000000" fo:font-size="14pt" style:font-size-asian="14pt" style:font-size-complex="14pt"/>
    </style:style>
    <style:style style:name="P26" style:family="paragraph" style:parent-style-name="Основной_20_текст_20_с_20_отступом_20_31">
      <style:paragraph-properties fo:margin-left="0cm" fo:margin-right="0cm" fo:text-indent="1.251cm" style:auto-text-indent="false" text:number-lines="false" text:line-number="0"/>
    </style:style>
    <style:style style:name="P27" style:family="paragraph" style:parent-style-name="Основной_20_текст_20_с_20_отступом_20_31">
      <style:paragraph-properties fo:margin-left="0cm" fo:margin-right="0cm" fo:text-indent="1.251cm" style:auto-text-indent="false" text:number-lines="false" text:line-number="0"/>
      <style:text-properties fo:font-weight="bold" style:font-weight-asian="bold" style:font-weight-complex="bold"/>
    </style:style>
    <style:style style:name="P28" style:family="paragraph" style:parent-style-name="Основной_20_текст_20_с_20_отступом_20_31">
      <style:paragraph-properties fo:margin-left="0cm" fo:margin-right="0cm" fo:text-indent="1.251cm" style:auto-text-indent="false" text:number-lines="false" text:line-number="0"/>
      <style:text-properties fo:color="#0000ff"/>
    </style:style>
    <style:style style:name="P29" style:family="paragraph" style:parent-style-name="Standard">
      <style:paragraph-properties fo:margin-left="0cm" fo:margin-right="0cm" fo:text-indent="1.251cm" style:auto-text-indent="false"/>
    </style:style>
    <style:style style:name="P30" style:family="paragraph" style:parent-style-name="Standard">
      <style:paragraph-properties fo:margin-left="0cm" fo:margin-right="0cm" fo:text-indent="1.251cm" style:auto-text-indent="false"/>
      <style:text-properties fo:font-size="14pt" style:font-size-asian="14pt" style:font-size-complex="14pt"/>
    </style:style>
    <style:style style:name="P31" style:family="paragraph" style:parent-style-name="Standard">
      <style:paragraph-properties fo:margin-left="0cm" fo:margin-right="0cm" fo:text-align="justify" style:justify-single-word="false" fo:text-indent="1.251cm" style:auto-text-indent="false"/>
      <style:text-properties fo:font-size="14pt" style:font-size-asian="14pt" style:font-size-complex="14pt"/>
    </style:style>
    <style:style style:name="P32" style:family="paragraph" style:parent-style-name="Standard">
      <style:paragraph-properties fo:margin-left="0cm" fo:margin-right="0cm" fo:text-align="justify" style:justify-single-word="false" fo:text-indent="1.251cm" style:auto-text-indent="false"/>
      <style:text-properties fo:font-size="14pt" style:font-size-asian="14pt" style:font-name-complex="Times New Roman1" style:font-size-complex="14pt"/>
    </style:style>
    <style:style style:name="P33" style:family="paragraph" style:parent-style-name="Standard">
      <style:paragraph-properties fo:margin-left="0cm" fo:margin-right="0cm" fo:text-align="justify" style:justify-single-word="false" fo:text-indent="1.251cm" style:auto-text-indent="false">
        <style:tab-stops>
          <style:tab-stop style:position="2.355cm"/>
        </style:tab-stops>
      </style:paragraph-properties>
      <style:text-properties fo:font-size="14pt" style:font-size-asian="14pt" style:font-name-complex="Times New Roman1" style:font-size-complex="14pt"/>
    </style:style>
    <style:style style:name="P34" style:family="paragraph" style:parent-style-name="Standard">
      <style:paragraph-properties fo:margin-left="0cm" fo:margin-right="0cm" fo:text-indent="1.251cm" style:auto-text-indent="false"/>
      <style:text-properties fo:font-size="14pt" fo:font-weight="bold" style:font-size-asian="14pt" style:font-weight-asian="bold" style:font-size-complex="14pt" style:font-weight-complex="bold"/>
    </style:style>
    <style:style style:name="P35" style:family="paragraph" style:parent-style-name="Standard">
      <style:paragraph-properties fo:margin-left="0cm" fo:margin-right="0cm" fo:text-align="justify" style:justify-single-word="false" fo:text-indent="1.251cm" style:auto-text-indent="false"/>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text-align="justify" style:justify-single-word="false" fo:text-indent="1.251cm" style:auto-text-indent="false"/>
      <style:text-properties fo:font-size="14pt" fo:font-weight="bold" style:font-size-asian="14pt" style:font-weight-asian="bold" style:font-name-complex="Times New Roman1" style:font-size-complex="14pt" style:font-weight-complex="bold"/>
    </style:style>
    <style:style style:name="P37" style:family="paragraph" style:parent-style-name="Standard">
      <style:paragraph-properties fo:margin-left="0cm" fo:margin-right="0cm" fo:text-align="justify" style:justify-single-word="false" fo:text-indent="1.251cm" style:auto-text-indent="false">
        <style:tab-stops>
          <style:tab-stop style:position="2.355cm"/>
        </style:tab-stops>
      </style:paragraph-properties>
      <style:text-properties fo:font-size="14pt" fo:font-weight="bold" style:font-size-asian="14pt" style:font-weight-asian="bold" style:font-name-complex="Times New Roman1" style:font-size-complex="14pt" style:font-weight-complex="bold"/>
    </style:style>
    <style:style style:name="P38" style:family="paragraph" style:parent-style-name="Standard">
      <style:paragraph-properties fo:margin-left="0cm" fo:margin-right="0cm" fo:text-align="justify" style:justify-single-word="false" fo:text-indent="1.251cm" style:auto-text-indent="false"/>
      <style:text-properties fo:font-size="14pt" style:font-name-asian="Times New Roman" style:font-size-asian="14pt" style:font-name-complex="Times New Roman" style:font-size-complex="14pt"/>
    </style:style>
    <style:style style:name="P39" style:family="paragraph" style:parent-style-name="Standard">
      <style:paragraph-properties fo:margin-left="0cm" fo:margin-right="0cm" fo:text-align="justify" style:justify-single-word="false" fo:text-indent="1.251cm" style:auto-text-indent="false"/>
      <style:text-properties fo:font-size="14pt" fo:font-style="italic" style:font-size-asian="14pt" style:font-style-asian="italic" style:font-name-complex="Times New Roman1" style:font-size-complex="14pt" style:font-style-complex="italic"/>
    </style:style>
    <style:style style:name="P40" style:family="paragraph" style:parent-style-name="Standard">
      <style:paragraph-properties fo:margin-left="0cm" fo:margin-right="0cm" fo:text-align="justify" style:justify-single-word="false" fo:text-indent="1.251cm" style:auto-text-indent="false"/>
      <style:text-properties fo:font-size="14pt" fo:language="en" fo:country="US" style:font-size-asian="14pt" style:font-name-complex="Times New Roman1" style:font-size-complex="14pt"/>
    </style:style>
    <style:style style:name="P41" style:family="paragraph" style:parent-style-name="Standard">
      <style:paragraph-properties fo:margin-left="0cm" fo:margin-right="0cm" fo:text-align="justify" style:justify-single-word="false" fo:text-indent="1.251cm" style:auto-text-indent="false"/>
    </style:style>
    <style:style style:name="P42" style:family="paragraph" style:parent-style-name="Standard">
      <style:paragraph-properties fo:margin-left="0cm" fo:margin-right="0cm" fo:text-align="justify" style:justify-single-word="false" fo:text-indent="1.251cm" style:auto-text-indent="false">
        <style:tab-stops>
          <style:tab-stop style:position="1.2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3" style:family="paragraph" style:parent-style-name="Standard">
      <style:paragraph-properties fo:margin-left="0cm" fo:margin-right="0cm"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4" style:family="paragraph" style:parent-style-name="Standard">
      <style:paragraph-properties fo:margin-left="0cm" fo:margin-right="0cm" fo:text-align="justify" style:justify-single-word="false" fo:orphans="2" fo:widows="2" fo:text-indent="1.251cm" style:auto-text-indent="false"/>
    </style:style>
    <style:style style:name="P45" style:family="paragraph" style:parent-style-name="Standard">
      <style:paragraph-properties fo:margin-left="0cm" fo:margin-right="0cm" fo:text-align="justify" style:justify-single-word="false" fo:orphans="2" fo:widows="2" fo:text-indent="1.251cm" style:auto-text-indent="false">
        <style:tab-stops>
          <style:tab-stop style:position="2.616cm"/>
          <style:tab-stop style:position="4.232cm"/>
          <style:tab-stop style:position="5.847cm"/>
          <style:tab-stop style:position="7.463cm"/>
          <style:tab-stop style:position="9.079cm"/>
          <style:tab-stop style:position="10.694cm"/>
          <style:tab-stop style:position="12.31cm"/>
          <style:tab-stop style:position="13.926cm"/>
          <style:tab-stop style:position="15.542cm"/>
          <style:tab-stop style:position="17.157cm"/>
          <style:tab-stop style:position="18.773cm"/>
          <style:tab-stop style:position="20.389cm"/>
          <style:tab-stop style:position="22.005cm"/>
          <style:tab-stop style:position="23.62cm"/>
          <style:tab-stop style:position="25.236cm"/>
          <style:tab-stop style:position="26.852cm"/>
        </style:tab-stops>
      </style:paragraph-properties>
    </style:style>
    <style:style style:name="P46" style:family="paragraph" style:parent-style-name="Standard">
      <style:paragraph-properties fo:margin-left="0cm" fo:margin-right="0cm" fo:text-align="justify" style:justify-single-word="false" fo:text-indent="1.251cm" style:auto-text-indent="false">
        <style:tab-stops>
          <style:tab-stop style:position="2.355cm"/>
        </style:tab-stops>
      </style:paragraph-properties>
    </style:style>
    <style:style style:name="P47" style:family="paragraph" style:parent-style-name="Standard">
      <style:paragraph-properties fo:margin-left="0cm" fo:margin-right="0cm" fo:text-align="justify" style:justify-single-word="false" fo:text-indent="1.251cm" style:auto-text-indent="false"/>
      <style:text-properties fo:color="#000000" fo:font-size="14pt" style:font-name-asian="Times New Roman1" style:font-size-asian="14pt" style:font-name-complex="Times New Roman1" style:font-size-complex="14pt" style:language-complex="ar" style:country-complex="SA"/>
    </style:style>
    <style:style style:name="P48" style:family="paragraph" style:parent-style-name="Standard">
      <style:paragraph-properties fo:margin-left="0cm" fo:margin-right="0cm" fo:text-indent="1.251cm" style:auto-text-indent="false"/>
      <style:text-properties fo:color="#000000" fo:font-size="14pt" fo:font-weight="bold" style:font-size-asian="14pt" style:font-weight-asian="bold" style:font-size-complex="14pt" style:font-weight-complex="bold"/>
    </style:style>
    <style:style style:name="P49" style:family="paragraph" style:parent-style-name="Standard">
      <style:paragraph-properties fo:margin-left="0cm" fo:margin-right="0cm" fo:text-align="justify" style:justify-single-word="false" fo:text-indent="1.251cm" style:auto-text-indent="false"/>
      <style:text-properties fo:color="#0000ff" fo:font-size="14pt" fo:font-weight="bold" style:font-size-asian="14pt" style:font-weight-asian="bold" style:font-name-complex="Times New Roman1" style:font-size-complex="14pt" style:font-weight-complex="bold"/>
    </style:style>
    <style:style style:name="P50" style:family="paragraph" style:parent-style-name="Standard">
      <style:paragraph-properties fo:margin-left="0cm" fo:margin-right="0cm" fo:text-align="justify" style:justify-single-word="false" fo:text-indent="1.251cm" style:auto-text-indent="false"/>
      <style:text-properties fo:color="#0000ff" fo:font-size="14pt" style:font-size-asian="14pt" style:font-name-complex="Times New Roman1" style:font-size-complex="14pt"/>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snap-to-layout-grid="false"/>
    </style:style>
    <style:style style:name="P53" style:family="paragraph" style:parent-style-name="Standard">
      <style:paragraph-properties fo:text-align="center" style:justify-single-word="false">
        <style:tab-stops>
          <style:tab-stop style:position="1.27cm"/>
        </style:tab-stops>
      </style:paragraph-properties>
    </style:style>
    <style:style style:name="P54" style:family="paragraph" style:parent-style-name="Standard">
      <style:text-properties fo:font-size="14pt" style:font-size-asian="14pt" style:font-size-complex="14pt"/>
    </style:style>
    <style:style style:name="P55" style:family="paragraph" style:parent-style-name="Standard">
      <style:paragraph-properties fo:text-align="start" style:justify-single-word="false"/>
      <style:text-properties fo:font-size="14pt" style:font-size-asian="14pt" style:font-size-complex="14pt"/>
    </style:style>
    <style:style style:name="P56" style:family="paragraph" style:parent-style-name="Standard">
      <style:paragraph-properties fo:text-align="end" style:justify-single-word="false"/>
      <style:text-properties fo:font-size="14pt" style:font-size-asian="14pt" style:font-size-complex="14pt"/>
    </style:style>
    <style:style style:name="P57" style:family="paragraph" style:parent-style-name="Standard">
      <style:paragraph-properties fo:text-align="end" style:justify-single-word="false" fo:orphans="2" fo:widows="2">
        <style:tab-stops>
          <style:tab-stop style:position="1.27cm"/>
        </style:tab-stops>
      </style:paragraph-properties>
      <style:text-properties fo:font-size="14pt" style:font-size-asian="14pt" style:font-size-complex="14pt"/>
    </style:style>
    <style:style style:name="P58" style:family="paragraph" style:parent-style-name="Standard">
      <style:paragraph-properties fo:text-align="center" style:justify-single-word="false"/>
      <style:text-properties fo:font-size="14pt" style:font-size-asian="14pt" style:font-size-complex="14pt"/>
    </style:style>
    <style:style style:name="P59" style:family="paragraph" style:parent-style-name="Standard">
      <style:paragraph-properties fo:text-align="center" style:justify-single-word="false">
        <style:tab-stops>
          <style:tab-stop style:position="0.953cm"/>
        </style:tab-stops>
      </style:paragraph-properties>
      <style:text-properties fo:font-size="14pt" style:font-size-asian="14pt" style:font-size-complex="14pt"/>
    </style:style>
    <style:style style:name="P60" style:family="paragraph" style:parent-style-name="Standard">
      <style:text-properties fo:font-size="14pt" style:font-size-asian="14pt" style:font-name-complex="Times New Roman1" style:font-size-complex="14pt"/>
    </style:style>
    <style:style style:name="P61" style:family="paragraph" style:parent-style-name="Standard">
      <style:paragraph-properties fo:text-align="center" style:justify-single-word="false"/>
      <style:text-properties fo:font-size="14pt" style:font-size-asian="14pt" style:font-name-complex="Times New Roman1" style:font-size-complex="14pt"/>
    </style:style>
    <style:style style:name="P6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3" style:family="paragraph" style:parent-style-name="Standard">
      <style:paragraph-properties fo:text-align="center" style:justify-single-word="false"/>
      <style:text-properties fo:font-size="14pt" fo:font-weight="bold" officeooo:paragraph-rsid="001b2517" style:font-size-asian="14pt" style:font-weight-asian="bold" style:font-size-complex="14pt"/>
    </style:style>
    <style:style style:name="P64" style:family="paragraph" style:parent-style-name="Standard">
      <style:text-properties fo:font-size="14pt" fo:font-weight="bold" style:font-size-asian="14pt" style:font-weight-asian="bold" style:font-size-complex="14pt" style:font-weight-complex="bold"/>
    </style:style>
    <style:style style:name="P6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snap-to-layout-grid="false"/>
    </style:style>
    <style:style style:name="P69" style:family="paragraph" style:parent-style-name="Standard">
      <style:text-properties fo:color="#0000ff" fo:font-size="14pt" style:font-size-asian="14pt" style:font-size-complex="14pt"/>
    </style:style>
    <style:style style:name="P70" style:family="paragraph" style:parent-style-name="Standard">
      <style:paragraph-properties fo:text-align="justify" style:justify-single-word="false"/>
      <style:text-properties fo:color="#0000ff" fo:font-size="14pt" style:font-size-asian="14pt" style:font-size-complex="14pt"/>
    </style:style>
    <style:style style:name="P71" style:family="paragraph" style:parent-style-name="Standard">
      <style:text-properties fo:color="#0000ff" fo:font-size="10pt" style:font-size-asian="10pt" style:font-name-complex="Times New Roman1" style:font-size-complex="10pt"/>
    </style:style>
    <style:style style:name="P72" style:family="paragraph" style:parent-style-name="Standard">
      <style:paragraph-properties fo:text-align="center" style:justify-single-word="false"/>
      <style:text-properties fo:color="#0000ff" fo:font-size="10pt" fo:font-weight="normal" style:font-size-asian="10pt" style:font-weight-asian="normal" style:font-size-complex="10pt" style:font-weight-complex="normal"/>
    </style:style>
    <style:style style:name="P73" style:family="paragraph" style:parent-style-name="Standard">
      <style:paragraph-properties fo:text-align="end" style:justify-single-word="false"/>
    </style:style>
    <style:style style:name="P74" style:family="paragraph" style:parent-style-name="Standard">
      <style:paragraph-properties style:snap-to-layout-grid="false"/>
    </style:style>
    <style:style style:name="P75" style:family="paragraph" style:parent-style-name="Standard">
      <style:paragraph-properties fo:text-align="justify" style:justify-single-word="false"/>
      <style:text-properties fo:color="#000000" fo:font-size="14pt" fo:font-style="italic" style:font-size-asian="14pt" style:font-style-asian="italic" style:font-size-complex="14pt" style:font-style-complex="italic"/>
    </style:style>
    <style:style style:name="P76" style:family="paragraph" style:parent-style-name="Standard">
      <style:paragraph-properties fo:text-align="end" style:justify-single-word="false"/>
      <style:text-properties fo:color="#00000a" fo:font-size="14pt" fo:font-style="italic" style:font-size-asian="14pt" style:font-style-asian="italic" style:font-size-complex="14pt" style:font-style-complex="italic"/>
    </style:style>
    <style:style style:name="P77" style:family="paragraph" style:parent-style-name="Standard">
      <style:paragraph-properties fo:text-align="end" style:justify-single-word="false"/>
      <style:text-properties style:font-name-asian="Times New Roman" style:font-name-complex="Times New Roman"/>
    </style:style>
    <style:style style:name="P78" style:family="paragraph" style:parent-style-name="Standard">
      <style:paragraph-properties fo:text-align="center" style:justify-single-word="false"/>
      <style:text-properties fo:font-weight="bold" style:font-weight-asian="bold"/>
    </style:style>
    <style:style style:name="P79" style:family="paragraph" style:parent-style-name="Standard">
      <style:paragraph-properties>
        <style:tab-stops>
          <style:tab-stop style:position="1.27cm"/>
        </style:tab-stops>
      </style:paragraph-properties>
    </style:style>
    <style:style style:name="P80" style:family="paragraph" style:parent-style-name="Standard">
      <style:paragraph-properties fo:margin-left="0.6cm" fo:margin-right="0cm" fo:text-indent="0cm" style:auto-text-indent="false"/>
    </style:style>
    <style:style style:name="P81" style:family="paragraph" style:parent-style-name="Standard">
      <style:paragraph-properties fo:margin-left="0.6cm" fo:margin-right="0cm" fo:text-indent="0cm" style:auto-text-indent="false"/>
      <style:text-properties fo:font-size="14pt" style:font-size-asian="14pt" style:font-size-complex="14pt"/>
    </style:style>
    <style:style style:name="P82" style:family="paragraph" style:parent-style-name="Standard">
      <style:paragraph-properties fo:margin-left="0.6cm" fo:margin-right="0cm" fo:text-align="justify" style:justify-single-word="false" fo:text-indent="0cm" style:auto-text-indent="false"/>
      <style:text-properties fo:font-size="14pt" style:font-size-asian="14pt" style:font-size-complex="14pt"/>
    </style:style>
    <style:style style:name="P83" style:family="paragraph" style:parent-style-name="Standard">
      <style:paragraph-properties fo:margin-left="0.6cm" fo:margin-right="0cm" fo:text-align="justify" style:justify-single-word="false" fo:text-indent="0cm" style:auto-text-indent="false"/>
    </style:style>
    <style:style style:name="P84" style:family="paragraph" style:parent-style-name="Standard">
      <style:paragraph-properties fo:text-align="center" style:justify-single-word="false" fo:padding="0cm" fo:border-left="none" fo:border-right="none" fo:border-top="none" fo:border-bottom="0.99pt solid #000000"/>
    </style:style>
    <style:style style:name="P85" style:family="paragraph" style:parent-style-name="Standard">
      <style:paragraph-properties fo:margin-left="0cm" fo:margin-right="0cm" fo:text-align="justify" style:justify-single-word="false" fo:text-indent="1cm" style:auto-text-indent="false"/>
      <style:text-properties fo:font-size="14pt" fo:font-weight="bold" style:font-size-asian="14pt" style:font-weight-asian="bold" style:font-size-complex="14pt" style:font-weight-complex="bold"/>
    </style:style>
    <style:style style:name="P86" style:family="paragraph" style:parent-style-name="Standard">
      <style:paragraph-properties fo:margin-left="0cm" fo:margin-right="0cm" fo:line-height="115%" fo:text-align="justify" style:justify-single-word="false" fo:text-indent="1cm" style:auto-text-indent="false"/>
      <style:text-properties fo:font-size="14pt" style:font-size-asian="14pt" style:font-size-complex="14pt"/>
    </style:style>
    <style:style style:name="P87" style:family="paragraph" style:parent-style-name="Standard">
      <style:paragraph-properties fo:margin-left="0cm" fo:margin-right="0cm" fo:text-align="center" style:justify-single-word="false" fo:text-indent="1cm" style:auto-text-indent="false"/>
      <style:text-properties fo:color="#0000ff" fo:font-size="10pt" fo:font-weight="normal" style:font-size-asian="10pt" style:font-weight-asian="normal" style:font-size-complex="10pt" style:font-weight-complex="normal"/>
    </style:style>
    <style:style style:name="P88" style:family="paragraph" style:parent-style-name="Standard">
      <style:paragraph-properties fo:margin-left="0cm" fo:margin-right="0cm" fo:text-align="justify" style:justify-single-word="false" fo:text-indent="1cm" style:auto-text-indent="false"/>
    </style:style>
    <style:style style:name="P89" style:family="paragraph" style:parent-style-name="Standard">
      <style:paragraph-properties fo:margin-left="0cm" fo:margin-right="0cm" fo:text-align="justify" style:justify-single-word="false" fo:text-indent="1cm" style:auto-text-indent="false" fo:break-before="page"/>
      <style:text-properties fo:font-size="14pt" style:font-size-asian="14pt" style:font-size-complex="14pt"/>
    </style:style>
    <style:style style:name="P90" style:family="paragraph" style:parent-style-name="Standard">
      <style:paragraph-properties fo:text-align="center" style:justify-single-word="false" fo:break-before="page"/>
      <style:text-properties fo:color="#000000" fo:font-size="14pt" fo:font-weight="bold" style:font-size-asian="14pt" style:font-weight-asian="bold" style:font-name-complex="Times New Roman1" style:font-size-complex="14pt"/>
    </style:style>
    <style:style style:name="P91" style:family="paragraph" style:parent-style-name="Standard">
      <style:paragraph-properties fo:text-align="end" style:justify-single-word="false" fo:break-before="page"/>
      <style:text-properties fo:font-size="14pt" fo:font-weight="bold" style:font-size-asian="14pt" style:font-weight-asian="bold" style:font-size-complex="14pt"/>
    </style:style>
    <style:style style:name="P92" style:family="paragraph" style:parent-style-name="Standard">
      <style:paragraph-properties fo:text-align="end" style:justify-single-word="false" fo:break-before="page"/>
      <style:text-properties fo:font-size="14pt" style:font-size-asian="14pt" style:font-size-complex="14pt" style:font-weight-complex="bold"/>
    </style:style>
    <style:style style:name="P93" style:family="paragraph" style:parent-style-name="Standard">
      <style:paragraph-properties fo:text-align="end" style:justify-single-word="false" fo:break-before="page" fo:padding="0cm" fo:border-left="none" fo:border-right="none" fo:border-top="none" fo:border-bottom="0.51pt solid #000000">
        <style:tab-stops>
          <style:tab-stop style:position="9.95cm"/>
        </style:tab-stops>
      </style:paragraph-properties>
    </style:style>
    <style:style style:name="P94" style:family="paragraph" style:parent-style-name="Standard">
      <style:paragraph-properties fo:margin-left="0cm" fo:margin-right="0cm" fo:text-align="justify" style:justify-single-word="false" fo:text-indent="1.535cm" style:auto-text-indent="false"/>
    </style:style>
    <style:style style:name="P95" style:family="paragraph" style:parent-style-name="Standard">
      <style:paragraph-properties fo:margin-left="0cm" fo:margin-right="0cm" fo:text-align="justify" style:justify-single-word="false" fo:text-indent="1.535cm" style:auto-text-indent="false"/>
      <style:text-properties fo:font-size="14pt" style:font-size-asian="14pt" style:font-size-complex="14pt"/>
    </style:style>
    <style:style style:name="P96" style:family="paragraph" style:parent-style-name="Standard">
      <style:paragraph-properties fo:margin-left="0cm" fo:margin-right="0cm" fo:text-align="justify" style:justify-single-word="false" fo:text-indent="1.27cm" style:auto-text-indent="false"/>
      <style:text-properties fo:color="#000000" fo:font-size="14pt" style:font-size-asian="14pt"/>
    </style:style>
    <style:style style:name="P97" style:family="paragraph" style:parent-style-name="Standard">
      <style:paragraph-properties fo:margin-left="0cm" fo:margin-right="0cm" fo:text-align="justify" style:justify-single-word="false" fo:text-indent="1.27cm" style:auto-text-indent="false"/>
      <style:text-properties fo:color="#000000" fo:font-size="14pt" style:font-size-asian="14pt" style:font-size-complex="14pt"/>
    </style:style>
    <style:style style:name="P98"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99" style:family="paragraph" style:parent-style-name="Standard">
      <style:paragraph-properties fo:margin-left="0cm" fo:margin-right="0cm" fo:text-align="justify" style:justify-single-word="false" fo:text-indent="1.27cm" style:auto-text-indent="false"/>
    </style:style>
    <style:style style:name="P100" style:family="paragraph" style:parent-style-name="Standard">
      <style:paragraph-properties fo:margin-left="0cm" fo:margin-right="0cm" fo:text-align="justify" style:justify-single-word="false" fo:text-indent="1.27cm" style:auto-text-indent="false"/>
      <style:text-properties fo:color="#00000a" fo:font-size="14pt" style:font-size-asian="14pt" style:font-size-complex="14pt"/>
    </style:style>
    <style:style style:name="P101" style:family="paragraph" style:parent-style-name="Standard">
      <style:paragraph-properties fo:margin-left="0cm" fo:margin-right="0cm" fo:text-align="justify" style:justify-single-word="false" fo:text-indent="1.27cm" style:auto-text-indent="false"/>
      <style:text-properties fo:color="#0000ff" fo:font-size="14pt" style:font-size-asian="14pt" style:font-size-complex="14pt"/>
    </style:style>
    <style:style style:name="P102" style:family="paragraph" style:parent-style-name="Standard">
      <style:paragraph-properties fo:margin-left="0cm" fo:margin-right="0cm" fo:text-align="justify" style:justify-single-word="false" fo:text-indent="1.508cm" style:auto-text-indent="false"/>
      <style:text-properties fo:color="#000000" fo:font-size="14pt" style:font-size-asian="14pt"/>
    </style:style>
    <style:style style:name="P103" style:family="paragraph" style:parent-style-name="Standard">
      <style:paragraph-properties fo:margin-left="0cm" fo:margin-right="0cm" fo:text-align="justify" style:justify-single-word="false" fo:text-indent="1.508cm" style:auto-text-indent="false"/>
    </style:style>
    <style:style style:name="P104" style:family="paragraph" style:parent-style-name="Standard">
      <style:paragraph-properties fo:margin-left="0cm" fo:margin-right="0cm" fo:text-align="justify" style:justify-single-word="false" fo:text-indent="1.508cm" style:auto-text-indent="false"/>
      <style:text-properties fo:font-size="14pt" style:font-size-asian="14pt" style:font-size-complex="14pt"/>
    </style:style>
    <style:style style:name="P105" style:family="paragraph" style:parent-style-name="Standard">
      <style:paragraph-properties fo:margin-left="0cm" fo:margin-right="0cm" fo:text-align="justify" style:justify-single-word="false" fo:text-indent="1.482cm" style:auto-text-indent="false"/>
    </style:style>
    <style:style style:name="P106" style:family="paragraph" style:parent-style-name="Standard">
      <style:paragraph-properties fo:margin-left="0cm" fo:margin-right="0cm" fo:text-align="justify" style:justify-single-word="false" fo:text-indent="1.482cm" style:auto-text-indent="false"/>
      <style:text-properties fo:font-size="14pt" style:font-size-asian="14pt" style:font-size-complex="14pt"/>
    </style:style>
    <style:style style:name="P107" style:family="paragraph" style:parent-style-name="Standard">
      <style:paragraph-properties fo:margin-left="0cm" fo:margin-right="0cm" fo:text-align="justify" style:justify-single-word="false" fo:text-indent="1.482cm" style:auto-text-indent="false"/>
      <style:text-properties fo:font-size="14pt" style:font-size-asian="14pt" style:font-name-complex="Times New Roman1" style:font-size-complex="14pt"/>
    </style:style>
    <style:style style:name="P108" style:family="paragraph" style:parent-style-name="Standard">
      <style:paragraph-properties fo:margin-left="0cm" fo:margin-right="0cm" fo:text-indent="1.482cm" style:auto-text-indent="false"/>
      <style:text-properties fo:font-size="14pt" style:text-underline-style="solid" style:text-underline-width="auto" style:text-underline-color="font-color" style:font-size-asian="14pt" style:font-size-complex="14pt"/>
    </style:style>
    <style:style style:name="P109" style:family="paragraph" style:parent-style-name="Standard">
      <style:paragraph-properties fo:margin-left="0cm" fo:margin-right="0cm" fo:text-align="justify" style:justify-single-word="false" fo:text-indent="1.482cm" style:auto-text-indent="false"/>
      <style:text-properties fo:font-size="14pt" fo:font-weight="bold" style:font-size-asian="14pt" style:font-weight-asian="bold" style:font-size-complex="14pt" style:font-weight-complex="bold"/>
    </style:style>
    <style:style style:name="P110" style:family="paragraph" style:parent-style-name="Standard">
      <style:paragraph-properties fo:margin-left="0cm" fo:margin-right="0cm" fo:text-align="end" style:justify-single-word="false" fo:text-indent="1.482cm" style:auto-text-indent="false" fo:break-before="page"/>
      <style:text-properties fo:font-size="14pt" style:font-size-asian="14pt" style:font-name-complex="Times New Roman1" style:font-size-complex="14pt"/>
    </style:style>
    <style:style style:name="P111" style:family="paragraph" style:parent-style-name="Standard">
      <style:paragraph-properties fo:margin-left="0cm" fo:margin-right="0cm" fo:text-align="justify" style:justify-single-word="false" fo:text-indent="1.499cm" style:auto-text-indent="false"/>
    </style:style>
    <style:style style:name="P112" style:family="paragraph" style:parent-style-name="Standard">
      <style:paragraph-properties fo:margin-left="1.499cm" fo:margin-right="0cm" fo:text-indent="0cm" style:auto-text-indent="false"/>
      <style:text-properties fo:font-size="14pt" style:font-size-asian="14pt" style:font-size-complex="14pt"/>
    </style:style>
    <style:style style:name="P113" style:family="paragraph" style:parent-style-name="Standard">
      <style:paragraph-properties fo:margin-left="0cm" fo:margin-right="0cm" fo:text-align="justify" style:justify-single-word="false" fo:text-indent="1.561cm" style:auto-text-indent="false"/>
      <style:text-properties fo:font-size="14pt" style:font-size-asian="14pt" style:font-size-complex="14pt"/>
    </style:style>
    <style:style style:name="P114" style:family="paragraph" style:parent-style-name="Standard">
      <style:paragraph-properties fo:margin-left="0cm" fo:margin-right="0cm" fo:text-align="justify" style:justify-single-word="false" fo:text-indent="1.561cm" style:auto-text-indent="false"/>
      <style:text-properties fo:font-size="14pt" style:font-size-asian="14pt"/>
    </style:style>
    <style:style style:name="P115" style:family="paragraph" style:parent-style-name="Standard">
      <style:paragraph-properties fo:margin-left="0cm" fo:margin-right="0cm" fo:text-align="justify" style:justify-single-word="false" fo:text-indent="1.561cm" style:auto-text-indent="false"/>
    </style:style>
    <style:style style:name="P116" style:family="paragraph" style:parent-style-name="Standard">
      <style:paragraph-properties fo:text-align="center" style:justify-single-word="false" fo:keep-with-next="always"/>
      <style:text-properties fo:font-size="14pt" fo:font-weight="bold" style:font-size-asian="14pt" style:font-weight-asian="bold" style:font-size-complex="14pt"/>
    </style:style>
    <style:style style:name="P117" style:family="paragraph" style:parent-style-name="Standard">
      <style:paragraph-properties fo:text-align="center" style:justify-single-word="false" fo:keep-with-next="always"/>
    </style:style>
    <style:style style:name="P118" style:family="paragraph" style:parent-style-name="Standard">
      <style:paragraph-properties fo:margin-left="0cm" fo:margin-right="-0.039cm" fo:text-align="justify" style:justify-single-word="false" fo:text-indent="1.251cm" style:auto-text-indent="false"/>
      <style:text-properties fo:font-size="14pt" style:font-size-asian="14pt" style:font-name-complex="Times New Roman1" style:font-size-complex="14pt"/>
    </style:style>
    <style:style style:name="P119" style:family="paragraph" style:parent-style-name="Standard">
      <style:paragraph-properties fo:margin-left="0cm" fo:margin-right="-0.039cm" fo:text-align="justify" style:justify-single-word="false" fo:text-indent="1.251cm" style:auto-text-indent="false"/>
    </style:style>
    <style:style style:name="P120" style:family="paragraph" style:parent-style-name="Standard">
      <style:paragraph-properties fo:margin-left="0cm" fo:margin-right="0cm" fo:text-indent="0.953cm" style:auto-text-indent="false"/>
    </style:style>
    <style:style style:name="P121" style:family="paragraph" style:parent-style-name="Standard">
      <style:paragraph-properties fo:margin-left="0cm" fo:margin-right="0cm" fo:text-align="center" style:justify-single-word="false" fo:text-indent="0.953cm" style:auto-text-indent="false"/>
    </style:style>
    <style:style style:name="P122" style:family="paragraph" style:parent-style-name="Standard">
      <style:paragraph-properties fo:margin-left="0cm" fo:margin-right="0cm" fo:text-align="center" style:justify-single-word="false" fo:text-indent="0.953cm" style:auto-text-indent="false">
        <style:tab-stops>
          <style:tab-stop style:position="0.953cm"/>
        </style:tab-stops>
      </style:paragraph-properties>
    </style:style>
    <style:style style:name="P123" style:family="paragraph" style:parent-style-name="Standard">
      <style:paragraph-properties fo:margin-left="0cm" fo:margin-right="0cm" fo:text-align="center" style:justify-single-word="false" fo:text-indent="0.953cm" style:auto-text-indent="false">
        <style:tab-stops>
          <style:tab-stop style:position="0.953cm"/>
        </style:tab-stops>
      </style:paragraph-properties>
      <style:text-properties fo:font-size="16pt" fo:font-weight="bold" style:font-size-asian="16pt" style:font-weight-asian="bold" style:font-size-complex="16pt"/>
    </style:style>
    <style:style style:name="P124" style:family="paragraph" style:parent-style-name="Standard">
      <style:paragraph-properties fo:margin-left="0cm" fo:margin-right="0cm" fo:text-align="center" style:justify-single-word="false" fo:text-indent="0.953cm" style:auto-text-indent="false"/>
      <style:text-properties fo:font-size="16pt" fo:font-weight="bold" style:font-size-asian="16pt" style:font-weight-asian="bold" style:font-size-complex="16pt" style:font-weight-complex="bold"/>
    </style:style>
    <style:style style:name="P125" style:family="paragraph" style:parent-style-name="Standard">
      <style:paragraph-properties fo:margin-left="0cm" fo:margin-right="0cm" fo:text-align="center" style:justify-single-word="false" fo:text-indent="0.953cm" style:auto-text-indent="false"/>
      <style:text-properties fo:color="#00000a" fo:font-size="16pt" fo:font-weight="bold" style:font-size-asian="16pt" style:font-weight-asian="bold" style:font-size-complex="16pt" style:font-weight-complex="bold"/>
    </style:style>
    <style:style style:name="P126" style:family="paragraph" style:parent-style-name="Standard">
      <style:paragraph-properties fo:margin-left="0cm" fo:margin-right="0cm" fo:text-align="center" style:justify-single-word="false" fo:text-indent="0.953cm" style:auto-text-indent="false"/>
      <style:text-properties fo:font-size="14pt" style:font-size-asian="14pt" style:font-size-complex="14pt"/>
    </style:style>
    <style:style style:name="P127" style:family="paragraph" style:parent-style-name="Standard">
      <style:paragraph-properties fo:margin-left="0cm" fo:margin-right="0cm" fo:text-align="center" style:justify-single-word="false" fo:text-indent="0.953cm" style:auto-text-indent="false">
        <style:tab-stops>
          <style:tab-stop style:position="0.953cm"/>
        </style:tab-stops>
      </style:paragraph-properties>
      <style:text-properties fo:font-size="14pt" style:font-size-asian="14pt" style:font-size-complex="14pt"/>
    </style:style>
    <style:style style:name="P128" style:family="paragraph" style:parent-style-name="Standard">
      <style:paragraph-properties fo:margin-left="0cm" fo:margin-right="0cm" fo:text-indent="0.953cm" style:auto-text-indent="false"/>
      <style:text-properties fo:font-size="14pt" fo:font-weight="bold" style:font-size-asian="14pt" style:font-weight-asian="bold" style:font-size-complex="14pt" style:font-weight-complex="bold"/>
    </style:style>
    <style:style style:name="P129" style:family="paragraph" style:parent-style-name="Standard">
      <style:paragraph-properties fo:margin-left="0cm" fo:margin-right="0cm" fo:text-align="center" style:justify-single-word="false" fo:text-indent="0.953cm" style:auto-text-indent="false"/>
      <style:text-properties fo:color="#0000ff" fo:font-size="14pt" style:font-size-asian="14pt" style:font-size-complex="14pt"/>
    </style:style>
    <style:style style:name="P130" style:family="paragraph" style:parent-style-name="Standard">
      <style:paragraph-properties fo:margin-left="0cm" fo:margin-right="0cm" fo:text-align="end" style:justify-single-word="false" fo:text-indent="0.953cm" style:auto-text-indent="false">
        <style:tab-stops>
          <style:tab-stop style:position="0.953cm"/>
        </style:tab-stops>
      </style:paragraph-properties>
    </style:style>
    <style:style style:name="P131" style:family="paragraph" style:parent-style-name="Standard">
      <style:paragraph-properties fo:margin-left="-0.028cm" fo:margin-right="0.028cm" fo:text-indent="0cm" style:auto-text-indent="false"/>
    </style:style>
    <style:style style:name="P132" style:family="paragraph" style:parent-style-name="Standard">
      <style:paragraph-properties fo:margin-left="-0.028cm" fo:margin-right="0.028cm" fo:text-indent="0cm" style:auto-text-indent="false"/>
      <style:text-properties fo:font-size="14pt" style:font-size-asian="14pt" style:font-size-complex="14pt"/>
    </style:style>
    <style:style style:name="P133" style:family="paragraph" style:parent-style-name="Standard">
      <style:paragraph-properties fo:margin-left="0.002cm" fo:margin-right="0.002cm" fo:text-indent="0cm" style:auto-text-indent="false"/>
      <style:text-properties fo:font-size="14pt" fo:font-weight="bold" style:font-size-asian="14pt" style:font-weight-asian="bold" style:font-size-complex="14pt" style:font-weight-complex="bold"/>
    </style:style>
    <style:style style:name="P134" style:family="paragraph" style:parent-style-name="Standard">
      <style:paragraph-properties fo:margin-left="2.831cm" fo:margin-right="0cm" fo:text-indent="0cm" style:auto-text-indent="false"/>
    </style:style>
    <style:style style:name="P135" style:family="paragraph" style:parent-style-name="Standard">
      <style:paragraph-properties fo:margin-left="0cm" fo:margin-right="-0.291cm" fo:text-indent="0cm" style:auto-text-indent="false"/>
    </style:style>
    <style:style style:name="P136" style:family="paragraph" style:parent-style-name="Standard">
      <style:paragraph-properties fo:margin-left="0cm" fo:margin-right="0cm" fo:orphans="2" fo:widows="2" fo:text-indent="0.501cm" style:auto-text-indent="false">
        <style:tab-stops>
          <style:tab-stop style:position="1.27cm"/>
        </style:tab-stops>
      </style:paragraph-properties>
      <style:text-properties fo:font-size="14pt" fo:font-weight="bold" style:font-size-asian="14pt" style:font-weight-asian="bold" style:font-size-complex="14pt" style:font-weight-complex="bold"/>
    </style:style>
    <style:style style:name="P137" style:family="paragraph" style:parent-style-name="Standard">
      <style:paragraph-properties fo:margin-left="0cm" fo:margin-right="0cm" fo:text-indent="1.058cm" style:auto-text-indent="false">
        <style:tab-stops>
          <style:tab-stop style:position="2.54cm"/>
        </style:tab-stops>
      </style:paragraph-properties>
    </style:style>
    <style:style style:name="P138" style:family="paragraph" style:parent-style-name="Standard">
      <style:paragraph-properties fo:margin-left="0cm" fo:margin-right="0.626cm" fo:text-align="center" style:justify-single-word="false" fo:text-indent="0.953cm" style:auto-text-indent="false">
        <style:tab-stops>
          <style:tab-stop style:position="0.953cm"/>
        </style:tab-stops>
      </style:paragraph-properties>
    </style:style>
    <style:style style:name="P139" style:family="paragraph" style:parent-style-name="Standard">
      <style:paragraph-properties fo:margin-left="0cm" fo:margin-right="0.626cm" fo:text-align="center" style:justify-single-word="false" fo:text-indent="0.953cm" style:auto-text-indent="false">
        <style:tab-stops>
          <style:tab-stop style:position="0.953cm"/>
        </style:tab-stops>
      </style:paragraph-properties>
      <style:text-properties fo:font-size="14pt" style:font-size-asian="14pt" style:font-size-complex="14pt"/>
    </style:style>
    <style:style style:name="P140" style:family="paragraph" style:parent-style-name="Standard" style:master-page-name="Standard">
      <style:paragraph-properties fo:text-align="center" style:justify-single-word="false" style:page-number="auto"/>
      <style:text-properties fo:font-size="14pt" fo:font-weight="bold" officeooo:paragraph-rsid="001b2517" style:font-size-asian="14pt" style:font-weight-asian="bold" style:font-size-complex="14pt"/>
    </style:style>
    <style:style style:name="P141" style:family="paragraph" style:parent-style-name="Standard" style:list-style-name="WW8Num1">
      <style:paragraph-properties fo:text-align="justify" style:justify-single-word="false"/>
      <style:text-properties fo:color="#000000" fo:font-size="14pt" style:font-size-asian="14pt"/>
    </style:style>
    <style:style style:name="P142" style:family="paragraph" style:parent-style-name="Standard" style:list-style-name="WW8Num10">
      <style:paragraph-properties fo:text-align="justify" style:justify-single-word="false"/>
      <style:text-properties fo:color="#0000ff" fo:font-size="14pt" style:font-size-asian="14pt" style:font-size-complex="14pt"/>
    </style:style>
    <style:style style:name="P143" style:family="paragraph" style:parent-style-name="Standard" style:list-style-name="WW8Num11">
      <style:paragraph-properties fo:text-align="start" style:justify-single-word="false" style:snap-to-layout-grid="false"/>
    </style:style>
    <style:style style:name="P144" style:family="paragraph" style:parent-style-name="Standard" style:list-style-name="WW8Num11">
      <style:paragraph-properties fo:text-align="start" style:justify-single-word="false" style:snap-to-layout-grid="false">
        <style:tab-stops>
          <style:tab-stop style:position="0.953cm"/>
        </style:tab-stops>
      </style:paragraph-properties>
    </style:style>
    <style:style style:name="P145" style:family="paragraph" style:parent-style-name="Standard" style:list-style-name="WW8Num9">
      <style:paragraph-properties fo:orphans="2" fo:widows="2">
        <style:tab-stops>
          <style:tab-stop style:position="1.27cm"/>
        </style:tab-stops>
      </style:paragraph-properties>
      <style:text-properties fo:font-size="14pt" fo:font-weight="bold" style:font-size-asian="14pt" style:font-weight-asian="bold" style:font-size-complex="14pt" style:font-weight-complex="bold"/>
    </style:style>
    <style:style style:name="P146" style:family="paragraph" style:parent-style-name="Standard" style:list-style-name="WW8Num2">
      <style:paragraph-properties fo:margin-left="0cm" fo:margin-right="0cm" fo:text-align="justify" style:justify-single-word="false" fo:text-indent="1.251cm" style:auto-text-indent="false">
        <style:tab-stops>
          <style:tab-stop style:position="1.752cm"/>
        </style:tab-stops>
      </style:paragraph-properties>
      <style:text-properties fo:font-size="14pt" style:font-size-asian="14pt" style:font-size-complex="14pt"/>
    </style:style>
    <style:style style:name="P147" style:family="paragraph" style:parent-style-name="Standard" style:list-style-name="WW8Num3">
      <style:paragraph-properties fo:margin-left="0cm" fo:margin-right="0cm" fo:text-align="justify" style:justify-single-word="false" fo:text-indent="1.251cm" style:auto-text-indent="false">
        <style:tab-stops>
          <style:tab-stop style:position="2cm"/>
        </style:tab-stops>
      </style:paragraph-properties>
      <style:text-properties fo:font-size="14pt" style:font-size-asian="14pt" style:font-size-complex="14pt"/>
    </style:style>
    <style:style style:name="P148" style:family="paragraph" style:parent-style-name="Standard" style:list-style-name="WW8Num5">
      <style:paragraph-properties fo:margin-left="0cm" fo:margin-right="0cm" fo:text-align="justify" style:justify-single-word="false" fo:text-indent="1.251cm" style:auto-text-indent="false"/>
      <style:text-properties fo:font-size="14pt" style:font-size-asian="14pt" style:font-name-complex="Times New Roman1" style:font-size-complex="14pt"/>
    </style:style>
    <style:style style:name="P149" style:family="paragraph" style:parent-style-name="Standard" style:list-style-name="WW8Num6">
      <style:paragraph-properties fo:margin-left="0cm" fo:margin-right="0cm" fo:text-align="justify" style:justify-single-word="false" fo:text-indent="1.251cm" style:auto-text-indent="false"/>
      <style:text-properties fo:font-size="14pt" style:font-size-asian="14pt" style:font-name-complex="Times New Roman1" style:font-size-complex="14pt"/>
    </style:style>
    <style:style style:name="P150" style:family="paragraph" style:parent-style-name="Standard" style:list-style-name="WW8Num7">
      <style:paragraph-properties fo:margin-left="0cm" fo:margin-right="0cm" fo:text-align="justify" style:justify-single-word="false" fo:orphans="2" fo:widows="2" fo:text-indent="1.251cm" style:auto-text-indent="false">
        <style:tab-stops>
          <style:tab-stop style:position="1.752cm"/>
        </style:tab-stops>
      </style:paragraph-properties>
      <style:text-properties fo:font-size="14pt" style:font-size-asian="14pt" style:font-name-complex="Times New Roman1" style:font-size-complex="14pt"/>
    </style:style>
    <style:style style:name="P151" style:family="paragraph" style:parent-style-name="Standard" style:list-style-name="WW8Num7">
      <style:paragraph-properties fo:margin-left="0cm" fo:margin-right="0cm" fo:text-align="justify" style:justify-single-word="false" fo:text-indent="1.251cm" style:auto-text-indent="false">
        <style:tab-stops>
          <style:tab-stop style:position="1.752cm"/>
        </style:tab-stops>
      </style:paragraph-properties>
      <style:text-properties fo:font-size="14pt" style:font-size-asian="14pt" style:font-name-complex="Times New Roman1" style:font-size-complex="14pt"/>
    </style:style>
    <style:style style:name="P152" style:family="paragraph" style:parent-style-name="Standard" style:list-style-name="WW8Num8">
      <style:paragraph-properties fo:margin-left="0cm" fo:margin-right="0cm" fo:text-align="justify" style:justify-single-word="false" fo:text-indent="1.251cm" style:auto-text-indent="false">
        <style:tab-stops>
          <style:tab-stop style:position="1.752cm"/>
        </style:tab-stops>
      </style:paragraph-properties>
      <style:text-properties fo:color="#0000ff" fo:font-size="14pt" style:font-size-asian="14pt" style:font-name-complex="Times New Roman1" style:font-size-complex="14pt"/>
    </style:style>
    <style:style style:name="P153" style:family="paragraph" style:parent-style-name="Standard" style:list-style-name="WW8Num4">
      <style:paragraph-properties fo:margin-left="1.501cm" fo:margin-right="0cm" fo:text-align="justify" style:justify-single-word="false" fo:text-indent="0cm" style:auto-text-indent="false">
        <style:tab-stops>
          <style:tab-stop style:position="12.508cm"/>
        </style:tab-stops>
      </style:paragraph-properties>
      <style:text-properties fo:font-size="14pt" style:font-size-asian="14pt" style:font-size-complex="14pt"/>
    </style:style>
    <style:style style:name="P154" style:family="paragraph" style:parent-style-name="Table_20_Contents" style:list-style-name="WW8Num11">
      <style:paragraph-properties fo:text-align="start" style:justify-single-word="false" style:snap-to-layout-grid="fals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language-complex="he" style:country-complex="IL"/>
    </style:style>
    <style:style style:name="T4" style:family="text">
      <style:text-properties fo:font-size="14pt" style:font-size-asian="14pt" style:font-size-complex="14pt" style:font-weight-complex="bold"/>
    </style:style>
    <style:style style:name="T5" style:family="text">
      <style:text-properties fo:font-size="14pt" style:font-size-asian="14pt" style:font-name-complex="Times New Roman1"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style:font-size-asian="14pt" style:font-weight-asian="bold" style:font-size-complex="14pt" style:language-complex="he" style:country-complex="IL" style:font-weight-complex="bold"/>
    </style:style>
    <style:style style:name="T8" style:family="text">
      <style:text-properties fo:font-size="14pt" fo:font-weight="bold" style:font-size-asian="14pt" style:font-weight-asian="bold" style:font-name-complex="Times New Roman1" style:font-size-complex="14pt"/>
    </style:style>
    <style:style style:name="T9" style:family="text">
      <style:text-properties fo:font-size="14pt" fo:font-weight="bold" style:font-size-asian="14pt" style:font-weight-asian="bold" style:font-name-complex="Times New Roman1" style:font-size-complex="14pt" style:font-weight-complex="bold"/>
    </style:style>
    <style:style style:name="T10" style:family="text">
      <style:text-properties fo:font-size="14pt" fo:font-weight="bold" style:font-name-asian="Times New Roman" style:font-size-asian="14pt" style:font-weight-asian="bold" style:font-name-complex="Times New Roman" style:font-size-complex="14pt" style:font-weight-complex="bold"/>
    </style:style>
    <style:style style:name="T11" style:family="text">
      <style:text-properties fo:font-size="14pt" fo:language="en" fo:country="US" style:font-size-asian="14pt" style:font-size-complex="14pt"/>
    </style:style>
    <style:style style:name="T12" style:family="text">
      <style:text-properties fo:font-size="14pt" fo:language="en" fo:country="US" officeooo:rsid="001cc071" style:font-size-asian="14pt" style:font-size-complex="14pt"/>
    </style:style>
    <style:style style:name="T13" style:family="text">
      <style:text-properties fo:font-size="14pt" fo:language="en" fo:country="US" style:font-size-asian="14pt" style:font-name-complex="Times New Roman1" style:font-size-complex="14pt"/>
    </style:style>
    <style:style style:name="T14" style:family="text">
      <style:text-properties fo:font-size="14pt" style:font-name-asian="Times New Roman1" style:font-size-asian="14pt" style:font-name-complex="Times New Roman1" style:font-size-complex="14pt" style:language-complex="ar" style:country-complex="SA"/>
    </style:style>
    <style:style style:name="T15" style:family="text">
      <style:text-properties fo:font-size="14pt" style:font-name-asian="Times New Roman1"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4pt" fo:font-style="italic" style:font-size-asian="14pt" style:font-style-asian="italic" style:font-name-complex="Times New Roman1" style:font-size-complex="14pt" style:font-style-complex="italic"/>
    </style:style>
    <style:style style:name="T18" style:family="text">
      <style:text-properties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4pt" style:text-underline-style="solid" style:text-underline-width="auto" style:text-underline-color="font-color" fo:font-weight="bold" style:font-size-asian="14pt" style:font-weight-asian="bold" style:font-size-complex="14pt"/>
    </style:style>
    <style:style style:name="T2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2" style:family="text">
      <style:text-properties fo:font-size="14pt" style:text-underline-style="solid" style:text-underline-width="auto" style:text-underline-color="font-color" style:font-name-asian="Times New Roman" style:font-size-asian="14pt" style:font-name-complex="Times New Roman" style:font-size-complex="14pt"/>
    </style:style>
    <style:style style:name="T23" style:family="text">
      <style:text-properties fo:font-size="14pt" fo:language="ru" fo:country="RU" style:font-size-asian="14pt" style:font-size-complex="14pt"/>
    </style:style>
    <style:style style:name="T24" style:family="text">
      <style:text-properties fo:font-size="14pt" style:font-name-asian="Times New Roman" style:font-size-asian="14pt" style:font-name-complex="Times New Roman" style:font-size-complex="14pt"/>
    </style:style>
    <style:style style:name="T25" style:family="text">
      <style:text-properties fo:font-size="14pt" fo:letter-spacing="0.004cm" style:font-size-asian="14pt" style:font-name-complex="Times New Roman1" style:font-size-complex="14pt"/>
    </style:style>
    <style:style style:name="T26" style:family="text">
      <style:text-properties fo:color="#0000ff"/>
    </style:style>
    <style:style style:name="T27" style:family="text">
      <style:text-properties fo:color="#0000ff" fo:font-size="14pt" style:font-size-asian="14pt"/>
    </style:style>
    <style:style style:name="T28" style:family="text">
      <style:text-properties fo:color="#0000ff" fo:font-size="14pt" style:font-size-asian="14pt" style:font-size-complex="14pt"/>
    </style:style>
    <style:style style:name="T29" style:family="text">
      <style:text-properties fo:color="#0000ff" fo:font-size="14pt" style:font-size-asian="14pt" style:font-size-complex="14pt" style:language-complex="he" style:country-complex="IL"/>
    </style:style>
    <style:style style:name="T30" style:family="text">
      <style:text-properties fo:color="#0000ff" fo:font-size="14pt" style:font-size-asian="14pt" style:font-size-complex="14pt" style:font-weight-complex="bold"/>
    </style:style>
    <style:style style:name="T31" style:family="text">
      <style:text-properties fo:color="#0000ff" fo:font-size="14pt" style:font-size-asian="14pt" style:font-name-complex="Times New Roman1" style:font-size-complex="14pt"/>
    </style:style>
    <style:style style:name="T32" style:family="text">
      <style:text-properties fo:color="#0000ff" fo:font-size="14pt" fo:font-weight="bold" style:font-size-asian="14pt" style:font-weight-asian="bold" style:font-size-complex="14pt" style:font-weight-complex="bold"/>
    </style:style>
    <style:style style:name="T33" style:family="text">
      <style:text-properties fo:color="#0000ff" fo:font-size="14pt" fo:font-style="italic" style:font-size-asian="14pt" style:font-style-asian="italic" style:font-size-complex="14pt" style:font-style-complex="italic"/>
    </style:style>
    <style:style style:name="T34" style:family="text">
      <style:text-properties fo:color="#0000ff" fo:font-size="14pt" fo:font-style="italic" fo:font-weight="bold" style:font-size-asian="14pt" style:font-style-asian="italic" style:font-weight-asian="bold" style:font-size-complex="14pt" style:font-style-complex="italic" style:font-weight-complex="bold"/>
    </style:style>
    <style:style style:name="T35" style:family="text">
      <style:text-properties fo:color="#0000ff" fo:font-size="14pt" fo:font-style="italic" fo:font-weight="bold" style:font-name-asian="Times New Roman1" style:font-size-asian="14pt" style:font-style-asian="italic" style:font-weight-asian="bold" style:font-name-complex="Times New Roman1" style:font-size-complex="14pt" style:language-complex="ar" style:country-complex="SA" style:font-style-complex="italic"/>
    </style:style>
    <style:style style:name="T36" style:family="text">
      <style:text-properties fo:color="#0000ff" fo:font-size="14pt" fo:font-weight="normal" style:font-size-asian="14pt" style:font-weight-asian="normal" style:font-size-complex="14pt" style:language-complex="he" style:country-complex="IL" style:font-weight-complex="normal"/>
    </style:style>
    <style:style style:name="T37" style:family="text">
      <style:text-properties fo:color="#0000ff" fo:font-size="14pt" fo:font-weight="normal" style:font-size-asian="14pt" style:font-weight-asian="normal" style:font-size-complex="14pt" style:font-weight-complex="normal"/>
    </style:style>
    <style:style style:name="T38" style:family="text">
      <style:text-properties fo:color="#0000ff" fo:font-size="14pt" fo:font-weight="normal" style:font-name-asian="Arial Unicode MS" style:font-size-asian="14pt" style:font-weight-asian="normal" style:font-name-complex="Mangal" style:font-size-complex="14pt" style:language-complex="hi" style:country-complex="IN" style:font-weight-complex="normal"/>
    </style:style>
    <style:style style:name="T39" style:family="text">
      <style:text-properties fo:color="#0000ff" fo:font-size="14pt" style:font-name-asian="Times New Roman" style:font-size-asian="14pt" style:font-name-complex="Times New Roman" style:font-size-complex="14pt"/>
    </style:style>
    <style:style style:name="T40" style:family="text">
      <style:text-properties fo:color="#0000ff" fo:font-size="14pt" style:font-name-asian="Times New Roman1" style:font-size-asian="14pt" style:font-name-complex="Times New Roman1" style:font-size-complex="14pt" style:language-complex="ar" style:country-complex="SA"/>
    </style:style>
    <style:style style:name="T41" style:family="text">
      <style:text-properties fo:color="#0000ff" fo:font-size="14pt" style:text-underline-style="solid" style:text-underline-width="auto" style:text-underline-color="font-color" style:font-size-asian="14pt" style:font-size-complex="14pt"/>
    </style:style>
    <style:style style:name="T42" style:family="text">
      <style:text-properties fo:color="#0000ff" fo:font-size="10pt" style:font-size-asian="10pt" style:font-name-complex="Times New Roman1" style:font-size-complex="10pt"/>
    </style:style>
    <style:style style:name="T43" style:family="text">
      <style:text-properties fo:color="#0000ff" fo:font-size="10pt" fo:font-style="italic" style:font-size-asian="10pt" style:font-style-asian="italic" style:font-name-complex="Times New Roman1" style:font-size-complex="10pt" style:font-style-complex="italic"/>
    </style:style>
    <style:style style:name="T44" style:family="text">
      <style:text-properties fo:color="#0000ff" fo:font-size="10pt" fo:font-style="italic" style:font-size-asian="10pt" style:font-style-asian="italic" style:font-size-complex="10pt" style:font-style-complex="italic"/>
    </style:style>
    <style:style style:name="T45" style:family="text">
      <style:text-properties fo:color="#0000ff" fo:font-size="10pt" fo:font-style="italic" style:font-name-asian="Times New Roman1" style:font-size-asian="10pt" style:font-style-asian="italic" style:font-name-complex="Times New Roman1" style:font-size-complex="10pt" style:language-complex="ar" style:country-complex="SA" style:font-style-complex="italic"/>
    </style:style>
    <style:style style:name="T46" style:family="text">
      <style:text-properties fo:color="#0000ff" fo:font-size="10pt" style:font-name-asian="Times New Roman1" style:font-size-asian="10pt" style:font-name-complex="Times New Roman1" style:font-size-complex="10pt" style:language-complex="ar" style:country-complex="SA"/>
    </style:style>
    <style:style style:name="T47" style:family="text">
      <style:text-properties fo:color="#0000ff" fo:font-style="italic" style:font-style-asian="italic" style:font-style-complex="italic"/>
    </style:style>
    <style:style style:name="T48" style:family="text">
      <style:text-properties fo:language="en" fo:country="US" officeooo:rsid="001ba52d"/>
    </style:style>
    <style:style style:name="T49" style:family="text">
      <style:text-properties fo:language="en" fo:country="US" officeooo:rsid="001cc071"/>
    </style:style>
    <style:style style:name="T50" style:family="text">
      <style:text-properties fo:language="en" fo:country="US" officeooo:rsid="001ea2af"/>
    </style:style>
    <style:style style:name="T51" style:family="text">
      <style:text-properties fo:font-size="10pt" style:font-size-asian="10pt"/>
    </style:style>
    <style:style style:name="T52" style:family="text">
      <style:text-properties fo:font-size="10pt" style:font-size-asian="10pt" style:font-size-complex="10pt"/>
    </style:style>
    <style:style style:name="T53" style:family="text">
      <style:text-properties fo:font-size="10pt" fo:language="en" fo:country="US" style:font-size-asian="10pt"/>
    </style:style>
    <style:style style:name="T54" style:family="text">
      <style:text-properties fo:font-size="10pt" style:font-name-asian="Times New Roman" style:font-size-asian="10pt" style:font-name-complex="Times New Roman"/>
    </style:style>
    <style:style style:name="T55" style:family="text">
      <style:text-properties fo:font-size="10pt" style:font-name-asian="Times New Roman" style:font-size-asian="10pt" style:font-name-complex="Times New Roman" style:font-size-complex="10pt"/>
    </style:style>
    <style:style style:name="T56" style:family="text">
      <style:text-properties fo:color="#ff0000" fo:font-size="14pt" style:font-size-asian="14pt" style:font-size-complex="14pt"/>
    </style:style>
    <style:style style:name="T57" style:family="text">
      <style:text-properties fo:color="#000000" fo:font-size="14pt" style:font-size-asian="14pt"/>
    </style:style>
    <style:style style:name="T58" style:family="text">
      <style:text-properties fo:color="#000000" fo:font-size="14pt" style:font-size-asian="14pt" style:font-size-complex="14pt"/>
    </style:style>
    <style:style style:name="T59" style:family="text">
      <style:text-properties fo:color="#000000" fo:font-size="14pt" fo:font-style="italic" style:font-size-asian="14pt" style:font-style-asian="italic" style:font-size-complex="14pt" style:font-style-complex="italic"/>
    </style:style>
    <style:style style:name="T60" style:family="text">
      <style:text-properties fo:color="#000000" fo:font-size="14pt" fo:font-weight="bold" style:font-size-asian="14pt" style:font-weight-asian="bold" style:font-size-complex="14pt" style:language-complex="he" style:country-complex="IL" style:font-weight-complex="bold"/>
    </style:style>
    <style:style style:name="T61" style:family="text">
      <style:text-properties fo:color="#000000" fo:font-size="14pt" fo:font-weight="bold" style:font-size-asian="14pt" style:font-weight-asian="bold" style:font-size-complex="14pt" style:font-weight-complex="bold"/>
    </style:style>
    <style:style style:name="T62" style:family="text">
      <style:text-properties fo:color="#000000" fo:font-size="14pt" fo:font-weight="bold" style:font-name-asian="Times New Roman1" style:font-size-asian="14pt" style:font-weight-asian="bold" style:font-name-complex="Times New Roman1" style:font-size-complex="14pt" style:language-complex="ar" style:country-complex="SA"/>
    </style:style>
    <style:style style:name="T63" style:family="text">
      <style:text-properties fo:color="#000000" fo:font-size="14pt" style:font-name-asian="Times New Roman1" style:font-size-asian="14pt" style:font-name-complex="Times New Roman1" style:font-size-complex="14pt" style:language-complex="ar" style:country-complex="SA"/>
    </style:style>
    <style:style style:name="T64" style:family="text">
      <style:text-properties fo:color="#000000" fo:font-size="14pt" style:text-underline-style="solid" style:text-underline-width="auto" style:text-underline-color="font-color" style:font-size-asian="14pt" style:font-size-complex="14pt"/>
    </style:style>
    <style:style style:name="T65" style:family="text">
      <style:text-properties fo:color="#00000a" fo:font-size="14pt" style:font-size-asian="14pt" style:font-size-complex="14pt"/>
    </style:style>
    <style:style style:name="T66" style:family="text">
      <style:text-properties fo:color="#00000a" fo:font-size="14pt" style:font-size-asian="14pt" style:font-name-complex="Times New Roman1" style:font-size-complex="14pt"/>
    </style:style>
    <style:style style:name="T67" style:family="text">
      <style:text-properties fo:color="#00000a" fo:font-size="14pt" fo:language="ru" fo:country="RU" fo:font-weight="normal" style:font-name-asian="Arial Unicode MS" style:font-size-asian="14pt" style:language-asian="zh" style:country-asian="CN" style:font-weight-asian="normal" style:font-name-complex="Mangal" style:font-size-complex="14pt" style:language-complex="hi" style:country-complex="IN" style:font-weight-complex="normal"/>
    </style:style>
    <style:style style:name="T68" style:family="text">
      <style:text-properties fo:color="#00000a" fo:font-size="14pt" fo:language="ru" fo:country="RU" style:font-name-asian="Arial Unicode MS" style:font-size-asian="14pt" style:language-asian="zh" style:country-asian="CN" style:font-name-complex="Mangal" style:font-size-complex="14pt" style:language-complex="hi" style:country-complex="IN"/>
    </style:style>
    <style:style style:name="T69" style:family="text">
      <style:text-properties fo:color="#00000a" fo:font-size="14pt" style:text-underline-style="none" style:font-size-asian="14pt" style:font-size-complex="14pt"/>
    </style:style>
    <style:style style:name="T70" style:family="text">
      <style:text-properties fo:text-transform="uppercase" fo:font-size="14pt" style:font-size-asian="14pt" style:font-size-complex="14pt" style:language-complex="he" style:country-complex="IL" style:font-weight-complex="bold"/>
    </style:style>
    <style:style style:name="T71" style:family="text">
      <style:text-properties fo:text-transform="uppercase" fo:font-size="14pt" fo:font-weight="bold" style:font-size-asian="14pt" style:font-weight-asian="bold" style:font-size-complex="14pt" style:language-complex="he" style:country-complex="IL" style:font-weight-complex="bold"/>
    </style:style>
    <style:style style:name="T72" style:family="text">
      <style:text-properties style:font-name-asian="Calibri"/>
    </style:style>
    <style:style style:name="T73" style:family="text">
      <style:text-properties fo:font-variant="small-caps" fo:font-size="14pt" style:font-size-asian="14pt" style:font-name-complex="Times New Roman1" style:font-size-complex="14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МИНИСТЕРСТВО ОБРАЗОВАНИЯ НИЖЕГОРОДСКОЙ ОБЛАСТИ</text:p>
      <text:p text:style-name="P63">ГОСУДАРСТВЕННОЕ БЮДЖЕТНОЕ ПРОФЕССИОНАЛЬНОЕ ОБРАЗОВАТЕЛЬНОЕ УЧРЕЖДЕНИЕ</text:p>
      <text:p text:style-name="P63">«НИЖЕГОРОДСКИЙ РАДИОТЕХНИЧЕСКИЙ КОЛЛЕДЖ»</text:p>
      <text:p text:style-name="P51"/>
      <text:p text:style-name="P51"/>
      <text:p text:style-name="P51"/>
      <text:p text:style-name="P6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5">СОГЛАСОВАНО</text:p>
            <text:p text:style-name="Standard"/>
            <text:p text:style-name="P69">Название предприятия</text:p>
            <text:p text:style-name="P69">Должность</text:p>
            <text:p text:style-name="Standard"/>
            <text:p text:style-name="Standard"><text:span text:style-name="T2">________________</text:span><text:span text:style-name="T28">ФИО</text:span></text:p>
            <text:p text:style-name="P67"/>
            <text:p text:style-name="P67"><text:span text:style-name="T2">«</text:span><text:span text:style-name="T11">___</text:span><text:span text:style-name="T2">» ___________201</text:span><text:span text:style-name="T12">6</text:span><text:span text:style-name="T2"> </text:span></text:p>
          </table:table-cell>
          <table:table-cell table:style-name="Таблица1.A1" office:value-type="string">
            <text:p text:style-name="P65">УТВЕРЖДАЮ</text:p>
            <text:p text:style-name="P73"/>
            <text:p text:style-name="P81">Директор</text:p>
            <text:p text:style-name="P80"/>
            <text:p text:style-name="P81">____________И.А.Кормщикова</text:p>
            <text:p text:style-name="P83"/>
            <text:p text:style-name="P82">«___» ___________201<text:span text:style-name="T49">6</text:span> </text:p>
            <text:p text:style-name="P83"/>
            <text:p text:style-name="P82">Приказ №____ от «___»______201<text:span text:style-name="T49">6</text:span></text:p>
          </table:table-cell>
        </table:table-row>
        <table:table-row table:style-name="Таблица1.1">
          <table:table-cell table:style-name="Таблица1.A2" table:number-columns-spanned="2" office:value-type="string">
            <text:p text:style-name="P52"/>
            <text:p text:style-name="P51"/>
            <text:p text:style-name="P51"/>
            <text:p text:style-name="P51"/>
            <text:p text:style-name="P65">ПРОГРАММА</text:p>
            <text:p text:style-name="P65">ГОСУДАРСТВЕННОЙ ИТОГОВОЙ АТТЕСТАЦИИ</text:p>
            <text:p text:style-name="P65">по специальности (программе подготовки специалистов среднего звена)</text:p>
            <text:p text:style-name="P84"/>
            <text:p text:style-name="P72">код и наименование специальности</text:p>
            <text:p text:style-name="P51"><text:span text:style-name="T32">базовая</text:span><text:span text:style-name="T6"> подготовка </text:span></text:p>
            <text:p text:style-name="P65">на 2016 год</text:p>
            <text:p text:style-name="P51"/>
            <text:p text:style-name="P51"/>
          </table:table-cell>
          <table:covered-table-cell/>
        </table:table-row>
        <table:table-row table:style-name="Таблица1.1">
          <table:table-cell table:style-name="Таблица1.A1" office:value-type="string">
            <text:p text:style-name="P68"/>
          </table:table-cell>
          <table:table-cell table:style-name="Таблица1.A1" office:value-type="string">
            <text:p text:style-name="P66">Рассмотрена</text:p>
            <text:p text:style-name="P64">на заседании педагогического совета</text:p>
            <text:p text:style-name="Standard"/>
            <text:p text:style-name="P54">Протокол № _____</text:p>
            <text:p text:style-name="Standard"/>
            <text:p text:style-name="Standard"><text:span text:style-name="T2">от «</text:span><text:span text:style-name="T11">___</text:span><text:span text:style-name="T2">» ___________201</text:span><text:span text:style-name="T12">6</text:span></text:p>
          </table:table-cell>
        </table:table-row>
      </table:table>
      <text:p text:style-name="P67"/>
      <text:p text:style-name="P67"/>
      <text:p text:style-name="P67"/>
      <text:p text:style-name="Standard"/>
      <text:p text:style-name="Standard"/>
      <text:p text:style-name="P61">Нижний Новгород</text:p>
      <text:p text:style-name="P61">201<text:span text:style-name="T48">6</text:span></text:p>
      <text:p text:style-name="P89">Программа государственной итоговой аттестации разработана в соответствии с Федеральным государственным образовательным стандартом по специальности среднего профессионального образования </text:p>
      <text:p text:style-name="P85">________________________________________________________________</text:p>
      <text:p text:style-name="P87">код и наименование специальности</text:p>
      <text:p text:style-name="P88"/>
      <text:p text:style-name="P88"><text:span text:style-name="T2">Организация-разработчик: Государственное бюджетное профессиональное образовательное учреждение </text:span><text:span text:style-name="T56"><text:s/></text:span><text:span text:style-name="T2">«Нижегородский радиотехнический колледж»</text:span></text:p>
      <text:p text:style-name="Standard"/>
      <text:p text:style-name="P60">РАССМОТРЕНО </text:p>
      <text:p text:style-name="Standard"/>
      <text:p text:style-name="P60">на заседании ПЦК специальности </text:p>
      <text:p text:style-name="P60">«______________»</text:p>
      <text:p text:style-name="P71">наименование специальности</text:p>
      <text:p text:style-name="P60">протокол №_____от «____»_____________201<text:span text:style-name="T50">6</text:span></text:p>
      <text:p text:style-name="Standard"/>
      <text:p text:style-name="Standard"/>
      <text:p text:style-name="Standard"/>
      <text:p text:style-name="P60">Составители:</text:p>
      <text:p text:style-name="P60">Председатель ПЦК специальности </text:p>
      <text:p text:style-name="P60">«______________»</text:p>
      <text:p text:style-name="P71">наименование специальности</text:p>
      <text:p text:style-name="Standard"/>
      <text:p text:style-name="P60">___________ <text:s/>________________</text:p>
      <text:p text:style-name="Standard"><text:span text:style-name="T42">подпись<text:tab/><text:tab/><text:tab/>расшифровка подписи (</text:span><text:span text:style-name="T43">А.В.Иванова</text:span><text:span text:style-name="T42">)</text:span></text:p>
      <text:p text:style-name="Standard"/>
      <text:p text:style-name="P51"/>
      <text:p text:style-name="P90">Пояснительная записка</text:p>
      <text:p text:style-name="P51"/>
      <text:p text:style-name="P94"><text:span text:style-name="T57">Программа государственной итоговой аттестации (далее - ГИА) является частью основной профессиональной образовательной программы (далее - ОПОП) среднего профессионального образования (далее - СПО) по подготовке специалистов среднего звена по специальности </text:span><text:span text:style-name="T44">код специальности</text:span><text:span text:style-name="T58"> </text:span><text:span text:style-name="T44">наименование специальности</text:span><text:span text:style-name="T57"> </text:span><text:span text:style-name="T27">базовой</text:span><text:span text:style-name="T57"> подготовки.</text:span></text:p>
      <text:p text:style-name="P96">В программе ГИА определены:</text:p>
      <text:list xml:id="list1900300787156898560" text:style-name="WW8Num1">
        <text:list-item>
          <text:p text:style-name="P141">материалы по содержанию ГИА;</text:p>
        </text:list-item>
        <text:list-item>
          <text:p text:style-name="P141">сроки проведения ГИА;</text:p>
        </text:list-item>
        <text:list-item>
          <text:p text:style-name="P141">условия подготовки и процедуры проведения ГИА;</text:p>
        </text:list-item>
        <text:list-item>
          <text:p text:style-name="P141">критерии оценки уровня подготовки обучающихся.</text:p>
        </text:list-item>
        <text:list-item>
          <text:p text:style-name="P141">требования к выполнению выпускной квалификационной работы (далее – ВКР).</text:p>
        </text:list-item>
      </text:list>
      <text:p text:style-name="P102">Программа ГИА разработана в соответствии со следующими нормативно-правовыми документами:</text:p>
      <text:p text:style-name="P98">- Закон РФ от 29.12.2012г. № 273-ФЗ «Об образовании в Российской Федерации»;</text:p>
      <text:p text:style-name="P99"><text:span text:style-name="T58">- Приказ Министерства образования и науки Российской Федерации от 14</text:span><text:span text:style-name="T2"> июня 2013 года № 464 «Об утверждении Порядка организации и осуществления образовательной деятельности по образовательным программам среднего профессионального образования»;</text:span></text:p>
      <text:p text:style-name="P99"><text:span text:style-name="T2">- Федеральный государственный образовательный стандарт среднего профессионального образования по специальности </text:span><text:span text:style-name="T33">код и наименование специальности</text:span><text:span text:style-name="T28">, утвержденный приказом Министерства образования и науки Российской Федерации от ххххх года № ххххх (зарегистрированный в Министерстве юстиции от ххх года <text:s/>№ хххх). </text:span></text:p>
      <text:p text:style-name="P99"><text:span text:style-name="T58">- </text:span><text:span text:style-name="T2">«Порядок проведения государственной итоговой аттестации по образовательным программам среднего профессионального образования», утвержденный </text:span><text:span text:style-name="T58">Приказом Министерства</text:span><text:span text:style-name="T2"> образования и науки Российской Федерации от 16 августа 2013 г. № 968;</text:span></text:p>
      <text:p text:style-name="P98">- Система менеджмента качества ОП-05.02 «Организация государственной итоговой аттестации», <text:s/>утвержденная приказом директора 20.09.2013 № 12510.</text:p>
      <text:p text:style-name="P105"><text:span text:style-name="T2">Программа ГИА, требования к выпускным квалификационным работам, а также критерии оценки знаний ежегодно рассматриваются на заседании предметно-цикловой комиссии (далее ПЦК) специальности «</text:span><text:span text:style-name="T44">Наименование специальности</text:span><text:span text:style-name="T2">», обсуждаются <text:s/>на педагогическом совете с участием работодателя, после чего утверждаются директором колледжа.</text:span></text:p>
      <text:p text:style-name="P106">Программа ГИА доводится до сведения обучающихся не позднее, чем за шесть месяцев до начала ГИА.</text:p>
      <text:p text:style-name="P106">К ГИА допускаются обучающиеся, не имеющие академической задолженности и в полном объеме выполнившие учебный план по осваиваемой образовательной программе СПО. </text:p>
      <text:p text:style-name="P107">Решение о допуске обучающихся к государственной итоговой аттестации <text:soft-page-break/>принимается педагогическим советом колледжа и утверждается приказом директора колледжа.</text:p>
      <text:p text:style-name="P103"><text:span text:style-name="T2">Целью проведения ГИА является определение соответствия результатов освоения обучающимися ОПОП соответствующим требованиям ФГОС СПО </text:span><text:span text:style-name="T44">код специальности</text:span><text:span text:style-name="T58"> </text:span><text:span text:style-name="T44">наименование специальности</text:span><text:span text:style-name="T58"> </text:span><text:span text:style-name="T2">.</text:span></text:p>
      <text:p text:style-name="P104">Задачи ГИА:</text:p>
      <text:p text:style-name="P98">- проверка освоенности выпускником профессиональных компетенций и его готовности к выполнению профессиональных задач;</text:p>
      <text:p text:style-name="P98">- систематизация и закрепление знаний выпускника по специальности при решении конкретных задач, а также выяснение уровня подготовки выпускника к самостоятельной работе.</text:p>
      <text:p text:style-name="P105"><text:span text:style-name="T2">В соответствии учебным планом специальности </text:span><text:span text:style-name="T44">код специальности</text:span><text:span text:style-name="T58"> </text:span><text:span text:style-name="T44">наименование специальности</text:span><text:span text:style-name="T58"> </text:span><text:span text:style-name="T2"><text:s/></text:span><text:span text:style-name="T28">базовой</text:span><text:span text:style-name="T2"> подготовки ГИА проводится на последнем курсе обучения.</text:span></text:p>
      <text:p text:style-name="P31">Продолжительность ГИА составляет 6 недель, в том числе:</text:p>
      <text:p text:style-name="P41"><text:span text:style-name="T2">- подготовка ВКР - 4 недели </text:span><text:span text:style-name="T28">с ___________ по _________;</text:span></text:p>
      <text:p text:style-name="P41"><text:span text:style-name="T5">- защита ВКР - 2 недели</text:span><text:span text:style-name="T2"> </text:span><text:span text:style-name="T28">с ___________ по _________.</text:span></text:p>
      <text:p text:style-name="P67"/>
      <text:p text:style-name="P65">1 СОДЕРЖАНИЕ И СТРУКТУРА </text:p>
      <text:p text:style-name="P65">ГОСУДАРСТВЕННОЙ ИТОГОВОЙ АТТЕСТАЦИИ</text:p>
      <text:p text:style-name="P51"/>
      <text:p text:style-name="P34">1.1 Содержание государственной итоговой аттестации</text:p>
      <text:p text:style-name="P105"><text:span text:style-name="T2">В ОПОП, утвержденной директором колледжа </text:span><text:span text:style-name="T44">дата </text:span><text:span text:style-name="T2">по специальности </text:span><text:span text:style-name="T44">код специальности</text:span><text:span text:style-name="T58"> </text:span><text:span text:style-name="T44">наименование специальности</text:span><text:span text:style-name="T58"> </text:span><text:span text:style-name="T2"><text:s/>при реализации основной профессиональной образовательной программы по программе </text:span><text:span text:style-name="T28">базовой</text:span><text:span text:style-name="T2"> подготовки установлена форма государственной итоговой аттестации: защита выпускной квалификационной работы в виде дипломного проекта. </text:span></text:p>
      <text:p text:style-name="P106">Ориентируясь на достижение общих целей образования в целом и целей среднего профессионального образования в частности, ВКР имеет свои специфические особенности, связанные с её основной функцией – итоговым контролем и оценкой качества образовательного процесса. При этом предъявленные требования к качеству выполнения и защиты ВКР, а также определяющие уровень профессиональной подготовки обучающегося, сводятся к следующему:</text:p>
      <text:p text:style-name="P100">1) умение четко формулировать рассматриваемую задачу, определять ее актуальность и значимость, структурировать решаемую задачу;</text:p>
      <text:p text:style-name="P100">2) обоснованно выбирать и корректно использовать наиболее эффективные методы решения задач;</text:p>
      <text:p text:style-name="P100">3) уметь генерировать и анализировать альтернативные варианты и принимать оптимальные решения с учетом множественности критериев, влияющих факторов и характера информации;</text:p>
      <text:p text:style-name="P100">4) использовать в работе современные информационные технологии, средства компьютерной техники и их программное обеспечение;</text:p>
      <text:p text:style-name="P100">5) уметь осуществлять поиск научно-технической информации и работать со специальной литературой;</text:p>
      <text:p text:style-name="P100">6) грамотно, с использованием специальной терминологии и лексики, <text:soft-page-break/>четко, в логической последовательности излагать содержание выполненных разработок.</text:p>
      <text:p text:style-name="P94"><text:span text:style-name="T58">Программа ГИА предусматривает проверку освоения следующих </text:span><text:span text:style-name="T59">видов профессиональной деятельности </text:span><text:span text:style-name="T58">(ВПД):</text:span></text:p>
      <text:p text:style-name="P101">1. ххх</text:p>
      <text:p text:style-name="P101">2. ххх</text:p>
      <text:p text:style-name="P42"><text:span text:style-name="T70">3.</text:span><text:span text:style-name="T71"> </text:span><text:span text:style-name="T14">ВЫПОЛНЕНИЕ РАБОТ ПО ПРОФЕССИИ «</text:span><text:span text:style-name="T46">наименование профессии</text:span><text:span text:style-name="T14">»:</text:span></text:p>
      <text:list xml:id="list5041021136962827344" text:style-name="WW8Num10">
        <text:list-item>
          <text:p text:style-name="P142">нннн</text:p>
        </text:list-item>
      </text:list>
      <text:p text:style-name="P41"/>
      <text:p text:style-name="P99"><text:span text:style-name="T58">4</text:span><text:span text:style-name="T60">.</text:span><text:span text:style-name="T36"> </text:span><text:span text:style-name="T38">ххх</text:span></text:p>
      <text:p text:style-name="P75">и соответствующих профессиональных компетенций (ПК):</text:p>
      <text:p text:style-name="P41"><text:span text:style-name="T59">1.Вид деятельности </text:span><text:span text:style-name="T61">- </text:span><text:span text:style-name="T37">ххх:</text:span></text:p>
      <text:p text:style-name="P41"><text:span text:style-name="T58">ПК 1.1. </text:span><text:span text:style-name="T37">пкпк</text:span><text:span text:style-name="T58">;</text:span></text:p>
      <text:p text:style-name="P41"><text:span text:style-name="T58">ПК 1.2. </text:span><text:span text:style-name="T28">пкпк</text:span><text:span text:style-name="T58">;</text:span></text:p>
      <text:p text:style-name="P41"><text:span text:style-name="T39">…</text:span><text:span text:style-name="T28">....</text:span></text:p>
      <text:p text:style-name="P41"><text:span text:style-name="T59">2. Вид деятельности </text:span><text:span text:style-name="T37">- ххх</text:span><text:span text:style-name="T58">:</text:span></text:p>
      <text:p text:style-name="P41"><text:span text:style-name="T58">ПК 2.1. </text:span><text:span text:style-name="T28">пкпк</text:span><text:span text:style-name="T58">;</text:span></text:p>
      <text:p text:style-name="P41"><text:span text:style-name="T58">ПК 2.2. </text:span><text:span text:style-name="T28">пкпк</text:span><text:span text:style-name="T58">;</text:span></text:p>
      <text:p text:style-name="P41"><text:span text:style-name="T39">…</text:span><text:span text:style-name="T28">..</text:span></text:p>
      <text:p text:style-name="P43"><text:span text:style-name="T16">3. Вид деятельности </text:span><text:span text:style-name="T6">– </text:span><text:span text:style-name="T14">ВЫПОЛНЕНИЕ РАБОТ ПО ПРОФЕССИИ «</text:span><text:span text:style-name="T45">наименование профессии</text:span><text:span text:style-name="T14">»:</text:span></text:p>
      <text:p text:style-name="P41"><text:span text:style-name="T2">- </text:span><text:span text:style-name="T28">нннн</text:span></text:p>
      <text:p text:style-name="P44"><text:span text:style-name="T2">- </text:span><text:span text:style-name="T28">нннн</text:span><text:span text:style-name="T2">:</text:span></text:p>
      <text:p text:style-name="P44"><text:span text:style-name="T2">ПК 3.1.1. </text:span><text:span text:style-name="T28">пкпк</text:span><text:span text:style-name="T2">.</text:span></text:p>
      <text:p text:style-name="P44"><text:span text:style-name="T2">ПК 3. 1.2. </text:span><text:span text:style-name="T28">пкпк</text:span><text:span text:style-name="T2">.</text:span></text:p>
      <text:p text:style-name="P45"><text:span text:style-name="T16">4. Вид деятельности </text:span><text:span text:style-name="T6">–</text:span><text:span text:style-name="T7"> </text:span><text:span text:style-name="T36">ххх</text:span><text:span text:style-name="T2">:</text:span></text:p>
      <text:p text:style-name="P41"><text:span text:style-name="T3">ПК 4.1. </text:span><text:span text:style-name="T29">пкпк</text:span><text:span text:style-name="T3">.</text:span></text:p>
      <text:p text:style-name="P41"><text:span text:style-name="T3">ПК 4.2. </text:span><text:span text:style-name="T29">пкпк</text:span><text:span text:style-name="T3">.</text:span></text:p>
      <text:p text:style-name="P99"><text:span text:style-name="T58">В соответствии с ФГОС СПО</text:span><text:span text:style-name="T56"> </text:span><text:span text:style-name="T2">тематика ВКР соответствует содержанию одного или нескольких профессиональных модулей. Примерная тематика ВКР представлена в Приложении 1.</text:span><text:span text:style-name="T6"> </text:span><text:span text:style-name="T2">Темы выпускных квалификационных работ сформулированы в общем виде и конкретизируются в ходе прохождения производственной практики (по профилю специальности) руководителями ВКР. </text:span></text:p>
      <text:p text:style-name="P104">Темы ВКР имеют практико-ориентированный характер. Обучающемуся предоставляется право выбора темы ВКР, в том числе предложения своей тематики с необходимым обоснованием целесообразности ее разработки для практического применения. </text:p>
      <text:p text:style-name="P106">Тематика ВКР согласовывается с предприятиями (базами преддипломной практики). Если ВКР выполняется по заказу предприятия (организации), то тема дипломного проекта разрабатывается на основании технического задания заказчика. </text:p>
      <text:p text:style-name="P103"><text:span text:style-name="T2">Темы ВКР утверждаются приказом директора колледжа не позднее, чем за 2 недели до начала производственной (преддипломной) практики. После утверждения темы ВКР обучающемуся выдается задание на выполнение ВКР с критериальными требованиями председателем предметно-цикловой комиссии </text:span><text:soft-page-break/><text:span text:style-name="T2">«</text:span><text:span text:style-name="T33">наименование специальности</text:span><text:span text:style-name="T2">».</text:span></text:p>
      <text:p text:style-name="P31">Для обеспечения единства требований к ВКР обучающихся устанавливаются общие требования к составу, объему и структуре ВКР. Структура выпускной квалификационной работы и общие требования к выполнению выпускной квалификационной работы приведены в Приложении 2.</text:p>
      <text:p text:style-name="P47">Для подготовки ВКР обучающемуся назначается руководитель и консультанты.</text:p>
      <text:p text:style-name="Standard"/>
      <text:p text:style-name="P35">1.2 Порядок назначения и обязанности руководителя ВКР и консультантов</text:p>
      <text:p text:style-name="P41"><text:span text:style-name="T63">Закрепление за обучающимися тем выпускных квалификационных работ, назначение руководителей и консультантов </text:span><text:span text:style-name="T2">по отдельным частям, вопросам ВКР</text:span><text:span text:style-name="T63"> осуществляется приказом директора колледжа не позднее, чем за 2 недели до выхода студентов на производственную (преддипломную) практику.</text:span></text:p>
      <text:p text:style-name="P108">1.2.1 Основные обязанности руководителя ВКР:</text:p>
      <text:p text:style-name="P98">- Оформление обучающемуся задания на выполнение ВКР по установленной форме (Приложение 4).</text:p>
      <text:p text:style-name="P99"><text:span text:style-name="T58">- Оказание помощи при составлении обучающимся плана работы, при</text:span><text:span text:style-name="T56"> </text:span><text:span text:style-name="T58">подборе необходимой литературы и фактического материала.</text:span></text:p>
      <text:p text:style-name="P97">- Консультирование по вопросам, возникающим в ходе подготовки ВКР.</text:p>
      <text:p text:style-name="P97">- Контроль за выполнением графика подготовки ВКР, за своевременностью и качеством выполнения отдельных глав выпускной квалификационной работы. </text:p>
      <text:p text:style-name="P97">- Написание отзыва на выполненную ВКР. </text:p>
      <text:p text:style-name="P99"><text:span text:style-name="T2">В отзыве руководителем указываются характерные особенности выполненной работы; кратко излагаются наиболее важные проблемы, подвергшиеся исследованию; дается анализ содержания пояснительной записки ВКР с указанием достоинств и недостатков; отмечается практическая значимость. </text:span><text:span text:style-name="T58">Отзыв руководителя должен содержать:</text:span></text:p>
      <text:list xml:id="list5280445857307972697" text:style-name="WW8Num2">
        <text:list-item>
          <text:p text:style-name="P146">Оценку процесса работы над ВКР и уровня развития исследовательских навыков.</text:p>
        </text:list-item>
        <text:list-item>
          <text:p text:style-name="P146">Оценку степени самостоятельности автора в работе над ВКР (умение организовывать работу над содержанием структурных частей).</text:p>
        </text:list-item>
        <text:list-item>
          <text:p text:style-name="P146">Оценку умения выпускника работать с научной и справочной литературой (в том числе на иностранном языке) и с электронными ресурсами.</text:p>
        </text:list-item>
        <text:list-item>
          <text:p text:style-name="P146">Оценку умения <text:s/>критического прочтения источников и вычленения актуальности проблемы исследования.</text:p>
        </text:list-item>
        <text:list-item>
          <text:p text:style-name="P146">Оценку умения обосновывать ценность полученных результатов и выводов, их соответствие поставленным целям и задачам.</text:p>
        </text:list-item>
        <text:list-item>
          <text:p text:style-name="P146">Оригинальность и новизну представленной в работе практической части.</text:p>
        </text:list-item>
        <text:list-item>
          <text:p text:style-name="P146">Оценку соблюдения графика выполнения ВКР и степени ответственности обучающегося, организованности, системность и последовательность работы обучающегося.</text:p>
        </text:list-item>
        <text:list-item>
          <text:p text:style-name="P146"><text:soft-page-break/>Заключение о предлагаемой отметке ВКР.</text:p>
        </text:list-item>
      </text:list>
      <text:p text:style-name="P41"><text:span text:style-name="T19">1.2.2 </text:span><text:span text:style-name="T64">Основные обязанности консультанта</text:span><text:span text:style-name="T19">:</text:span></text:p>
      <text:p text:style-name="P98">- консультирование (как групповое, так и индивидуальное) обучающихся в период подготовки ВКР по вопросам экономического анализа, моделирования, проектирования информационных систем, их экономической эффективности;</text:p>
      <text:p text:style-name="P98">- контроль и проверка корректности постановки задач и соответствия методологии их решения используемым стандартам моделирования и проектирования, а также оформления технической документации;</text:p>
      <text:p text:style-name="P98">- подписание выполненных ВКР.</text:p>
      <text:p text:style-name="Standard"/>
      <text:p text:style-name="P48">1.3 Порядок рецензирования ВКР</text:p>
      <text:p text:style-name="P104">ВКР подлежит обязательному рецензированию. Рецензентами могут быть руководители профильных для данной специальности учреждений, организаций, предприятий, начальники структурных подразделений, а также преподаватели колледжа, ведущие дисциплины, являющиеся для данной специальности профильными.</text:p>
      <text:p text:style-name="P111"><text:span text:style-name="T15">Р</text:span><text:span text:style-name="T2">ецензент при оценке ВКР руководствуется критериями оценивания содержания ВКР соответствующего характера.</text:span></text:p>
      <text:p text:style-name="P112">Рецензия должна содержать:</text:p>
      <text:list xml:id="list5178056946876213484" text:style-name="WW8Num3">
        <text:list-item>
          <text:p text:style-name="P147">Оценку актуальности и новизны выбранной темы.</text:p>
        </text:list-item>
        <text:list-item>
          <text:p text:style-name="P147">Заключение о соответствии содержания работы заявленной теме.</text:p>
        </text:list-item>
        <text:list-item>
          <text:p text:style-name="P147">Оценку качества выполнения каждого раздела:</text:p>
        </text:list-item>
      </text:list>
      <text:list xml:id="list1934539641550317267" text:style-name="WW8Num4">
        <text:list-item>
          <text:list>
            <text:list-item>
              <text:p text:style-name="P153">степень разработки поставленных вопросов</text:p>
            </text:list-item>
            <text:list-item>
              <text:p text:style-name="P153">взаимосвязь теоретической и практической части;</text:p>
            </text:list-item>
            <text:list-item>
              <text:p text:style-name="P153">соотношение описательного и исследовательского элемента;</text:p>
            </text:list-item>
            <text:list-item>
              <text:p text:style-name="P153">адекватность и обоснованность выводов.</text:p>
            </text:list-item>
          </text:list>
        </text:list-item>
      </text:list>
      <text:list xml:id="list122422270744146" text:continue-list="list5178056946876213484" text:style-name="WW8Num3">
        <text:list-item>
          <text:p text:style-name="P147">Оценку теоретической и практической значимости работы, возможности использования полученных результатов в практической деятельности.</text:p>
        </text:list-item>
        <text:list-item>
          <text:p text:style-name="P147">Оценку качества оформления текстовой, графической, демонстрационной частей ВКР.</text:p>
        </text:list-item>
        <text:list-item>
          <text:p text:style-name="P147">Предлагаемую отметку ВКР.</text:p>
        </text:list-item>
      </text:list>
      <text:p text:style-name="P94"><text:span text:style-name="T2">ПЦК специальности «</text:span><text:span text:style-name="T33">наименование специальности</text:span><text:span text:style-name="T2">» контролирует своевременность поступления рецензии, ее полноту и качество. На рецензии, как правило, <text:s/>подпись рецензента должна быть заверена печатью и подписью начальника отдела кадров.</text:span></text:p>
      <text:p text:style-name="Standard"/>
      <text:p text:style-name="P48">1.4 Состав государственной экзаменационной комиссии</text:p>
      <text:p text:style-name="P41"><text:span text:style-name="T2">В целях определения соответствия результатов освоения обучающимися образовательной программы среднего профессионального образования по специальности </text:span><text:span text:style-name="T33">код и наименование специальности </text:span><text:span text:style-name="T2"><text:s/>соответствующим </text:span><text:soft-page-break/><text:span text:style-name="T2">требованиям федерального государственного образовательного стандарта среднего профессионального образования ГИА проводится государственной экзаменационной комиссией (далее – ГЭК). </text:span></text:p>
      <text:p text:style-name="P25">ГЭК формируется из преподавателей колледжа, имеющих высшую или первую квалификационную категорию; лиц, приглашенных из сторонних организаций: преподавателей, имеющих высшую или первую квалификационную категорию, представителей работодателей по профилю подготовки выпускников.</text:p>
      <text:p text:style-name="P25">Состав ГЭК утверждается приказом директора колледжа не позднее, чем за 1 месяц до защиты ВКР.</text:p>
      <text:p text:style-name="P25">ГЭК возглавляет председатель – представитель работодателей, который утверждается не позднее 20 декабря текущего года на следующий календарный год (с 01 января по 31 декабря) приказом министерства образования Нижегородской области. </text:p>
      <text:p text:style-name="P67"/>
      <text:p text:style-name="P34">1.5. Защита ВКР</text:p>
      <text:p text:style-name="P95">За 5 дней до защиты ВКР проводится предзащита. Целью проведения предзащиты является промежуточный контроль и коррекция материалов, предоставляемых на защиту, а также подготовка обучающегося к открытому заседанию ГЭК. При подготовке к предзащите обучающийся пишет доклад, готовит раздаточный материал (таблицы, графики, диаграммы), мультимедийную презентацию (слайды). Содержание доклада и демонстрационного материала согласовывается с руководителем ВКР.</text:p>
      <text:p text:style-name="P106">В ходе предзащиты осуществляется контроль выполненной обучающимся работы: соответствие темы приказу об утверждении тем ВКР, проверка структуры, содержания, оформления, наличия необходимых материалов, заслушивание доклада обучающегося. На предзащиту обучающийся должен предоставить пояснительную записку текста ВКР, демонстрационный материал, текст доклада. После заслушивания доклада обучающемуся задаются вопросы в устной форме. Все замечания, сделанные на предзащите, обучающийся должен исправить в срок не позднее чем через два дня после данной процедуры.</text:p>
      <text:p text:style-name="P104">Результаты предзащиты обсуждаются на собрании руководителей ВКР, которое проводится за три дня до защиты.</text:p>
      <text:p text:style-name="P105"><text:span text:style-name="T2">За 3 дня до защиты ВКР обучающиеся предоставляют председателю ПЦК «</text:span><text:span text:style-name="T33">наименование ПЦК</text:span><text:span text:style-name="T2">» ВКР с отзывами руководителя и рецензента.</text:span></text:p>
      <text:p text:style-name="P95">Проведение защиты ВКР осуществляется на открытом заседании ГЭК с участием не менее 2/3 ее состава, при обязательном присутствии председателя ГЭК или его заместителя.</text:p>
      <text:p text:style-name="P104">Защита ВКР проходит следующим образом. Обучающийся в течение 7-10 минут излагает основные положения своей ВКР. Выступление должно начинаться с обозначения темы ВКР, перечисления цели и задач. Затем необходимо обосновать актуальность выбранной темы, дать краткую характеристику объекта и предмета исследования. Далее следует раскрыть основное содержание, иллюстрируя его представленными на слайдах схемами, <text:soft-page-break/>диаграммами, рисунками и т.д. В конце доклада обязательно должны быть выводы о проделанной работе. Обучающийся должен излагать основное содержание своей ВКР свободно, не читая письменного текста.</text:p>
      <text:p text:style-name="P113">Заканчивая выступление, обучающийся должен ответить на замечания рецензента, объясняя причину недоработок, указывая способы их устранения.</text:p>
      <text:p text:style-name="P95">Члены ГЭК задают вопросы обучающемуся сразу после его выступления в устной форме. Количество вопросов, задаваемых обучающемуся на защите, не ограничивается. Вопросы могут быть заданы как непосредственно по теме защищаемой работы, так и по другим смежным предметным областям.</text:p>
      <text:p text:style-name="P104">При подготовке ответов на вопросы и замечания рецензента обучающийся имеет право пользоваться своей работой. Ответы на вопросы должны быть убедительны, теоретически обоснованы, а при необходимости подкреплены цифровым, графическим материалом.</text:p>
      <text:p text:style-name="P106">Результаты защиты ВКР определяются оценками «отлично», «хорошо», «удовлетворительно», «неудовлетворительно», выставленными в соответствии с критериями, указанными в п.2. Результаты объявляются в тот же день после оформления в установленном порядке протоколов заседания ГЭК. Выставленные оценки комментируются Председателем ГЭК в присутствии всех обучающихся.</text:p>
      <text:p text:style-name="P103"><text:span text:style-name="T2">Обучающемуся по положительным результатам защиты ВКР присваивается квалификация «</text:span><text:span text:style-name="T33">наименование квалификации</text:span><text:span text:style-name="T2">» с выдачей диплома о среднем профессиональном образовании государственного образца.</text:span></text:p>
      <text:p text:style-name="P104">Обучающемуся, имеющему оценку «отлично» не менее чем по 75 процентам дисциплин учебного плана, оценку «хорошо» по остальным дисциплинам и защитившему ВКР на «отлично», выдается диплом с отличием.</text:p>
      <text:p text:style-name="P104">Обучающимся, не проходившим ГИА по уважительной причине, предоставляется возможность пройти ГИА без отчисления из ГБПОУ «НРТК». Дополнительные заседания ГЭК организуются не позднее четырех месяцев после подачи заявления лицом, не проходившим ГИА по уважительной причине.</text:p>
      <text:p text:style-name="P104">Обучающиеся, не прошедшие ГИА или получившие на ГИА неудовлетворительные результаты, проходят ГИА не ранее чем через шесть месяцев после прохождения ГИА впервые. Для прохождения ГИА обучающиеся, не прошедшее ГИА по неуважительной причине или получившее на ГИА неудовлетворительную оценку, восстанавливается в ГБПОУ «НРТК» на период времени, установленный образовательной организацией самостоятельно, но не менее предусмотренного календарным учебным графиком срока для прохождения ГИА соответствующей ОПОП. Повторное прохождение ГИА для одного обучающегося назначается образовательной организацией не более двух раз.</text:p>
      <text:p text:style-name="P106">Решение ГЭК оформляется протоколом, который подписывается председателем ГЭК (в случае отсутствия председателя - его заместителем) и секретарем ГЭК и хранится в архиве ГБПОУ «НРТК».</text:p>
      <text:p text:style-name="P29"/>
      <text:p text:style-name="P34">1.6 Порядок подачи апелляции</text:p>
      <text:p text:style-name="P103"><text:soft-page-break/><text:span text:style-name="T2">По результатам ГИА выпускник, участвовавший в ГИА, имеет право подать в апелляционную комиссию письменное апелляционное заявление о нарушении, по его мнению, установленного порядка проведения ГИА и (или) несогласии с ее результатами. Процедура <text:s/>проводится в соответствии с п.</text:span><text:span text:style-name="T11">VI</text:span><text:span text:style-name="T2"> «Порядка проведения государственной итоговой аттестации по образовательным программам среднего профессионального образования», утвержденного </text:span><text:span text:style-name="T58">Приказом Министерства</text:span><text:span text:style-name="T2"> образования и науки Российской Федерации от 16 августа 2013 г. № 968. </text:span></text:p>
      <text:p text:style-name="P107">Решение апелляционной комиссии оформляется протоколом, который подписывается председателем и секретарем апелляционной комиссии и хранится в архиве ГБПОУ «НРТК».</text:p>
      <text:p text:style-name="P41"><text:span text:style-name="T63">Деятельность по организации и проведению государственной итоговой аттестации определена процессом системы менеджмента качества </text:span><text:span text:style-name="T58">ОП-05.02 </text:span></text:p>
      <text:p text:style-name="P67"><text:span text:style-name="T63">«Организация государственной итоговой аттестации», утвержденной приказом </text:span><text:span text:style-name="T14">директора колледжа от 20.09.2013 № 12510.</text:span></text:p>
      <text:p text:style-name="Standard"/>
      <text:p text:style-name="P105"/>
      <text:p text:style-name="P109">2 ОЦЕНКА РЕЗУЛЬТАТОВ ГОСУДАРСТВЕННОЙ ИТОГОВОЙ АТТЕСТАЦИИ</text:p>
      <text:p text:style-name="P114">Оценка уровня освоенности выпускником профессиональных компетенций членами ГЭК проводится в соответствии с показателями оценки результата, на основе результатов выступления обучающегося, представленных им демонстрационных материалов и ответов на вопросы. Решение об уровне освоенности компетенций выпускником членами ГЭК принимается простым большинством голосов.</text:p>
      <text:p text:style-name="P41"><text:span text:style-name="T14">На ГИА выпускник должен показать владение профессиональными компетенциями, </text:span><text:span text:style-name="T63">указанными в п.1.1. Качество дипломного проекта во многом определяется глубиной рассмотрения поставленной задачи, разработкой </text:span><text:span text:style-name="T40">ххххх</text:span><text:span text:style-name="T63">, проведением опытной эксплуатации </text:span><text:span text:style-name="T40">хххххххх</text:span><text:span text:style-name="T63">, четкостью и глубиной сформулированных выводов и предложений.</text:span></text:p>
      <text:p text:style-name="P86">Результаты защиты ВКР определяются следующими оценками: </text:p>
      <text:p text:style-name="P1">5(отлично), 4 (хорошо), 3 (удовлетворительно), 2 (неудовлетворительно). </text:p>
      <text:p text:style-name="P29"><text:span text:style-name="T10"><text:s/></text:span><text:span text:style-name="T6">«Отлично» </text:span><text:span text:style-name="T2">выставляется за:</text:span></text:p>
      <text:p text:style-name="P98">- грамотно изложенную теоретическую базу, глубокий анализ проблемы, критический разбор деятельности предприятия (организации), логичное, последовательное изложение материала с соответствующими выводами и обоснованными предложениями, выполнение ВКР <text:s/>в соответствии с целевой установкой, оформление <text:s/>в соответствии с <text:s/>требованиями <text:s/>программы и <text:s/>стандарта;</text:p>
      <text:p text:style-name="P98">- отсутствие <text:s/>замечаний в отзыве руководителя и рецензента;</text:p>
      <text:p text:style-name="P98">- демонстрацию глубоких знаний вопросов темы, внесение обоснованных предложений по улучшению информационного обеспечения предприятия (организации), эффективному использованию ресурсов. </text:p>
      <text:p text:style-name="P98">- структурирование доклада, раскрытие причин выбора темы и ее актуальности, цели, задач, предмета, объекта исследования, логики получения <text:soft-page-break/>каждого вывода; демонстрацию в заключительной части доклада перспектив и задач дальнейшего исследования данной темы, освещение вопросов практического применения и внедрения результатов исследования в практику; использование во время доклада наглядных пособий (таблиц, схем, графиков и т. п.) или раздаточного материала; грамотные ответы на поставленные вопросы;</text:p>
      <text:p text:style-name="P98">- демонстрацию высокого уровня освоенности компетенций.</text:p>
      <text:p text:style-name="P30">«Хорошо» выставляется за:</text:p>
      <text:p text:style-name="P31">- грамотно изложенную теоретическую базу, достаточно подробный анализ проблемы и критический разбор деятельности предприятия (организации), последовательное изложение материала с соответствующими выводами, однако с не вполне обоснованными предложениями; выполнение ВКР в соответствии с целевой установкой, предъявляемым требованиям; оформление соответствует стандарту;</text:p>
      <text:p text:style-name="P31">- <text:s/>наличие положительного отзыва руководителя и рецензента (без замечаний или содержащего незначительные замечания, которые не влияют на полноту раскрытия темы);</text:p>
      <text:p text:style-name="P41"><text:span text:style-name="T2">- демонстрацию при защите знания вопросов темы, оперирование данными, внесение предложения по улучшению </text:span><text:span text:style-name="T28">ххххх</text:span><text:span text:style-name="T2"> предприятия (организации), эффективному использованию ресурсов. </text:span></text:p>
      <text:p text:style-name="P31">- структурирование доклада с допущением одной-двух неточностей при раскрытии причин выбора и актуальности темы, цели, задач, предмета, объекта исследования, но эти неточности устраняются при ответах на дополнительные уточняющие вопросы; использование наглядных пособия (таблиц, схем, графиков и т. п.) или раздаточного материала, ответы на поставленные вопросы без особых затруднений;</text:p>
      <text:p text:style-name="P31">- демонстрацию высокого или среднего <text:s/>уровня освоенности компетенций.</text:p>
      <text:p text:style-name="P29"><text:span text:style-name="T6">«Удовлетворительно» </text:span><text:span text:style-name="T2">выставляется за:</text:span></text:p>
      <text:p text:style-name="P31">- содержание в ВКР теоретической главы, базирование ВКР на практическом материале, но с имеющимся поверхностным анализом и недостаточно критическим разбором деятельности предприятия (организации); наличием непоследовательности изложения материала, представлением необоснованных предложении; выполнение ВКР в соответствии с целевой установкой, но не в полной мере отвечающей предъявляемым требованиям;</text:p>
      <text:p text:style-name="P31">- наличие в отзывах руководителя и рецензента замечаний по содержанию работы, в которых указаны недостатки, не позволившие обучающемуся в полной мере раскрыть тему;</text:p>
      <text:p text:style-name="P31">- проявление неуверенности при защите, демонстрацию слабого знания вопросов темы; отсутствие достаточно полных и аргументированных ответов на вопросы членов ГЭК, неполное раскрытие сущности вопроса, слабое подкрепление выводами и расчетами из дипломного проекта, демонстрация недостаточной самостоятельности и глубины изучения проблемы обучающимся;</text:p>
      <text:p text:style-name="P30">- демонстрация среднего или низкого уровня освоенности компетенций.</text:p>
      <text:p text:style-name="P29"><text:span text:style-name="T6">«Неудовлетворительно» </text:span><text:span text:style-name="T2">выставляется за:</text:span></text:p>
      <text:p text:style-name="P31"><text:soft-page-break/>- отсутствие анализа и практического разбора деятельности предприятия (организации), несоответствие требованиям, предъявляемым к выпускной квалификационной работе;</text:p>
      <text:p text:style-name="P31">- отсутствие выводов либо их декларативный характер;</text:p>
      <text:p text:style-name="P31">- наличие в отзывах руководителя и рецензента существенных критических замечаний;</text:p>
      <text:p text:style-name="P31">- затруднение обучающегося отвечать при защите на поставленные вопросы по теме, незнание теории вопроса; допущение при ответе существенных ошибок, отсутствие <text:s/>на защите наглядных пособий или раздаточного материала;</text:p>
      <text:p text:style-name="P31">- демонстрация низкого уровня освоенности компетенций.</text:p>
      <text:p text:style-name="P115"><text:span text:style-name="T14">На основании проведения защиты ВКР Государственная экзаменационная комиссия (ГЭК) решает вопрос о присвоении обучающемуся соответствующей квалификации. Результаты ГИА заносятся в ф</text:span><text:span text:style-name="T1">орму сводной ведомости по защите ВКР в соответствии с ОП-05.02.</text:span></text:p>
      <text:p text:style-name="P41"/>
      <text:p text:style-name="P51"/>
      <text:p text:style-name="P51"/>
      <text:p text:style-name="P51"/>
      <text:p text:style-name="P51"/>
      <text:p text:style-name="P51"/>
      <text:p text:style-name="P105"/>
      <text:p text:style-name="P73"/>
      <text:p text:style-name="P110">Приложение 1</text:p>
      <text:p text:style-name="P105"/>
      <text:p text:style-name="P51"><text:span text:style-name="T32">Примерные темы</text:span><text:span text:style-name="T6"> </text:span><text:span text:style-name="T32">(примерная тематика)</text:span><text:span text:style-name="T6"> выпускных квалификационных работ по специальности </text:span><text:span text:style-name="T34">код и наименование специальности</text:span></text:p>
      <text:p text:style-name="P51"/>
      <text:p text:style-name="P70">1. <text:s/>ххх</text:p>
      <text:p text:style-name="P70">2. ххх</text:p>
      <text:p text:style-name="P67"/>
      <text:p text:style-name="P67"/>
      <text:p text:style-name="P77"><text:s/></text:p>
      <text:p text:style-name="P91">Приложение 2</text:p>
      <text:p text:style-name="Standard"/>
      <text:p text:style-name="P51"/>
      <text:p text:style-name="P62">МЕТОДИЧЕСКИЕ УКАЗАНИЯ</text:p>
      <text:p text:style-name="P62">ПО ПОДГОТОВКЕ И ВЫПОЛНЕНИЮ ВЫПУСКНОЙ </text:p>
      <text:p text:style-name="P116">КВАЛИФИКАЦИОННОЙ РАБОТЫ</text:p>
      <text:p text:style-name="P117"><text:span text:style-name="T62">по специальности </text:span><text:span text:style-name="T35">код и наименование специальности</text:span></text:p>
      <text:p text:style-name="P117"/>
      <text:p text:style-name="P26">Данные методические указания описывают форму и содержание ВКР. При составлении методических указаний использованы нормативные документы, указанные в пояснительной записке, а также ГОСТ <text:span text:style-name="T26">хххх</text:span>, ГОСТ 2.105-95 Общие требования к текстовым документам, ГОСТ 7.1-2003 Библиографическая запись. Библиографическое описание. Общие требования и правила составления, ГОСТ <text:span text:style-name="T26">ххх</text:span>,<text:span text:style-name="T72"> ГОСТ 7.82.–2001 «Библиографическая запись. Библиографическое описание электронных ресурсов». </text:span></text:p>
      <text:p text:style-name="P26"/>
      <text:p text:style-name="P27">1 Структура выпускной квалификационной работы и общие требования к выполнению выпускной квалификационной работы</text:p>
      <text:p text:style-name="P26">ВКР представляет собой законченную разработку, в которой решается актуальная задача по проектированию или модификации одного или нескольких объектов профессиональной деятельности. Объектами профессиональной деятельности выпускника специальности <text:span text:style-name="T47">код и наименование специальности</text:span> являются:</text:p>
      <text:p text:style-name="P28">-ххххх</text:p>
      <text:p text:style-name="P28">- ххххх</text:p>
      <text:p text:style-name="P26"/>
      <text:p text:style-name="P36">1.1 Указания по структуре выпускной квалификационной работы</text:p>
      <text:p text:style-name="P32">Результатом выполнения ВКР является совокупность разработанных текстовых и графических документов. Документы выполняются с применением компьютерных технологий и комплектуются в отдельную папку. Первым листом в папке является титульный лист ВКР, который выполняется на бланке установленного образца (Приложение 3).</text:p>
      <text:p text:style-name="P32">Далее в папку помещаются текстовые документы в следующем порядке:</text:p>
      <text:p text:style-name="P33">1 Задание на выполнение ВКР (Приложение 4).</text:p>
      <text:p text:style-name="P33">2 Титульный лист пояснительной записки <text:s/>(Приложение 5).</text:p>
      <text:p text:style-name="P33">3 Содержание.</text:p>
      <text:p text:style-name="P33">4 Разделы пояснительной записки.</text:p>
      <text:p text:style-name="P33">5 Приложения к ВКР.</text:p>
      <text:p text:style-name="P33">6 Список литературы.</text:p>
      <text:p text:style-name="P33">7 График выполнения ВКР (подшивается в файл).</text:p>
      <text:p text:style-name="P33">8 Отзыв руководителя ВКР (подшивается в файл).</text:p>
      <text:p text:style-name="P33">9 Отзыв консультанта по экономической части (подшивается в файл).</text:p>
      <text:p text:style-name="P33">10 Рецензия (подшивается в файл).</text:p>
      <text:p text:style-name="P33">11 Дополнительные отзывы и рецензии (подшиваются в файл).</text:p>
      <text:p text:style-name="P46"><text:span text:style-name="T5">12 Носитель с электронной версией ВКР (</text:span><text:span text:style-name="T31">ххх</text:span><text:span text:style-name="T5">).</text:span></text:p>
      <text:p text:style-name="P46"><text:soft-page-break/></text:p>
      <text:p text:style-name="P37">1.2 Задание на выполнение выпускной квалификационной работы</text:p>
      <text:p text:style-name="P32">Задание на выполнение ВКР содержит:</text:p>
      <text:p text:style-name="P46"><text:span text:style-name="T5">- тему проекта, указание предметной области, функциональные и количественные требования к </text:span><text:span text:style-name="T31">ххх</text:span><text:span text:style-name="T5">, а также, другие требования, определяющие индивидуальность </text:span><text:span text:style-name="T31">хххх</text:span><text:span text:style-name="T5">;</text:span></text:p>
      <text:p text:style-name="P33">- перечень вопросов, подлежащих к рассмотрению в пояснительной записке ВКР;</text:p>
      <text:p text:style-name="P33">- перечень графического и иллюстративного материала;</text:p>
      <text:p text:style-name="P33">- сроки выполнения ВКР.</text:p>
      <text:p text:style-name="P41"><text:span text:style-name="T5">К функциональным требованиям относятся основные функции, выполняемые </text:span><text:span text:style-name="T31">ххххх</text:span><text:span text:style-name="T5">, </text:span><text:span text:style-name="T31">ххххх</text:span><text:span text:style-name="T5">.</text:span></text:p>
      <text:p text:style-name="P41"><text:span text:style-name="T5">К количественным требованиям </text:span><text:span text:style-name="T31">ххххх</text:span><text:span text:style-name="T5"> могут быть отнесены требования к </text:span><text:span text:style-name="T31">ххххх</text:span><text:span text:style-name="T5">, дополнительные технические требования.</text:span></text:p>
      <text:p text:style-name="P41"/>
      <text:p text:style-name="P36">1.3 Пояснительная записка</text:p>
      <text:p text:style-name="P41"><text:span text:style-name="T5">Пояснительная записка (далее - ПЗ) к выпускной квалификационной работе является одним из основных документов, представляемых комиссии. В целом, ПЗ должна отражать последовательность работы над ВКР, пояснять графический материал работы и описывать программную разработку. В пояснительной записке дипломник в четкой форме должен изложить творческий замысел ВКР, примененные методы и технические решения, результаты опытной эксплуатации разработанной </text:span><text:span text:style-name="T31">ххххх</text:span><text:span text:style-name="T5">.</text:span></text:p>
      <text:p text:style-name="P32">Решение каждого из вопросов ВКР следует начинать с изучения литературных источников. Все принятые разработчиком решения должны быть обоснованы. В качестве обоснования могут использоваться сравнение возможных вариантов решений, рекомендации литературных источников (с указанием конкретных условий их применимости), результаты возможных <text:s/>расчетов.</text:p>
      <text:p text:style-name="P41"><text:span text:style-name="T5">Текстовый и иллюстративный материал, взятый из</text:span><text:span text:style-name="T73"> </text:span><text:span text:style-name="T5">литературы и других источников, допускается приводить лишь в исключительных случаях, когда без этого невозможно выполнить расчет, сделать выводы и так далее, то есть, когда просто ссылки на соответствующий источник недостаточно. Содержание ПЗ должно быть конкретным и относиться <text:s/>непосредственно к теме разработки.</text:span></text:p>
      <text:p text:style-name="P32">Содержание ПЗ может корректироваться в зависимости от перечня вопросов, подлежащих разработке, указанных в задание на дипломный проект. Ниже описываются структура и наполнение ПЗ.</text:p>
      <text:p text:style-name="P32">Рекомендуемые разделы ПЗ:</text:p>
      <text:p text:style-name="P32">Введение.</text:p>
      <text:p text:style-name="P32">1.Обзор литературы.</text:p>
      <text:p text:style-name="P41"><text:span text:style-name="T5">2.</text:span><text:span text:style-name="T31">ххххх</text:span><text:span text:style-name="T5">.</text:span></text:p>
      <text:p text:style-name="P41"><text:span text:style-name="T5">3.</text:span><text:span text:style-name="T31">ххххх</text:span></text:p>
      <text:p text:style-name="P41"><text:span text:style-name="T5">6.</text:span><text:span text:style-name="T31">ххххх</text:span><text:span text:style-name="T5">.</text:span></text:p>
      <text:p text:style-name="P41"><text:span text:style-name="T5">7.</text:span><text:span text:style-name="T31">Экономическое обоснование.</text:span></text:p>
      <text:p text:style-name="P32">Заключение.</text:p>
      <text:p text:style-name="P41"><text:soft-page-break/><text:span text:style-name="T5">Во введении кратко указывается, чему посвящена ВКР, делается обзор состояния предметной области, формулируется общая цель разработки. Требуется обосновать</text:span><text:span text:style-name="T8"> </text:span><text:span text:style-name="T5">целесообразность разработки с точки зрения потребностей предприятия или организации, отметить степень новизны (новая разработка или модернизация).</text:span></text:p>
      <text:p text:style-name="P41"><text:span text:style-name="T5">В разделе «</text:span><text:span text:style-name="T31">ххххх</text:span><text:span text:style-name="T5">» на основе </text:span><text:span text:style-name="T31">ххххх</text:span><text:span text:style-name="T5"> определяется </text:span><text:span text:style-name="T31">ххххх</text:span><text:span text:style-name="T5">, описывается </text:span><text:span text:style-name="T31">ххххх</text:span><text:span text:style-name="T5">. Данный раздел должны сопровождать схемы работы системы.</text:span></text:p>
      <text:p text:style-name="P41"><text:span text:style-name="T5">Раздел «</text:span><text:span text:style-name="T31">ххххх</text:span><text:span text:style-name="T5">» является основным разделом ПЗ, дающий ключ к пониманию функционирования разрабатываемого </text:span><text:span text:style-name="T31">ххххх</text:span><text:span text:style-name="T5">, а также исчерпывающую информацию о структуре разработки с точки зрения </text:span><text:span text:style-name="T31">хххххх</text:span><text:span text:style-name="T5">. </text:span><text:span text:style-name="T31">Ххххххххх</text:span></text:p>
      <text:p text:style-name="P41"><text:span text:style-name="T5">В </text:span><text:span text:style-name="T31">экономическом обосновании </text:span><text:span text:style-name="T5">приводятся расчеты экономической целесообразности разработки, её рентабельности и оценка экономической эффективности разработанной информационной системы.</text:span></text:p>
      <text:p text:style-name="P32">В заключении формулируются выводы, указываются основные преимущества и недостатки разработки, которые можно оформлять в виде списков.</text:p>
      <text:p text:style-name="P41"><text:span text:style-name="T5">В приложения выносятся </text:span><text:span text:style-name="T31">хххх</text:span><text:span text:style-name="T5"> и, при необходимости, другие материалы.</text:span></text:p>
      <text:p text:style-name="P41"/>
      <text:p text:style-name="P36">1.4 Оформление пояснительной записки выпускной квалификационной работы</text:p>
      <text:p text:style-name="P36">1.4.1. Общие положения</text:p>
      <text:p text:style-name="P41"><text:span text:style-name="T5">Дипломный проект должен быть оформлен в специальной папке </text:span><text:span text:style-name="T66">для <text:s/>дипломных проектов, все листы должны быть прошиты. После Приложений в</text:span><text:span text:style-name="T5"> конце папки необходимо поместить 3 пустых файла для бланков отзывов, рецензии и листа показателей качества ВКР.</text:span></text:p>
      <text:p text:style-name="P32">Все листы ПЗ в соответствии с ГОСТ 2.105-95 Общие требования к текстовым документам должны оформляться рамкой и основной надписью, в которой указывается обозначение ПЗ и номер страницы ПЗ. Все страницы текста ПЗ необходимо выполнить с применением ПЭВМ.</text:p>
      <text:p text:style-name="P23"><text:span text:style-name="T2">Текст дипломного проекта печатается на листах формата А4 с размерами полей: сверху – 20 мм, снизу – 20 мм, слева – 30 мм, справа – 15 мм. Шрифт - </text:span><text:span text:style-name="T11">Times</text:span><text:span text:style-name="T2"> </text:span><text:span text:style-name="T11">New</text:span><text:span text:style-name="T2"> </text:span><text:span text:style-name="T11">Roman</text:span><text:span text:style-name="T2">, размер шрифта</text:span><text:span text:style-name="T23"> </text:span><text:span text:style-name="T2">- 14, інтервал</text:span><text:span text:style-name="T23"> </text:span><text:span text:style-name="T2">- 1 (или размер шрифта – 12, интервал- 1</text:span><text:span text:style-name="T23">,</text:span><text:span text:style-name="T2">5).</text:span></text:p>
      <text:p text:style-name="P24">Введение и заключение не нумеруются и не должны содержать подразделов.</text:p>
      <text:p text:style-name="P24">Разделы основной части нумеруются арабскими цифрами, точка после цифры не ставится.</text:p>
      <text:p text:style-name="P24">Заголовки разделов пишутся строчными буквами (кроме первой прописной), располагаются в середине строки и не содержат точки в конце. Если заголовок включает несколько предложений, их разделяют точками. Переносы в заголовках не допускаются. Подчеркивать заголовки нельзя.</text:p>
      <text:p text:style-name="P24">Разделы могут содержать подразделы, пункты и подпункты, заголовки подразделов и пунктов начинаются с заглавной буквы и печатаются прописными буквами без точки в конце. Начало заголовка подраздела (пункта, <text:soft-page-break/>подпункта) должно совпадать с началом основного текста раздела. <text:s/>Подразделы, пункты и подпункты нумеруются двух- и трехкратными номерами, разделяемыми точками. Например: пункт 3 подраздела 5 раздела 2 обозначается 2.5.3 и т. д.</text:p>
      <text:p text:style-name="P118">Если раздел или подраздел имеет только один пункт, то его нумеровать не надо.</text:p>
      <text:p text:style-name="P118">Текст каждого подраздела должен быть разбит по смысловому значению на абзацы. Абзац начинается с новой строки с отступом от левого края текста на <text:s/>3- 5 букв.</text:p>
      <text:p text:style-name="P24">Расстояние между заголовками и последующим текстом должно быть не менее 2-х интервалов. Такое же расстояние выдерживается между заголовками раздела и подраздела.</text:p>
      <text:p text:style-name="P118">Текст пояснительной записки должен быть выровнен по ширине.</text:p>
      <text:p text:style-name="P118">Заголовки в содержании ПЗ должны точно соответствовать заголовкам в тексте ПЗ. Сокращение заголовков не допускается.</text:p>
      <text:p text:style-name="P24">Разделы основной части должны начинаться с новой страницы. Это же правило относится к другим основным структурным частям ПЗ: содержанию, введению, заключению, списку литературы, приложениям.</text:p>
      <text:p text:style-name="P118">Нумерация страниц ПЗ выполняется арабскими цифрами в середине страницы и начинается с титульного листа, но номера страниц на титульном листе и задании не ставятся. Поэтому номера страниц появляются только начиная с содержания (обычно страница 3).</text:p>
      <text:p text:style-name="P118">На все таблицы должны быть ссылки в тексте ПЗ. Таблицы нумеруются арабскими цифрами в пределах всего текста. Слева над таблицей пишут номер таблицы (например, Таблица 3) и при необходимости через тире название (заголовок) таблицы.</text:p>
      <text:p text:style-name="P118">Чертежи, графики, схемы, диаграммы и рисунки располагаются в ПЗ непосредственно после текста, в котором они упоминаются впервые. Рисунки нумеруются арабскими цифрами порядковой нумерации в пределах всего текста ПЗ. После каждого рисунка следует надпись: «Рисунок Х. Название рисунка», где Х – номер рисунка.</text:p>
      <text:p text:style-name="P118">Список литературы должен быть выполнен в алфавитном порядке в соответствии с ГОСТа 7.1-2003 Библиографическая запись. Библиографическое описание. Общие требования и правила составления.</text:p>
      <text:p text:style-name="P118">Каждому элементу описания (кроме первого) предшествует знак - точка или тире. Кроме этого применяют следующие разделительные знаки:</text:p>
      <text:p text:style-name="P118">/ (косая черта) – перед сведениями об авторах;</text:p>
      <text:p text:style-name="P118">: (двоеточие) – перед сведениями, относящимися к заглавию;</text:p>
      <text:p text:style-name="P118">, <text:s/>(запятая) – при перечислении авторов, перед годом издания;</text:p>
      <text:p text:style-name="P118">; <text:s/>(точка с запятой) – при перечислении в одной ссылке несколько работ;</text:p>
      <text:p text:style-name="P118">/ / (двойная косая черта) – перед сведениями о документе, в котором помещается составная часть;</text:p>
      <text:p text:style-name="P119"><text:span text:style-name="T24">… </text:span><text:span text:style-name="T5">(многоточие) – при пропуске части фразы.</text:span></text:p>
      <text:p text:style-name="P118">Например:</text:p>
      <text:p text:style-name="P32">Алексеенко А.Г., Шагурин И.И. Микросхемотехника: Учебное пособие. – <text:soft-page-break/>Москва: Радио и связь, 2010.</text:p>
      <text:p text:style-name="P41"><text:span text:style-name="T5">Гук М.Аппаратные средства </text:span><text:span text:style-name="T13">IBM</text:span><text:span text:style-name="T5"> </text:span><text:span text:style-name="T13">PC</text:span><text:span text:style-name="T5">. Энциклопедия.- СПб.: Питер Ком, 2011.</text:span></text:p>
      <text:p text:style-name="P32">Максимов Н.В., Партыка Т.Л., Попов И.И. Архитектура ЭВМ и вычислительных систем: Учебник. – М.: ФОРУМ: - ИНФРА - <text:s/>М, 2010</text:p>
      <text:p text:style-name="P36">1.4.2. Титульный лист</text:p>
      <text:p text:style-name="P32">Титульный лист является стандартным листом, заполняемым по образцу.</text:p>
      <text:p text:style-name="P32">Тема дипломного проекта должна полностью соответствовать приказу об утверждении тем ВКР. Может быть использован бланк, но рекомендуется самостоятельно набрать и напечатать титульный лист. При этом фамилия и инициалы рецензента не указываются, так как до направления на рецензию они не известны.</text:p>
      <text:p text:style-name="P36">1.4.3. Лист задания</text:p>
      <text:p text:style-name="P32">Лист задания является стандартным листом, заполняемым по образцу. Должен использоваться только стандартный бланк. Подпись об утверждении задания должна быть получена во время, указанное в соответствии с графиком выполнения ВКР.</text:p>
      <text:p text:style-name="P32">В качестве срока сдачи дипломного проекта указывается дата проведения рабочей комиссии.</text:p>
      <text:p text:style-name="P32">В качестве исходных данных к проекту перечисляются в виде нумерованного списка количественные и качественные характеристики будущей разработки в зависимости от ее типа, определяемые до начала ДП и дополняющие само задание.</text:p>
      <text:p text:style-name="P32">Содержание расчетно-пояснительной записки переписывается «в одну строку» с детализацией только до уровня разделов, так как на этапе формулировки задания наполнение разделов еще не известно.</text:p>
      <text:p text:style-name="P32">Перечень графического материала также приводится в виде нумерованного списка, соответствующего реальным схемам.</text:p>
      <text:p text:style-name="P32">В качестве даты выдачи задания может указываться любая дата – начиная с даты об утверждении темы дипломного проекта и до начала преддипломной практики. Лист задания должен быть подписан руководителем дипломного проекта и дипломником.</text:p>
      <text:p text:style-name="P36">1.4.4. Перечень условных обозначений</text:p>
      <text:p text:style-name="P32">Перечень условных обозначений не является обязательным разделом ПЗ. Если таковой раздел присутствует, то в него должны выноситься условные обозначения и полные варианты названий наиболее часто употребляемых по тексту ПЗ терминов – в виде особого списка (без нумерации) под названием <text:s/>«ПЕРЕЧЕНЬ УСЛОВНЫХ ОБОЗНАЧЕНИЙ».</text:p>
      <text:p text:style-name="P36">1.4.5. Содержание</text:p>
      <text:p text:style-name="P32">Содержание оформляется в виде особого раздела с названием «СОДЕРЖАНИЕ». В содержание включается только та часть ПЗ, которая следует за ним. Не рекомендуется выносить в содержание названия элементов текста, более «мелких», чем подразделы. Названия разделов в содержании рекомендуется приводить в виде «обычных» предложений, не состоящих только из прописных букв. Лист содержания должен иметь основную надпись, которая <text:soft-page-break/>располагается в его нижней части.</text:p>
      <text:p text:style-name="P36">1.4.6. Основной текст</text:p>
      <text:p text:style-name="P32">Основной текст делится на абзацы. Абзацы рекомендуется начинать с отступом в 1,25 см (первый базовый символ табуляции, равный четырем пробелам). Пустые строки между абзацами не допускаются. Текст абзаца должен выравниваться по ширине. Расстановка переносов может опускаться.</text:p>
      <text:p text:style-name="P32">В конце любых заголовков точки не ставятся. Если заголовок занимает более одной строки и одна либо несколько «промежуточных» точек остаются в конце строк, то их допускается не ставить. Аналогично, если обе кавычки названия в заголовке являются «крайними», то их также допускается не ставить.</text:p>
      <text:p text:style-name="P32">ПЗ должна быть написана от третьего лица и с соблюдением одного стиля.</text:p>
      <text:p text:style-name="P32">В связи со спецификой специальности иноязычные слова рекомендуется приводить прямо (не в транскрипции) и в кавычки не заключать: фирма Microsoft, операционная система Windows XP.</text:p>
      <text:p text:style-name="P41"><text:span text:style-name="T5">Наиболее часто встречающиеся термины по возможности рекомендуется <text:s/>сокращать. При первом упоминании в ПЗ термин приводится полностью и за ним в скобках дается сокращение. Далее по всему тексту ПЗ используется сокращение: </text:span><text:span text:style-name="T31">… разрабатываемое программное обеспечение (ПО) … . … в состав ПО... .</text:span></text:p>
      <text:p text:style-name="P32">При наличии списка условных сокращений их можно использовать сразу. В заголовках разделов и подразделов термины рекомендуется приводить без сокращений (они будут фигурировать в содержании и так далее).</text:p>
      <text:p text:style-name="P41"><text:span text:style-name="T5">По необходимости по ходу текста могут выделяться ключевые слова. Ключевые слова рекомендуется выделять курсивом: </text:span><text:span text:style-name="T9">…</text:span><text:span text:style-name="T5"> называется </text:span><text:span text:style-name="T17">классом.</text:span></text:p>
      <text:p text:style-name="P32">Делать выделения фрагментов текста полужирным шрифтом (кроме названий разделов, подразделов, пунктов и подпунктов) внутри ПЗ не рекомендуется вообще. Наличие сносок не допускается.</text:p>
      <text:p text:style-name="P36">1.4.7. Разделы</text:p>
      <text:p text:style-name="P32">ПЗ обычно состоит из разделов, подразделов, пунктов и подпунктов. Более мелкую степень детализации вводить нецелесообразно.</text:p>
      <text:p text:style-name="P32">Каждый раздел должен начинаться с новой страницы. Номер и название раздела дается в центре первой строки страницы прописными буквами. Нумеруются все разделы между введением и заключением. Специфические разделы, такие как введение, заключение, список литературы и так далее, не нумеруются.</text:p>
      <text:p text:style-name="P32">Подразделы, пункты и подпункты на новые страницы не выносятся. Они отделяются друг от друга пустыми строками (по одной). Названия подразделов рекомендуется выравнивать по центру строки, пунктов – выравнивать по левому краю через одну позицию табуляции, подпунктов – интегрировать в абзацы. Названия подразделов, пунктов и подпунктов рекомендуется давать строчными буквами, начиная с прописной.</text:p>
      <text:p text:style-name="P32">Названия разделов, подразделов, пунктов и подпунктов (не в содержании) рекомендуется печатать полужирным шрифтом. Названия не должны разрываться при переходах на следующие страницы и не должны оставаться <text:soft-page-break/>«висеть» внизу страниц.</text:p>
      <text:p text:style-name="P32">Обязательным является соблюдение одного выбранного стиля в пределах всей ПЗ.</text:p>
      <text:p text:style-name="P32">Примеры:</text:p>
      <text:p text:style-name="P36">1. НАЗВАНИЕ РАЗДЕЛА</text:p>
      <text:p text:style-name="P32">Текст раздела. Текст раздела. Текст раздела. Текст раздела. Текст раздела.</text:p>
      <text:p text:style-name="P36">1.1. Название подраздела</text:p>
      <text:p text:style-name="P32">Текст подраздела. Текст подраздела. Текст подраздела. Текст подраздела. Текст подраздела.</text:p>
      <text:p text:style-name="P36">1.1.1. Название пункта</text:p>
      <text:p text:style-name="P32">Текст пункта. Текст пункта. Текст пункта. Текст пункта. Текст пункта. Текст пункта.</text:p>
      <text:p text:style-name="P36">1.1.1.1. Возможное название подпункта.</text:p>
      <text:p text:style-name="P32">Текст подпункта. Текст подпункта.</text:p>
      <text:p text:style-name="P32">При необходимости по тексту ПЗ могут встречаться ссылки на разделы, подразделы, пункты и подпункты. Примеры:</text:p>
      <text:p text:style-name="P41"><text:span text:style-name="T24">… </text:span><text:span text:style-name="T5">текст (см. разд. 1, 2). … текст (см. пункты. 1.3.1 – 1.3.4). … текст (см. введение).</text:span></text:p>
      <text:p text:style-name="P41"><text:span text:style-name="T24">… </text:span><text:span text:style-name="T5">в подразделе <text:s/>2.3 … в подпунктах 1.3.2.1 – 1.3.2.4 … в заключении</text:span><text:span text:style-name="T9"> …</text:span></text:p>
      <text:p text:style-name="P32">В пределах разделов подразделы, пункты и подпункты вводятся в текст по мере необходимости. Кроме того, могут встречаться «локальные» введения и заключения, например, как подразделы (в этом случае они нумеруются).</text:p>
      <text:p text:style-name="P32">Специфические разделы имеют особенности оформления. Введение и заключение не разбиваются на подразделы, а перечень условных обозначений и список использованных источников оформляются по особым правилам (см. <text:s/>пп.2.3.4; 2.3.13).</text:p>
      <text:p text:style-name="P36">1.4.8. Рисунки</text:p>
      <text:p text:style-name="P32">Рисунки вводятся в любое место ПЗ по мере необходимости. Рекомендуется отделять рисунки от текста и друг от друга одной пустой строкой сверху и/или снизу. Рисунки должны выравниваться по центру строк, на которых они расположены.</text:p>
      <text:p text:style-name="P32">Рисунки должны нумероваться в пределах разделов: первая цифра отражает номер раздела, вторая – номер рисунка в разделе. Подпись с номером и названием помещается под рисунком, через одну пустую строку. Название должно начинаться с прописной буквы. <text:s/>Название может отсутствовать. Нумеруются все рисунки, содержащиеся в ПЗ.</text:p>
      <text:p text:style-name="P32">Примеры:</text:p>
      <text:p text:style-name="P41"><text:span text:style-name="T9">а)</text:span><text:span text:style-name="T5"> </text:span><text:span text:style-name="T9">б)</text:span><text:span text:style-name="T5"> </text:span></text:p>
      <text:p text:style-name="P32">Рис. 1.1. Название рисунка: а – название части а; б – название части б</text:p>
      <text:p text:style-name="P41"/>
      <text:p text:style-name="P32">Рис. 1.2. Название рисунка</text:p>
      <text:p text:style-name="P41"/>
      <text:p text:style-name="P32">Рис. 1.3</text:p>
      <text:p text:style-name="P32">На каждый рисунок, по крайней мере, должна быть одна ссылка, расположенная на текущей, предыдущей или последующей странице, одним из <text:soft-page-break/>способов:</text:p>
      <text:p text:style-name="P41"><text:span text:style-name="T24">… </text:span><text:span text:style-name="T5">на рисунке:</text:span></text:p>
      <text:p text:style-name="P32">тело рисунка с подписью</text:p>
      <text:p text:style-name="P41"><text:span text:style-name="T24">… </text:span><text:span text:style-name="T5">текст (см. рис. 2.3). <text:tab/>… на рис. 2.5 <text:s/>…</text:span></text:p>
      <text:p text:style-name="P41"><text:span text:style-name="T5">Для обеспечения удобства восприятия рисунок, может быть, повернут (налево) и вынесен на отдельную страницу. Если рисунок не помещается на страницу, он может быть вынесен в приложение. Все рисунки в ПЗ, </text:span><text:span text:style-name="T31">кроме скриншотов,</text:span><text:span text:style-name="T5"> должны быть выполнены в черно-белых вариантах или вариантах с оттенками серого цвета.</text:span></text:p>
      <text:p text:style-name="P36">1.4.9. Таблицы</text:p>
      <text:p text:style-name="P32">Таблицы также вводятся в любое место ПЗ по мере необходимости. Рекомендуется отделять таблицы от текста и друг от друга одной пустой строкой сверху и/или снизу. Таблицы выравниваются по центру строк, на которых расположены.</text:p>
      <text:p text:style-name="P32">Таблицы должны нумероваться в пределах разделов: первая цифра отражает номер раздела, вторая – номер таблицы в разделе. Надпись с номером помещается над таблицей и «подгоняется» табуляцией к правой стороне строки так, чтобы слово «Таблица» начиналось с одним отступом для всех таблиц. Ниже может следовать название таблицы, которое выравнивается по центру. Название таблицы должно начинаться с прописной буквы. Нумеруются все таблицы, содержащиеся в ПЗ.</text:p>
      <text:p text:style-name="P32">Рекомендуется использовать таблицы простых стилей с разделением строк и столбцов сплошными тонкими линиями, заполнять таблицы шрифтом Times New Roman <text:s/>подходящего размера и с подходящим интервалом, располагать таблицу по всей ширине строк. Ячейки могут группироваться. Если таблица занимает более одной страницы или если существует необходимость в прямых ссылках на столбцы таблицы, то под «шапкой» вводится дополнительная строка с нумерацией столбцов. На каждую таблицу должна быть одна ссылка, расположенная на текущей, предыдущей или последующей странице, одним из способов:</text:p>
      <text:p text:style-name="P41"><text:span text:style-name="T24">… </text:span><text:span text:style-name="T5">в таблице:</text:span></text:p>
      <text:p text:style-name="P32">Тело таблицы с надписью</text:p>
      <text:p text:style-name="P41"><text:span text:style-name="T24">… </text:span><text:span text:style-name="T5">текст (см. табл. 2.1). … в табл. 2.3 …</text:span></text:p>
      <text:p text:style-name="P32">Для обеспечения удобства восприятия таблица может быть повернута (налево) и вынесена на отдельную страницу. Если таблица не помещается на страницу, она может быть вынесена в приложение.</text:p>
      <text:p text:style-name="P36">1.4.10. Формулы</text:p>
      <text:p text:style-name="P32">Формулы вводятся при необходимости. Являются составными частями предложений, что требует расстановки соответствующих знаков препинания. Выносятся на отдельные строки и отделяются от текста и друг от друга одной пустой строкой сверху и/или снизу. Начинаются (и продолжаются, если занимают более одной строки) с отступом, равным отступу для абзаца. Перенос формулы на другую строку допускается только после знаков равенства, сложения, вычитания, умножения либо деления.</text:p>
      <text:p text:style-name="P32">Формулы нумеруются в пределах разделов: первая цифра указывает <text:soft-page-break/>номер раздела, вторая – номер формулы в разделе. Номер заключается в круглые скобки, помещается в последнюю строку, занимаемую формулой, и подгоняется табуляцией к правой стороне строки так, чтобы номера начинались с одним отступом для всех формул. Нумеруются все формулы, содержащиеся в ПЗ. Присутствующие в формулах параметры и в формулах, и по тексту выделяются курсивом. Пример формулы:</text:p>
      <text:p text:style-name="P41"><text:span text:style-name="T24">… </text:span><text:span text:style-name="T5">текст по формуле</text:span></text:p>
      <text:p text:style-name="P41"><text:span text:style-name="T17">А = (B - C / D + 12345) * 76543</text:span><text:span text:style-name="T5"> ;<text:tab/><text:tab/><text:tab/> (1.1)</text:span></text:p>
      <text:p text:style-name="P41"><text:span text:style-name="T5">где: </text:span><text:span text:style-name="T17">А</text:span><text:span text:style-name="T5"> – описание, В вычисляется по формуле:</text:span></text:p>
      <text:p text:style-name="P41"><text:span text:style-name="T17">В =D*F</text:span><text:span text:style-name="T18">;</text:span><text:span text:style-name="T17"><text:tab/><text:tab/><text:tab/></text:span><text:span text:style-name="T5"><text:tab/><text:tab/>(1.2)</text:span></text:p>
      <text:p text:style-name="P32">где D – описание, F – описание; C – описание и</text:p>
      <text:p text:style-name="P41"><text:span text:style-name="T5"><text:tab/><text:tab/></text:span><text:span text:style-name="T17">C = 3,1415926</text:span><text:span text:style-name="T5"><text:tab/><text:tab/><text:tab/><text:tab/><text:tab/><text:tab/>(1.3)</text:span></text:p>
      <text:p text:style-name="P41"><text:span text:style-name="T5">или <text:tab/><text:tab/></text:span><text:span text:style-name="T17">C = 1,5798463</text:span><text:span text:style-name="T5"><text:tab/><text:tab/><text:tab/><text:tab/><text:tab/><text:tab/>(1.4)</text:span></text:p>
      <text:p text:style-name="P32">Если формула достаточно простая, то она может не выноситься на отдельную строку, при отсутствии потребности на нее ссылаться.</text:p>
      <text:p text:style-name="P32">Пример:</text:p>
      <text:p text:style-name="P41"><text:span text:style-name="T24">… </text:span><text:span text:style-name="T5">текст D = </text:span><text:span text:style-name="T17">р </text:span><text:span text:style-name="T5">текст <text:s/>…</text:span></text:p>
      <text:p text:style-name="P32">Ссылаться на формулы можно следующими способами:</text:p>
      <text:p text:style-name="P41"><text:span text:style-name="T24">… </text:span><text:span text:style-name="T5">по формуле</text:span></text:p>
      <text:p text:style-name="P32">тело формулы</text:p>
      <text:p text:style-name="P41"><text:span text:style-name="T10">…</text:span><text:span text:style-name="T24"> </text:span><text:span text:style-name="T5">текст (см. формулу 2.3) … в формуле 3.5 … <text:s/>в <text:s text:c="2"/>(2.5) …</text:span></text:p>
      <text:p text:style-name="P36">1.4.11. Списки</text:p>
      <text:p text:style-name="P32">В ПЗ могут встречаться списки, состоящие из двух или более элементов. Существуют два основных типа списков (а также их комбинации): нумерованные и <text:s/>маркированные.</text:p>
      <text:p text:style-name="P32">Первые обычно применяются для выделения при перечислениях существенных элементов текста или элементов, требующих разъяснения. Рекомендуемый стиль:</text:p>
      <text:p text:style-name="P32">1).Название. Возможное пояснение. Возможное пояснение.</text:p>
      <text:p text:style-name="P32">2). Название. Возможное пояснение.</text:p>
      <text:p text:style-name="P32">............................................................</text:p>
      <text:p text:style-name="P32">..). Название. Возможное пояснение.</text:p>
      <text:p text:style-name="P32">Вторые обычно применяются при «быстрых» перечислениях иногда большого числа элементов текста, которые имеют законченный смысл и не требуют дальнейших пояснений. Рекомендуемый стиль:</text:p>
      <text:p text:style-name="P41"><text:span text:style-name="T24">– </text:span><text:span text:style-name="T5">название, возможный текст, возможный текст, возможный текст,</text:span></text:p>
      <text:p text:style-name="P32">возможный текст;</text:p>
      <text:p text:style-name="P41"><text:span text:style-name="T24">– </text:span><text:span text:style-name="T5">название, возможный текст;</text:span></text:p>
      <text:p text:style-name="P38">…</text:p>
      <text:p text:style-name="P41"><text:span text:style-name="T24">– </text:span><text:span text:style-name="T5">название, возможный текст.</text:span></text:p>
      <text:p text:style-name="P32">В любом случае выбранные стили списков должны применяться по всей ПЗ.</text:p>
      <text:p text:style-name="P49">1.4.12. Фрагменты программ</text:p>
      <text:p text:style-name="P50">Иногда в ПЗ включаются фрагменты программ или файлов, консольные команды и так далее В таких случаях рекомендуется выносить их на отдельные <text:soft-page-break/>строки, начиная с отступа, равного отступу для абзаца, и отделять опять же с помощью пустых строк. Кроме того, в этих случаях, а также для названий команд операционной системы, пунктов меню, клавиш и так далее должен использоваться шрифт Courier New. Пример: <text:tab/><text:tab/><text:tab/><text:tab/><text:tab/><text:tab/><text:tab/><text:tab/><text:tab/>c:&gt; echo "BREAK"</text:p>
      <text:p text:style-name="P41"><text:span text:style-name="T39">… </text:span><text:span text:style-name="T31">нажатие CTRL-ALT-DEL приводит к … метод create()…</text:span></text:p>
      <text:p text:style-name="P36">1.4.13. Список использованных источников</text:p>
      <text:p text:style-name="P32">Раздел, посвященный обзору литературы, а также весь текст ПЗ должен содержать ссылки на литературу. Один общий список выносится в самостоятельный раздел под названием «СПИСОК ИСПОЛЬЗОВАННЫХ ИСТОЧНИКОВ».</text:p>
      <text:p text:style-name="P32">Сведения об использованных источниках необходимо приводить в соответствии с требованиями ГОСТа 7.1-2003 Библиографическая запись. Библиографическое описание. Общие требования и правила составления. В общем случае, если возможно, последовательно указываются:</text:p>
      <text:list xml:id="list4607683826346453232" text:style-name="WW8Num5">
        <text:list-item>
          <text:p text:style-name="P148">заглавие и сведения об ответственности (основное заглавие, общее обозначение материала, относящиеся к заглавию сведения, сведения об ответственности);</text:p>
        </text:list-item>
      </text:list>
      <text:list xml:id="list6939600461504772299" text:style-name="WW8Num6">
        <text:list-item>
          <text:p text:style-name="P149">издание (сведения об издании, относящиеся к изданию сведения об ответственности, дополнительные сведения об издании, относящиеся к дополнительным сведениям об издании сведения об ответственности);</text:p>
        </text:list-item>
        <text:list-item>
          <text:p text:style-name="P149">специфические сведения;</text:p>
        </text:list-item>
        <text:list-item>
          <text:p text:style-name="P149">выходные данные (место издания, имя издателя, дата издания);</text:p>
        </text:list-item>
        <text:list-item>
          <text:p text:style-name="P149">физические характеристики (специфическое обозначение материала и объем, другие сведения);</text:p>
        </text:list-item>
        <text:list-item>
          <text:p text:style-name="P149">серия (основное заглавие серии, относящиеся к заглавию серии сведения, относящиеся к серии сведения об ответственности);</text:p>
        </text:list-item>
        <text:list-item>
          <text:p text:style-name="P149">примечание;</text:p>
        </text:list-item>
        <text:list-item>
          <text:p text:style-name="P149">стандартный номер и условие доступности (стандартный номер,</text:p>
        </text:list-item>
        <text:list-item>
          <text:p text:style-name="P149">условие доступности, дополнительные сведения).</text:p>
        </text:list-item>
      </text:list>
      <text:p text:style-name="P32">Перечисленные так называемые области разделяются с помощью так называемых знаков предписанной пунктуации «. –». Внутри областей применяются другие знаки предписанной пунктуации («:», «/» и др.) Все такие знаки отделяются одним пробелом до знака (кроме знаков начинающихся с «.» либо с «,») и одним пробелом – после. Первые буквы областей, заглавий и общего обозначения материала – прописные. Общее обозначение материала приводится в квадратных скобках. Вся область серии и дополнительные сведения в области стандартного номера и условий доступности заключаются в круглые скобки. Во всех областях используются стандартные сокращения и действуют правила расстановки знаков препинания. Заглавия приводятся полностью. Сокращения при перечислениях заключаются в квадратные скобки («[и др.]», «[etc.]» и др.) Сокращаются (стандартно) только названия городов: Минск, Санкт-Петербург и Москва («Мн.», «СПб.» и «М.» соответственно).</text:p>
      <text:p text:style-name="P32">Основные термины для общего обозначения материала (применительно к специальности):</text:p>
      <text:list xml:id="list8944165191404829456" text:style-name="WW8Num7">
        <text:list-item>
          <text:p text:style-name="P150"><text:soft-page-break/>видеозапись (video recording);</text:p>
        </text:list-item>
        <text:list-item>
          <text:p text:style-name="P150">звукозапись (sound recording);</text:p>
        </text:list-item>
        <text:list-item>
          <text:p text:style-name="P150">мультимедиа (multimedia);</text:p>
        </text:list-item>
        <text:list-item>
          <text:p text:style-name="P150">электронный ресурс (electronic resource).</text:p>
        </text:list-item>
        <text:list-item>
          <text:p text:style-name="P151">специфические обозначения материалов для основных электронных ресурсов (применительно к специальности):</text:p>
        </text:list-item>
        <text:list-item>
          <text:p text:style-name="P150">компакт-диск;</text:p>
        </text:list-item>
        <text:list-item>
          <text:p text:style-name="P150">дискета;</text:p>
        </text:list-item>
        <text:list-item>
          <text:p text:style-name="P150">электронные данные (файл, страница WWW и др.)</text:p>
        </text:list-item>
      </text:list>
      <text:p text:style-name="P32">Для электронных данных в качестве условия доступности обязательно указывается режим доступа. В конце элемента списка ставится точка.</text:p>
      <text:p text:style-name="P39">Пример указания книги с одним автором:</text:p>
      <text:p text:style-name="P32">Троелсен Э. С# и платформа .NET. Библиотека программиста. – СПб.: Питер, 2002. – 800 с. <text:s/></text:p>
      <text:p text:style-name="P39">Пример указания книги с количеством авторов до трех включительно:</text:p>
      <text:p text:style-name="P41"><text:span text:style-name="T5">Гедранович В.В., Змеева Ю.В. Технологии организации, хранения и обработки данных: Учеб.</text:span><text:span text:style-name="T25">-</text:span><text:span text:style-name="T5">метод. комплекс. – Мн.: Изд</text:span><text:span text:style-name="T25">-</text:span><text:span text:style-name="T5">во МИУ, </text:span><text:span text:style-name="T25">2004. – 160 </text:span><text:span text:style-name="T5">с.</text:span></text:p>
      <text:p text:style-name="P39">Пример указания книги с количеством авторов, большим трех:</text:p>
      <text:p text:style-name="P32">Основы Web-технологий/ Храмцов П.Б. [и др.]/ Под. ред. Храмцова П.Б.</text:p>
      <text:p text:style-name="P41"><text:span text:style-name="T24">—</text:span><text:span text:style-name="T5">М.:ИНТУИТ.РУ « Интернет-Университет-Информационных Технологий», 2003.</text:span></text:p>
      <text:p text:style-name="P41"><text:span text:style-name="T24">— </text:span><text:span text:style-name="T5">512 с.</text:span></text:p>
      <text:p text:style-name="P39">Пример указания зарубежной книги:</text:p>
      <text:p text:style-name="P40">Embedded Microcontrollers : Databook / Intel Corpocation. – Santa Clara, Ca, 1994.</text:p>
      <text:p text:style-name="P39">Пример указания многотомного издания:</text:p>
      <text:p text:style-name="P32">Кнут Д.Э. Искусство программирования: Учеб. пособие, в 3 т. -М.: Вильямс, 2000.– Т.1 – 3.</text:p>
      <text:p text:style-name="P39">Пример указания одного из томов многотомного издания:</text:p>
      <text:p text:style-name="P32">Кнут Д.Э. Искусство программирования: Учеб. пособие, в 3 т. .-М.: Вильямс, 2000. – Т. 3. – 822 с.</text:p>
      <text:p text:style-name="P39">Пример указания статьи в сборнике:</text:p>
      <text:p text:style-name="P32">Суша Н.В. Взаимосвязь экономики и образования: инновационный подход //Управление в социальных и экономических системах: Материалы XI междунар. науч.практ. конф., 23 мая 2004 г., г. Минск. – Мн.: Изд-во МИУ, 2004. – c. 15-23.</text:p>
      <text:p text:style-name="P39">Пример указания адреса WWW в сети Internet:</text:p>
      <text:p text:style-name="P41"><text:span text:style-name="T5">Лебедев А.В. Информационные технологии и новые формы образования. [Электрон. ресурс] – 20 ноября 2004. – Режим доступа: </text:span><text:a xlink:type="simple" xlink:href="http://www.msses.ru/win/faculty/culture/distant.html" text:style-name="Internet_20_link" text:visited-style-name="Visited_20_Internet_20_Link"><text:span text:style-name="Internet_20_link"><text:span text:style-name="T5">http://www.msses.ru/win/faculty/culture/distant.html</text:span></text:span></text:a></text:p>
      <text:p text:style-name="P39">Пример указания компакт-диска:</text:p>
      <text:p text:style-name="P41"><text:span text:style-name="T5">Васин Б.И., Галаев Д.А. Повышение эффективности использования вычислительной техники в процессе обучения [Электрон. ресурс] </text:span><text:span text:style-name="T25">// </text:span><text:span text:style-name="T5">Вопросы интернет</text:span><text:span text:style-name="T25">-</text:span><text:span text:style-name="T5">образования. – </text:span><text:span text:style-name="T25">2001. – </text:span><text:span text:style-name="T5"><text:s/></text:span><text:span text:style-name="T25">1. – 1 </text:span><text:span text:style-name="T5">С</text:span><text:span text:style-name="T25">D-ROM.</text:span></text:p>
      <text:p text:style-name="P32"><text:soft-page-break/>Список литературы – это нумерованный список, который должен сортироваться либо по алфавиту, либо в соответствии с порядком упоминания источников в ПЗ. Источники, на которые ссылок нет, не нумеруются.</text:p>
      <text:p text:style-name="P32">Ссылки на литературные источники, представляют собой их номера (может быть несколько сразу), заключенные в квадратные скобки, причем ссылки наносятся поверх текста. Пример:</text:p>
      <text:p text:style-name="P41"><text:span text:style-name="T24">… </text:span><text:span text:style-name="T5">данный метод [1,4-7] используется наиболее часто …</text:span></text:p>
      <text:p text:style-name="P36">1.4.14. Приложения</text:p>
      <text:p text:style-name="P32">Приложения последовательно нумеруются десятичными числами. Надпись делается либо в первой строке непосредственно первого листа приложения (если он формата А4 и может быть надписан), либо на чистом листе (примерно на уровне одной третьей части от его высоты), дополнительно вставляемом перед приложением (приложение расположено на нестандартном листе, приложение является спецификацией). Надпись допускается делать либо прописными буквами и выравнивать по центру (в обоих случаях), либо строчными буквами, начиная с прописной, и подгонять к правому краю строки (в первом случае). Если приложение одно, то оно не нумеруется вообще и, соответственно, в надписи номер опускается. Приложение может иметь название. Если надпись делается прописными буквами, то название «прикрепляется» к ее концу и также дается прописными буквами. В противном случае название пишется строчными буквами, начиная с прописной буквы, и также выравнивается по центру. Все приложения должны подписываться аналогично. Примеры (каждый пример относится к отдельной странице):</text:p>
      <text:p text:style-name="P32">ПРИЛОЖЕНИЕ 1 НАЗВАНИЕ ПРИЛОЖЕНИЯ</text:p>
      <text:p text:style-name="P41"><text:span text:style-name="T24">… </text:span><text:span text:style-name="T5">текст <text:s/>приложения … </text:span><text:span text:style-name="T9"><text:tab/><text:tab/><text:tab/><text:tab/><text:tab/></text:span><text:span text:style-name="T5"><text:tab/><text:tab/><text:tab/><text:tab/><text:tab/><text:tab/>Приложение 1</text:span></text:p>
      <text:p text:style-name="P32">Название <text:s/>приложения. Название <text:s/><text:tab/><text:tab/><text:tab/><text:tab/><text:tab/>приложения <text:tab/><text:tab/><text:tab/><text:tab/><text:tab/> …текст <text:s/>приложения …</text:p>
      <text:p text:style-name="P32">ПРИЛОЖЕНИЕ</text:p>
      <text:p text:style-name="P32">На оформление внутренней части приложений не накладывается никаких ограничений, но рекомендуется следовать общепринятым подходам. Например, исходные тексты программ печатать более мелким шрифтом. В приложениях могут содержаться рисунки и таблицы. Они нумеруются аналогично основным, но цифру – номер раздела заменяет число – номер приложения. Если приложение состоит только из одного рисунка или из одной таблицы, то этот рисунок или эта таблица могут <text:s/>не нумероваться вообще.</text:p>
      <text:p text:style-name="P32">Не рекомендуется, чтобы приложения занимали более 30 процентов от общего объема ПЗ.</text:p>
      <text:p text:style-name="P32">Если листы приложений имеют размер больше, чем А4, или вообще нестандартный размер, то они складываются по размеру А4 и левым верхним углом подшиваются к ПЗ. Основная надпись (если она присутствует) должна быть видна и, кроме того, лист должен полностью раскладываться одним движением руки. Пример подшивки листа формата А1 к ПЗ показан на рис. 1.4.14.1.</text:p>
      <text:p text:style-name="P41"><text:soft-page-break/><draw:frame draw:style-name="fr1" draw:name="Изображение5" text:anchor-type="as-char" svg:width="16.997cm" svg:height="1.976cm" draw:z-index="0"><draw:image xlink:href="Pictures/10000000000004F20000009391B4AF721679490C.jpg" xlink:type="simple" xlink:show="embed" xlink:actuate="onLoad"/></draw:frame></text:p>
      <text:p text:style-name="P32">Рис.1.4.14.1. Пример подшивки приложения</text:p>
      <text:p text:style-name="P32">На каждое приложение должна быть хотя бы одна ссылка по тексту ПЗ:</text:p>
      <text:p text:style-name="P41"><text:span text:style-name="T24">… </text:span><text:span text:style-name="T5">текст (см. прил. 1) …<text:tab/><text:tab/>… текст… в прил. 2 текст … .</text:span></text:p>
      <text:p text:style-name="P36">1.4.15. Оформление схем проекта</text:p>
      <text:p text:style-name="P32">Можно выделить следующие наиболее часто встречающиеся категории схем проекта:</text:p>
      <text:list xml:id="list5498150588260160288" text:style-name="WW8Num8">
        <text:list-item>
          <text:p text:style-name="P152">ххххх</text:p>
        </text:list-item>
      </text:list>
      <text:p text:style-name="P41"/>
      <text:p text:style-name="P41"/>
      <text:p text:style-name="P41"/>
      <text:p text:style-name="P41"/>
      <text:p text:style-name="P51"/>
      <text:p text:style-name="P92"><text:bookmark text:name="__DdeLink__48676_1742871839"/>Приложение 3</text:p>
      <text:p text:style-name="P73"/>
      <text:p text:style-name="P78">МИНИСТЕРСТВО ОБРАЗОВАНИЯ НИЖЕГОРОДСКОЙ ОБЛАСТИ</text:p>
      <text:p text:style-name="P78">ГОСУДАРСТВЕННОЕ БЮДЖЕТНОЕ ПРОФЕССИОНАЛЬНОЕ </text:p>
      <text:p text:style-name="P78">ОБРАЗОВАТЕЛЬНОЕ УЧРЕЖДЕНИЕ </text:p>
      <text:p text:style-name="P78">«НИЖЕГОРОДСКИЙ РАДИОТЕХНИЧЕСКИЙ КОЛЛЕДЖ»</text:p>
      <text:p text:style-name="P121"/>
      <text:p text:style-name="P120"/>
      <text:p text:style-name="P120"/>
      <text:p text:style-name="P120"/>
      <text:p text:style-name="P120"/>
      <text:p text:style-name="P120"/>
      <text:p text:style-name="P120"/>
      <text:p text:style-name="P120"/>
      <text:p text:style-name="P121"/>
      <text:p text:style-name="P124">Выпускная квалификационная работа</text:p>
      <text:p text:style-name="P125">(дипломный проект)</text:p>
      <text:p text:style-name="P121"/>
      <text:p text:style-name="P126">Специальность:</text:p>
      <text:p text:style-name="P129">код и наименование специальности</text:p>
      <text:p text:style-name="P120"/>
      <text:p text:style-name="P120"/>
      <text:p text:style-name="P120"/>
      <text:p text:style-name="P120"/>
      <text:p text:style-name="P120"/>
      <text:p text:style-name="P120"/>
      <text:p text:style-name="P120"/>
      <text:p text:style-name="P120"/>
      <text:p text:style-name="P131"/>
      <text:p text:style-name="P120"/>
      <text:p text:style-name="P120"/>
      <text:p text:style-name="P120"/>
      <text:p text:style-name="P120"/>
      <text:p text:style-name="P120"/>
      <text:p text:style-name="P120"/>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33">Разработал:</text:p>
            <text:p text:style-name="P133">Обучающийся группы_________________</text:p>
            <text:p text:style-name="P133">ФИО___________________________</text:p>
          </table:table-cell>
          <table:table-cell table:style-name="Таблица2.A1" office:value-type="string">
            <text:p text:style-name="P128">Руководитель работы:</text:p>
            <text:p text:style-name="P120"/>
            <text:p text:style-name="P128">ФИО____________________</text:p>
          </table:table-cell>
        </table:table-row>
      </table:table>
      <text:p text:style-name="P120"/>
      <text:p text:style-name="P120"/>
      <text:p text:style-name="P120"/>
      <text:p text:style-name="P126">Нижний Новгород</text:p>
      <text:p text:style-name="P121"/>
      <text:p text:style-name="P126">2016</text:p>
      <text:p text:style-name="P73"/>
      <text:p text:style-name="P51"/>
      <text:p text:style-name="P51"/>
      <text:p text:style-name="P51"/>
      <text:p text:style-name="P51"/>
      <text:p text:style-name="P92">Приложение 4</text:p>
      <text:p text:style-name="P51"/>
      <text:p text:style-name="P65">СОДЕРЖАНИЕ ВЫПУСКНОЙ КВАЛИФИКАЦИОННОЙ РАБОТЫ</text:p>
      <text:p text:style-name="P51"/>
      <text:p text:style-name="P51"/>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9"><text:span text:style-name="T24">№ </text:span><text:span text:style-name="T2">п/п</text:span></text:p>
          </table:table-cell>
          <table:table-cell table:style-name="Таблица3.A1" office:value-type="string">
            <text:p text:style-name="P11">Наименование</text:p>
          </table:table-cell>
          <table:table-cell table:style-name="Таблица3.C1" office:value-type="string">
            <text:p text:style-name="P11">Количество листов</text:p>
          </table:table-cell>
        </table:table-row>
        <table:table-row table:style-name="Таблица3.1">
          <table:table-cell table:style-name="Таблица3.A2" office:value-type="string">
            <text:list xml:id="list6982596494650983467" text:style-name="WW8Num11">
              <text:list-item>
                <text:p text:style-name="P143"/>
              </text:list-item>
            </text:list>
          </table:table-cell>
          <table:table-cell table:style-name="Таблица3.A2" office:value-type="string">
            <text:p text:style-name="P55">Задание на выполнение выпускной квалификационной работы</text:p>
          </table:table-cell>
          <table:table-cell table:style-name="Таблица3.C2" office:value-type="string">
            <text:p text:style-name="P14"/>
          </table:table-cell>
        </table:table-row>
        <table:table-row table:style-name="Таблица3.1">
          <table:table-cell table:style-name="Таблица3.A2" office:value-type="string">
            <text:list xml:id="list122423523381598" text:continue-numbering="true" text:style-name="WW8Num11">
              <text:list-item>
                <text:p text:style-name="P144"/>
              </text:list-item>
            </text:list>
          </table:table-cell>
          <table:table-cell table:style-name="Таблица3.A2" office:value-type="string">
            <text:p text:style-name="P2"><text:span text:style-name="T67">Пояснительная записка </text:span><text:span text:style-name="T68">к выпускной квалификационной работе</text:span></text:p>
          </table:table-cell>
          <table:table-cell table:style-name="Таблица3.C2" office:value-type="string">
            <text:p text:style-name="P14"/>
          </table:table-cell>
        </table:table-row>
        <table:table-row table:style-name="Таблица3.1">
          <table:table-cell table:style-name="Таблица3.A2" office:value-type="string">
            <text:list xml:id="list122424024313785" text:continue-numbering="true" text:style-name="WW8Num11">
              <text:list-item>
                <text:p text:style-name="P154"/>
              </text:list-item>
            </text:list>
          </table:table-cell>
          <table:table-cell table:style-name="Таблица3.A2" office:value-type="string">
            <text:p text:style-name="P13"><text:span text:style-name="T2">Графические материалы </text:span><text:bookmark text:name="__DdeLink__47687_1742871839"/><text:span text:style-name="T2">выпускной квалификационной работы</text:span></text:p>
          </table:table-cell>
          <table:table-cell table:style-name="Таблица3.C2" office:value-type="string">
            <text:p text:style-name="P14"/>
          </table:table-cell>
        </table:table-row>
        <table:table-row table:style-name="Таблица3.1">
          <table:table-cell table:style-name="Таблица3.A2" office:value-type="string">
            <text:list xml:id="list122423300931191" text:continue-numbering="true" text:style-name="WW8Num11">
              <text:list-item>
                <text:p text:style-name="P154"/>
              </text:list-item>
            </text:list>
          </table:table-cell>
          <table:table-cell table:style-name="Таблица3.A2" office:value-type="string">
            <text:p text:style-name="P15">Календарный график выполнения выпускной квалификационной работы</text:p>
          </table:table-cell>
          <table:table-cell table:style-name="Таблица3.C2" office:value-type="string">
            <text:p text:style-name="P14"/>
          </table:table-cell>
        </table:table-row>
        <table:table-row table:style-name="Таблица3.1">
          <table:table-cell table:style-name="Таблица3.A2" office:value-type="string">
            <text:list xml:id="list122424456119058" text:continue-numbering="true" text:style-name="WW8Num11">
              <text:list-item>
                <text:p text:style-name="P154"/>
              </text:list-item>
            </text:list>
          </table:table-cell>
          <table:table-cell table:style-name="Таблица3.A2" office:value-type="string">
            <text:p text:style-name="P13"><text:span text:style-name="T2">Отзывы</text:span> <text:span text:style-name="T2">на выпускную квалификационную работу</text:span></text:p>
          </table:table-cell>
          <table:table-cell table:style-name="Таблица3.C2" office:value-type="string">
            <text:p text:style-name="P14"/>
          </table:table-cell>
        </table:table-row>
        <table:table-row table:style-name="Таблица3.1">
          <table:table-cell table:style-name="Таблица3.A2" office:value-type="string">
            <text:list xml:id="list122423073072833" text:continue-numbering="true" text:style-name="WW8Num11">
              <text:list-item>
                <text:p text:style-name="P154"/>
              </text:list-item>
            </text:list>
          </table:table-cell>
          <table:table-cell table:style-name="Таблица3.A2" office:value-type="string">
            <text:p text:style-name="P12">Рецензия на выпускную квалификационную работу</text:p>
          </table:table-cell>
          <table:table-cell table:style-name="Таблица3.C2" office:value-type="string">
            <text:p text:style-name="P14"/>
          </table:table-cell>
        </table:table-row>
        <table:table-row table:style-name="Таблица3.1">
          <table:table-cell table:style-name="Таблица3.A2" office:value-type="string">
            <text:list xml:id="list122423643646693" text:continue-numbering="true" text:style-name="WW8Num11">
              <text:list-item>
                <text:p text:style-name="P154"/>
              </text:list-item>
            </text:list>
          </table:table-cell>
          <table:table-cell table:style-name="Таблица3.A2" office:value-type="string">
            <text:p text:style-name="P16">Дополнительные материалы выпускной квалификационной работы</text:p>
          </table:table-cell>
          <table:table-cell table:style-name="Таблица3.C2" office:value-type="string">
            <text:p text:style-name="P14"/>
          </table:table-cell>
        </table:table-row>
      </table:table>
      <text:p text:style-name="P51"/>
      <text:p text:style-name="P51"/>
      <text:p text:style-name="P51"/>
      <text:p text:style-name="P51"/>
      <text:p text:style-name="P51"/>
      <text:p text:style-name="P51"/>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6"><text:soft-page-break/>Приложение 5 </text:p>
      <text:p text:style-name="P76">Форма ОП-05.02-01</text:p>
      <text:p text:style-name="P51"/>
      <text:p text:style-name="P78">МИНИСТЕРСТВО ОБРАЗОВАНИЯ НИЖЕГОРОДСКОЙ ОБЛАСТИ</text:p>
      <text:p text:style-name="P78">ГОСУДАРСТВЕННОЕ БЮДЖЕТНОЕ ПРОФЕССИОНАЛЬНОЕ </text:p>
      <text:p text:style-name="P78">ОБРАЗОВАТЕЛЬНОЕ УЧРЕЖДЕНИЕ </text:p>
      <text:p text:style-name="P78">«НИЖЕГОРОДСКИЙ РАДИОТЕХНИЧЕСКИЙ КОЛЛЕДЖ»</text:p>
      <text:p text:style-name="P51"/>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54">Рассмотрено</text:p>
            <text:p text:style-name="P54">на заседании ПЦК специальности</text:p>
            <text:p text:style-name="Standard"><text:span text:style-name="T2">«</text:span><text:span text:style-name="T28">Наименование специальности</text:span><text:span text:style-name="T2">» </text:span></text:p>
            <text:p text:style-name="Table_20_Contents"><text:span text:style-name="T2">Председатель ПЦК _____________</text:span><text:span text:style-name="T28">Е.В.Калентьева</text:span></text:p>
            <text:p text:style-name="Table_20_Contents"/>
            <text:p text:style-name="P10">«___»__________ года</text:p>
          </table:table-cell>
          <table:table-cell table:style-name="Таблица4.A1" office:value-type="string">
            <text:p text:style-name="P21">УТВЕРЖДАЮ</text:p>
            <text:p text:style-name="P20"/>
            <text:p text:style-name="P20"><text:span text:style-name="T2">Заместитель директора </text:span><text:span text:style-name="T28">по СПО, <text:s text:c="6"/></text:span></text:p>
            <text:p text:style-name="P20"><text:span text:style-name="T39"><text:s text:c="41"/></text:span><text:span text:style-name="T28">по НПО</text:span></text:p>
            <text:p text:style-name="P18">______________Е.Б.Раевская, <text:s text:c="9"/>Е.П.Минеева</text:p>
            <text:p text:style-name="P17"/>
            <text:p text:style-name="P19">«___»__________________ года</text:p>
          </table:table-cell>
        </table:table-row>
        <table:table-row table:style-name="Таблица4.1">
          <table:table-cell table:style-name="Таблица4.A1" office:value-type="string">
            <text:p text:style-name="P74"/>
          </table:table-cell>
          <table:table-cell table:style-name="Таблица4.A1" office:value-type="string">
            <text:p text:style-name="P22"/>
          </table:table-cell>
        </table:table-row>
      </table:table>
      <text:p text:style-name="Standard"/>
      <text:p text:style-name="Standard"/>
      <text:p text:style-name="P58">ЗАДАНИЕ НА ВЫПОЛНЕНИЕ</text:p>
      <text:p text:style-name="P58">ВЫПУСКНОЙ КВАЛИФИКАЦИОННОЙ РАБОТЫ</text:p>
      <text:p text:style-name="P51"/>
      <text:p text:style-name="Standard"><text:span text:style-name="T2">Обучающемуся </text:span><text:span text:style-name="T20">…...............................................................</text:span></text:p>
      <text:p text:style-name="Standard"><text:span text:style-name="T24"><text:s text:c="28"/></text:span><text:span text:style-name="T51">Фамилия <text:s text:c="14"/></text:span><text:span text:style-name="T53"><text:s text:c="2"/></text:span><text:span text:style-name="T51">Имя <text:s text:c="12"/>Отчество</text:span></text:p>
      <text:p text:style-name="Standard"><text:span text:style-name="T2">Группы </text:span><text:span text:style-name="T20">............................ <text:s text:c="6"/></text:span></text:p>
      <text:p text:style-name="Standard"><text:span text:style-name="T2">Специальности </text:span><text:span text:style-name="T41">код и наименование специальности</text:span></text:p>
      <text:p text:style-name="Standard"><text:span text:style-name="T2">Тема </text:span><text:span text:style-name="T21">…....................................................................................................................................................................................................................................................................</text:span></text:p>
      <text:p text:style-name="Standard"/>
      <text:p text:style-name="Standard"><text:span text:style-name="T2">Руководитель</text:span><text:span text:style-name="T19"> <text:s text:c="4"/>.................................................. <text:s text:c="50"/></text:span></text:p>
      <text:p text:style-name="Standard"><text:span text:style-name="T54"><text:s text:c="44"/></text:span><text:span text:style-name="T51">Фамилия <text:s text:c="10"/>Имя <text:s text:c="11"/>Отчество <text:s text:c="26"/>Подпись</text:span></text:p>
      <text:p text:style-name="Standard"/>
      <text:p text:style-name="P54">Консультанты</text:p>
      <text:p text:style-name="P134"><text:span text:style-name="T22"><text:s text:c="6"/></text:span><text:span text:style-name="T19">............................................. <text:s text:c="55"/></text:span></text:p>
      <text:p text:style-name="Standard"><text:span text:style-name="T54"><text:s text:c="42"/></text:span><text:span text:style-name="T51">Фамилия <text:s text:c="7"/>Имя <text:s text:c="11"/>Отчество <text:s text:c="31"/>Подпись</text:span></text:p>
      <text:p text:style-name="Standard"/>
      <text:p text:style-name="P134"><text:span text:style-name="T22"><text:s text:c="6"/></text:span><text:span text:style-name="T19">............................................. <text:s text:c="107"/></text:span></text:p>
      <text:p text:style-name="Standard"><text:span text:style-name="T54"><text:s text:c="42"/></text:span><text:span text:style-name="T51">Фамилия <text:s text:c="7"/>Имя <text:s text:c="11"/>Отчество <text:s text:c="32"/>Подпись</text:span></text:p>
      <text:p text:style-name="Standard"/>
      <text:p text:style-name="Standard"><text:span text:style-name="T2">Дата выдачи задания </text:span><text:span text:style-name="T19">«_____» _____________2016 года</text:span></text:p>
      <text:p text:style-name="P135"/>
      <text:p text:style-name="P135"><text:span text:style-name="T2">Срок сдачи обучающимся выпускной квалификационной работы </text:span><text:span text:style-name="T19">«__»______2016года</text:span></text:p>
      <text:p text:style-name="Standard"/>
      <text:p text:style-name="Standard"><text:span text:style-name="T2">Задание принял к исполнению </text:span><text:span text:style-name="T19">«_________» _____________2016 года</text:span></text:p>
      <text:p text:style-name="Standard"/>
      <text:p text:style-name="P54">Подпись обучающегося ____________</text:p>
      <text:p text:style-name="P57">Приложение 5 </text:p>
      <text:p text:style-name="P57"><text:soft-page-break/>(оборотная сторона листа)</text:p>
      <text:p text:style-name="P53"/>
      <text:p text:style-name="P136">1 Исходные данные и требования к выпускной квалификационной работе</text:p>
      <text:p text:style-name="P79"/>
      <text:p text:style-name="P79"/>
      <text:p text:style-name="P79"/>
      <text:p text:style-name="P79"/>
      <text:p text:style-name="P79"/>
      <text:p text:style-name="P79"/>
      <text:p text:style-name="P79"/>
      <text:p text:style-name="P79"/>
      <text:p text:style-name="P79"/>
      <text:p text:style-name="P79"/>
      <text:p text:style-name="Standard"/>
      <text:list xml:id="list2888119792403284639" text:style-name="WW8Num9">
        <text:list-item>
          <text:p text:style-name="P145">Содержание пояснительной записки (перечень вопросов, подлежащих разработке)</text:p>
        </text:list-item>
      </text:list>
      <text:p text:style-name="P79"/>
      <text:p text:style-name="P79"/>
      <text:p text:style-name="P79"/>
      <text:p text:style-name="P79"/>
      <text:p text:style-name="P79"/>
      <text:p text:style-name="P79"/>
      <text:p text:style-name="P79"/>
      <text:p text:style-name="P79"/>
      <text:p text:style-name="P79"/>
      <text:p text:style-name="P79"/>
      <text:p text:style-name="P79"/>
      <text:list xml:id="list122423662966404" text:continue-numbering="true" text:style-name="WW8Num9">
        <text:list-item>
          <text:p text:style-name="P145">Перечень графического и иллюстративного материала</text:p>
        </text:list-item>
      </text:list>
      <text:p text:style-name="P137"/>
      <text:p text:style-name="P93"><text:span text:style-name="T69">Приложение 6</text:span><text:span text:style-name="T65"> </text:span></text:p>
      <text:p text:style-name="P130"/>
      <text:p text:style-name="P122"/>
      <text:p text:style-name="P122"/>
      <text:p text:style-name="P122"/>
      <text:p text:style-name="P122"/>
      <text:p text:style-name="P122"/>
      <text:p text:style-name="P122"/>
      <text:p text:style-name="P123">ПОЯСНИТЕЛЬНАЯ ЗАПИСКА</text:p>
      <text:p text:style-name="P127">к выпускной квалификационной работе</text:p>
      <text:p text:style-name="P122"/>
      <text:p text:style-name="P122"/>
      <text:p text:style-name="P132">Тема____________________________________________________________________________________________________________________________________</text:p>
      <text:p text:style-name="P131"/>
      <text:p text:style-name="P131"/>
      <text:p text:style-name="P131"/>
      <text:p text:style-name="P3"/>
      <text:p text:style-name="P3"/>
      <text:p text:style-name="P5">Руководитель:___________________________________(__________________)</text:p>
      <text:p text:style-name="P5">Консультант по экономической части: ______________(__________________)</text:p>
      <text:p text:style-name="P6">Консультант по нормоконтролю: ___________________(__________________)</text:p>
      <text:p text:style-name="P7">Консультант от предприятия: ______________________(__________________)</text:p>
      <text:p text:style-name="P8"><text:tab/>(при наличии)</text:p>
      <text:p text:style-name="P5">Рецензент:______________________________________(__________________)</text:p>
      <text:p text:style-name="P5">Обучающийся:__________________________________(__________________)</text:p>
      <text:p text:style-name="P5">Зав.отделением: _________________________________(__________________)</text:p>
      <text:p text:style-name="P3"/>
      <text:p text:style-name="P3"/>
      <text:p text:style-name="P3"/>
      <text:p text:style-name="P3"><text:span text:style-name="T65">ВКР </text:span><text:span text:style-name="T2">защищена с оценкой___________________________</text:span></text:p>
      <text:p text:style-name="P3"><text:span text:style-name="T24"><text:s/></text:span><text:span text:style-name="T2">_________________ <text:s/>протокол №_______</text:span></text:p>
      <text:p text:style-name="P4"><text:span text:style-name="T55"><text:s text:c="11"/></text:span><text:span text:style-name="T52">дата</text:span></text:p>
      <text:p text:style-name="P3"/>
      <text:p text:style-name="P138"/>
      <text:p text:style-name="P138"/>
      <text:p text:style-name="P138"/>
      <text:p text:style-name="P138"/>
      <text:p text:style-name="P139">Нижний Новгород</text:p>
      <text:p text:style-name="P59">2016</text:p>
      <text:p text:style-name="P92">Приложение 7 </text:p>
      <text:p text:style-name="P51"><text:span text:style-name="T4">Фрагмент примера схемы </text:span><text:span text:style-name="T30">ххххх</text:span></text:p>
      <text:p text:style-name="Standard"/>
      <text:p text:style-name="Standard"/>
      <text:p text:style-name="P51"/>
      <text:p text:style-name="Standard"/>
      <text:p text:style-name="P92">Приложение 8 </text:p>
      <text:p text:style-name="P51"><text:span text:style-name="T4">Пример диаграммы </text:span><text:span text:style-name="T30">хххх</text:span></text:p>
      <text:p text:style-name="P51"/>
      <text:p text:style-name="P51"/>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ourier New" svg:font-family="'Courier New'"/>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Times" svg:font-family="Times, 'Times New Roman'"/>
    <style:font-face style:name="Wingdings1" svg:font-family="Wingdings"/>
    <style:font-face style:name="Times New Roman" svg:font-family="'Times New Roman'" style:font-family-generic="roman"/>
    <style:font-face style:name="Helvetica" svg:font-family="Helvetica, Arial" style:font-family-generic="swiss"/>
    <style:font-face style:name="Calibri" svg:font-family="Calibri" style:font-pitch="variable"/>
    <style:font-face style:name="Courier New1" svg:font-family="'Courier New'" style:font-pitch="variable"/>
    <style:font-face style:name="DejaVu Sans" svg:font-family="'DejaVu Sans'" style:font-pitch="variable"/>
    <style:font-face style:name="Lohit Hindi" svg:font-family="'Lohit Hindi'" style:font-pitch="variable"/>
    <style:font-face style:name="Mangal" svg:font-family="Mangal" style:font-pitch="variable"/>
    <style:font-face style:name="OpenSymbol" svg:font-family="OpenSymbol, 'Arial Unicode MS'" style:font-pitch="variable"/>
    <style:font-face style:name="StarSymbol1" svg:font-family="StarSymbol, 'Arial Unicode MS'" style:font-pitch="variable"/>
    <style:font-face style:name="Symbol" svg:font-family="Symbol" style:font-pitch="variable"/>
    <style:font-face style:name="Tahoma" svg:font-family="Tahoma" style:font-pitch="variable"/>
    <style:font-face style:name="Wingdings2" svg:font-family="Wingdings"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Unicode MS" svg:font-family="'Arial Unicode MS'"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punctuation-wrap="simple" style:vertical-align="baseline" style:writing-mode="lr-tb"/>
      <style:text-properties fo:color="#00000a" style:font-name="Times New Roman" fo:font-family="'Times New Roman'" style:font-family-generic="roman" fo:font-size="12pt" fo:language="ru" fo:country="RU" style:letter-kerning="true" style:font-name-asian="Arial Unicode MS" style:font-family-asian="'Arial Unicode MS'" style:font-family-generic-asian="swiss"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Arial" style:font-family-generic="swiss"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Times New Roman'"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name-complex="Lohit Hindi1" style:font-family-complex="'Lohit Hindi'"/>
    </style:style>
    <style:style style:name="Обычный_20__28_веб_29_" style:display-name="Обычный (веб)" style:family="paragraph" style:parent-style-name="Standard">
      <style:paragraph-properties fo:margin-top="0.494cm" fo:margin-bottom="0.494cm" loext:contextual-spacing="false" fo:orphans="2" fo:widows="2"/>
      <style:text-properties style:font-name-asian="Times New Roman1" style:font-family-asian="'Times New Roman'" style:font-family-generic-asian="roman" style:font-pitch-asian="variable" style:font-name-complex="Times New Roman1" style:font-family-complex="'Times New Roman'" style:font-family-generic-complex="roman" style:font-pitch-complex="variable"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loext:contextual-spacing="true" fo:orphans="2" fo:widows="2" fo:hyphenation-ladder-count="no-limit" fo:text-indent="0cm" style:auto-text-indent="false" style:vertical-align="auto"/>
      <style:text-properties style:font-name-asian="Times New Roman1" style:font-family-asian="'Times New Roman'" style:font-family-generic-asian="roman" style:font-pitch-asian="variable" style:font-name-complex="Times New Roman1" style:font-family-complex="'Times New Roman'" style:font-family-generic-complex="roman" style:font-pitch-complex="variable" style:language-complex="ar" style:country-complex="SA" fo:hyphenate="true" fo:hyphenation-remain-char-count="2" fo:hyphenation-push-char-count="2"/>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orphans="2" fo:widows="2" fo:text-indent="1.199cm" style:auto-text-indent="false"/>
      <style:text-properties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Основной_20_текст_20_с_20_отступом_20_21" style:display-name="Основной текст с отступом 21" style:family="paragraph" style:parent-style-name="Standard">
      <style:paragraph-properties fo:margin-left="0.499cm" fo:margin-right="0cm" fo:margin-top="0cm" fo:margin-bottom="0.212cm" loext:contextual-spacing="false" fo:line-height="200%" fo:text-align="justify" style:justify-single-word="false" fo:orphans="2" fo:widows="2" fo:text-indent="0cm" style:auto-text-indent="false"/>
      <style:text-properties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CM49" style:family="paragraph" style:parent-style-name="Standard">
      <style:paragraph-properties fo:margin-top="0cm" fo:margin-bottom="1.619cm" loext:contextual-spacing="false" fo:orphans="0" fo:widows="0" style:vertical-align="auto"/>
      <style:text-properties fo:color="#000000" style:font-name-asian="Arial Unicode MS" style:font-family-asian="'Arial Unicode MS'" style:font-family-generic-asian="swiss" style:font-pitch-asian="variable" style:font-name-complex="Tahoma" style:font-family-complex="Tahoma" style:font-pitch-complex="variable" style:language-complex="hi" style:country-complex="IN"/>
    </style:style>
    <style:style style:name="Header" style:family="paragraph" style:parent-style-name="Standard" style:class="extra"/>
    <style:style style:name="Table_20_Heading" style:display-name="Table Heading" style:family="paragraph" style:parent-style-name="Table_20_Contents" style:class="extra"/>
    <style:style style:name="WW8Num1z0" style:family="text">
      <style:text-properties fo:color="#000000" style:font-name="Symbol" fo:font-family="Symbol" style:font-pitch="variable" style:font-name-complex="Symbol" style:font-family-complex="Symbol" style:font-pitch-complex="variable"/>
    </style:style>
    <style:style style:name="WW8Num1z1" style:family="text">
      <style:text-properties fo:color="#000000" style:font-name="OpenSymbol" fo:font-family="OpenSymbol, 'Arial Unicode MS'" style:font-pitch="variable" style:font-name-complex="OpenSymbol" style:font-family-complex="OpenSymbol, 'Arial Unicode M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style:font-size-asian="12pt" style:font-size-complex="12pt"/>
    </style:style>
    <style:style style:name="WW8Num3z1" style:family="text">
      <style:text-properties style:font-name="Wingdings" fo:font-family="Wingdings" style:font-charset="x-symbol" style:font-name-complex="Wingdings2" style:font-family-complex="Wingdings" style:font-pitch-complex="variable"/>
    </style:style>
    <style:style style:name="WW8Num4z0" style:family="text">
      <style:text-properties fo:font-size="12pt" style:font-size-asian="12pt" style:font-size-complex="12pt"/>
    </style:style>
    <style:style style:name="WW8Num4z1" style:family="text">
      <style:text-properties style:font-name="Symbol" fo:font-family="Symbol" style:font-pitch="variable" style:font-name-complex="Symbol" style:font-family-complex="Symbol" style:font-pitch-complex="variable"/>
    </style:style>
    <style:style style:name="WW8Num5z0" style:family="text">
      <style:text-properties style:font-name="Symbol" fo:font-family="Symbol" style:font-pitch="variable" fo:font-weight="bold" style:font-weight-asian="bold" style:font-name-complex="Symbol" style:font-family-complex="Symbol" style:font-pitch-complex="variable"/>
    </style:style>
    <style:style style:name="WW8Num5z1" style:family="text">
      <style:text-properties style:font-name="OpenSymbol" fo:font-family="OpenSymbol, 'Arial Unicode MS'" style:font-pitch="variable" fo:font-weight="bold" style:font-weight-asian="bold" style:font-name-complex="OpenSymbol" style:font-family-complex="OpenSymbol, 'Arial Unicode MS'" style:font-pitch-complex="variable"/>
    </style:style>
    <style:style style:name="WW8Num6z0"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pitch="variable" fo:font-size="9pt" style:font-size-asian="9pt" style:font-name-complex="Symbol" style:font-family-complex="Symbol" style:font-pitch-complex="variable" style:font-size-complex="9pt"/>
    </style:style>
    <style:style style:name="WW8Num8z1" style:family="text">
      <style:text-properties style:font-name="StarSymbol" fo:font-family="StarSymbol, 'Arial Unicode MS'" fo:font-size="9pt" style:font-size-asian="9pt" style:font-name-complex="StarSymbol1" style:font-family-complex="StarSymbol, 'Arial Unicode MS'" style:font-pitch-complex="variable" style:font-size-complex="9pt"/>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pitch="variable" style:font-name-complex="Symbol" style:font-family-complex="Symbol"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9z0" style:family="text">
      <style:text-properties style:font-name-complex="Times New Roman1" style:font-family-complex="'Times New Roman'" style:font-family-generic-complex="roman" style:font-pitch-complex="variable"/>
    </style:style>
    <style:style style:name="WW8Num17z0" style:family="text">
      <style:text-properties style:font-name="Wingdings1" fo:font-family="Wingdings" fo:font-size="12pt" style:font-size-asian="12pt" style:font-name-complex="Wingdings2" style:font-family-complex="Wingdings" style:font-pitch-complex="variable" style:font-size-complex="12pt"/>
    </style:style>
    <style:style style:name="WW8Num17z1" style:family="text">
      <style:text-properties style:font-name="Courier New" fo:font-family="'Courier New'" style:font-name-complex="Courier New1" style:font-family-complex="'Courier New'" style:font-pitch-complex="variable"/>
    </style:style>
    <style:style style:name="WW8Num28z0" style:family="text">
      <style:text-properties style:font-name="Wingdings1" fo:font-family="Wingdings" fo:font-size="12pt" style:font-size-asian="12pt" style:font-name-complex="Wingdings2" style:font-family-complex="Wingdings" style:font-pitch-complex="variable" style:font-size-complex="12pt"/>
    </style:style>
    <style:style style:name="WW8Num28z1" style:family="text">
      <style:text-properties style:font-name="Courier New" fo:font-family="'Courier New'" style:font-name-complex="Courier New1" style:font-family-complex="'Courier New'" style:font-pitch-complex="variable"/>
    </style:style>
    <style:style style:name="Основной_20_шрифт_20_абзаца" style:display-name="Основной шрифт абзаца" style:family="text"/>
    <style:style style:name="Default_20_Çíàê" style:display-name="Default Çíàê" style:family="text" style:parent-style-name="Основной_20_шрифт_20_абзаца">
      <style:text-properties fo:color="#000000" fo:font-size="12pt" fo:language="ru" fo:country="RU" style:font-size-asian="12pt" style:font-size-complex="12pt"/>
    </style:style>
    <style:style style:name="WW8Num22z0" style:family="text">
      <style:text-properties style:font-name="StarSymbol" fo:font-family="StarSymbol, 'Arial Unicode MS'" style:font-name-complex="StarSymbol1" style:font-family-complex="StarSymbol, 'Arial Unicode MS'" style:font-pitch-complex="variable"/>
    </style:style>
    <style:style style:name="WW8Num15z0" style:family="text">
      <style:text-properties style:font-name="StarSymbol" fo:font-family="StarSymbol, 'Arial Unicode MS'" style:font-name-complex="StarSymbol1" style:font-family-complex="StarSymbol, 'Arial Unicode MS'" style:font-pitch-complex="variable"/>
    </style:style>
    <style:style style:name="WW8Num15z2" style:family="text">
      <style:text-properties style:font-name-complex="Times New Roman1"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1z0" style:family="text">
      <style:text-properties style:font-name="Symbol1" fo:font-family="Symbol" fo:font-size="9pt" style:font-size-asian="9pt" style:font-name-complex="Symbol" style:font-family-complex="Symbol" style:font-pitch-complex="variable" style:font-size-complex="9pt"/>
    </style:style>
    <style:style style:name="WW8Num41z1" style:family="text">
      <style:text-properties style:font-name="StarSymbol" fo:font-family="StarSymbol, 'Arial Unicode MS'" fo:font-size="9pt" style:font-name-asian="StarSymbol1" style:font-family-asian="StarSymbol, 'Arial Unicode MS'" style:font-pitch-asian="variable" style:font-size-asian="9pt" style:font-name-complex="StarSymbol1" style:font-family-complex="StarSymbol, 'Arial Unicode MS'" style:font-pitch-complex="variable" style:font-size-complex="9pt"/>
    </style:style>
    <style:style style:name="WW8Num31z0" style:family="text">
      <style:text-properties style:font-name="Times New Roman" fo:font-family="'Times New Roman'" style:font-family-generic="roman" fo:font-style="normal" fo:font-weight="bold" style:font-style-asian="normal" style:font-weight-asian="bold" style:font-name-complex="Times New Roman1" style:font-family-complex="'Times New Roman'" style:font-family-generic-complex="roman" style:font-pitch-complex="variable"/>
    </style:style>
    <style:style style:name="WW8Num31z1" style:family="text">
      <style:text-properties style:font-name="StarSymbol" fo:font-family="StarSymbol, 'Arial Unicode MS'" fo:font-size="9pt" style:font-name-asian="StarSymbol1" style:font-family-asian="StarSymbol, 'Arial Unicode MS'" style:font-pitch-asian="variable" style:font-size-asian="9pt" style:font-name-complex="StarSymbol1" style:font-family-complex="StarSymbol, 'Arial Unicode MS'" style:font-pitch-complex="variable" style:font-size-complex="9pt"/>
    </style:style>
    <style:style style:name="WW8Num33z0" style:family="text">
      <style:text-properties style:font-name="Symbol1" fo:font-family="Symbol" fo:font-size="9pt" style:font-size-asian="9pt" style:font-name-complex="Symbol" style:font-family-complex="Symbol" style:font-pitch-complex="variable" style:font-size-complex="9pt"/>
    </style:style>
    <style:style style:name="WW8Num33z1" style:family="text">
      <style:text-properties style:font-name="StarSymbol" fo:font-family="StarSymbol, 'Arial Unicode MS'" fo:font-size="9pt" style:font-name-asian="StarSymbol1" style:font-family-asian="StarSymbol, 'Arial Unicode MS'" style:font-pitch-asian="variable" style:font-size-asian="9pt" style:font-name-complex="StarSymbol1" style:font-family-complex="StarSymbol, 'Arial Unicode MS'" style:font-pitch-complex="variable" style:font-size-complex="9pt"/>
    </style:style>
    <style:style style:name="WW8Num14z0" style:family="text">
      <style:text-properties style:font-name="StarSymbol" fo:font-family="StarSymbol, 'Arial Unicode MS'" style:font-name-complex="StarSymbol1" style:font-family-complex="StarSymbol, 'Arial Unicode MS'" style:font-pitch-complex="variable"/>
    </style:style>
    <style:style style:name="WW8Num14z1" style:family="text">
      <style:text-properties style:font-name="StarSymbol" fo:font-family="StarSymbol, 'Arial Unicode MS'" fo:font-size="9pt" style:font-name-asian="StarSymbol1" style:font-family-asian="StarSymbol, 'Arial Unicode MS'" style:font-pitch-asian="variable" style:font-size-asian="9pt" style:font-name-complex="StarSymbol1" style:font-family-complex="StarSymbol, 'Arial Unicode MS'" style:font-pitch-complex="variable" style:font-size-complex="9pt"/>
    </style:style>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ListLabel_20_1" style:display-name="ListLabel 1" style:family="text">
      <style:text-properties fo:color="#000000" style:font-name-complex="Symbol" style:font-family-complex="Symbol" style:font-pitch-complex="variable"/>
    </style:style>
    <style:style style:name="ListLabel_20_2" style:display-name="ListLabel 2" style:family="text">
      <style:text-properties fo:color="#000000" style:font-name-complex="OpenSymbol" style:font-family-complex="OpenSymbol, 'Arial Unicode MS'" style:font-pitch-complex="variabl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style:font-name-complex="Wingdings2" style:font-family-complex="Wingdings" style:font-pitch-complex="variable"/>
    </style:style>
    <style:style style:name="ListLabel_20_5" style:display-name="ListLabel 5" style:family="text">
      <style:text-properties style:font-name-complex="Symbol" style:font-family-complex="Symbol" style:font-pitch-complex="variable"/>
    </style:style>
    <style:style style:name="ListLabel_20_6" style:display-name="ListLabel 6" style:family="text">
      <style:text-properties fo:font-weight="bold" style:font-weight-asian="bold" style:font-name-complex="Symbol" style:font-family-complex="Symbol" style:font-pitch-complex="variable"/>
    </style:style>
    <style:style style:name="ListLabel_20_7" style:display-name="ListLabel 7" style:family="text">
      <style:text-properties fo:font-weight="bold" style:font-weight-asian="bold" style:font-name-complex="OpenSymbol" style:font-family-complex="OpenSymbol, 'Arial Unicode MS'" style:font-pitch-complex="variable"/>
    </style:style>
    <style:style style:name="ListLabel_20_8" style:display-name="ListLabel 8" style:family="text">
      <style:text-properties style:font-name-complex="Times New Roman1" style:font-family-complex="'Times New Roman'" style:font-family-generic-complex="roman" style:font-pitch-complex="variable"/>
    </style:style>
    <style:style style:name="ListLabel_20_9" style:display-name="ListLabel 9" style:family="text">
      <style:text-properties fo:font-size="9pt" style:font-size-asian="9pt" style:font-name-complex="Symbol" style:font-family-complex="Symbol" style:font-pitch-complex="variable" style:font-size-complex="9pt"/>
    </style:style>
    <style:style style:name="ListLabel_20_10" style:display-name="ListLabel 10" style:family="text">
      <style:text-properties fo:font-size="9pt" style:font-size-asian="9pt" style:font-name-complex="StarSymbol1" style:font-family-complex="StarSymbol, 'Arial Unicode MS'" style:font-pitch-complex="variable" style:font-size-complex="9pt"/>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fo:color="#000000" style:font-name-complex="Symbol" style:font-family-complex="Symbol" style:font-pitch-complex="variable"/>
    </style:style>
    <style:style style:name="ListLabel_20_13" style:display-name="ListLabel 13" style:family="text">
      <style:text-properties fo:color="#000000" style:font-name-complex="OpenSymbol" style:font-family-complex="OpenSymbol, 'Arial Unicode MS'" style:font-pitch-complex="variable"/>
    </style:style>
    <style:style style:name="ListLabel_20_14" style:display-name="ListLabel 14" style:family="text">
      <style:text-properties fo:font-size="12pt" style:font-size-asian="12pt" style:font-size-complex="12pt"/>
    </style:style>
    <style:style style:name="ListLabel_20_15" style:display-name="ListLabel 15" style:family="text">
      <style:text-properties style:font-name-complex="Wingdings2" style:font-family-complex="Wingdings" style:font-pitch-complex="variable"/>
    </style:style>
    <style:style style:name="ListLabel_20_16" style:display-name="ListLabel 16" style:family="text">
      <style:text-properties style:font-name-complex="Symbol" style:font-family-complex="Symbol" style:font-pitch-complex="variable"/>
    </style:style>
    <style:style style:name="ListLabel_20_17" style:display-name="ListLabel 17" style:family="text">
      <style:text-properties fo:font-weight="bold" style:font-weight-asian="bold" style:font-name-complex="Symbol" style:font-family-complex="Symbol" style:font-pitch-complex="variable"/>
    </style:style>
    <style:style style:name="ListLabel_20_18" style:display-name="ListLabel 18" style:family="text">
      <style:text-properties fo:font-weight="bold" style:font-weight-asian="bold" style:font-name-complex="OpenSymbol" style:font-family-complex="OpenSymbol, 'Arial Unicode MS'" style:font-pitch-complex="variable"/>
    </style:style>
    <style:style style:name="ListLabel_20_19" style:display-name="ListLabel 19" style:family="text">
      <style:text-properties style:font-name-complex="Times New Roman1" style:font-family-complex="'Times New Roman'" style:font-family-generic-complex="roman" style:font-pitch-complex="variable"/>
    </style:style>
    <style:style style:name="ListLabel_20_20" style:display-name="ListLabel 20" style:family="text">
      <style:text-properties fo:font-size="9pt" style:font-size-asian="9pt" style:font-name-complex="Symbol" style:font-family-complex="Symbol" style:font-pitch-complex="variable" style:font-size-complex="9pt"/>
    </style:style>
    <style:style style:name="ListLabel_20_21" style:display-name="ListLabel 21" style:family="text">
      <style:text-properties fo:font-size="9pt" style:font-size-asian="9pt" style:font-name-complex="StarSymbol1" style:font-family-complex="StarSymbol, 'Arial Unicode MS'" style:font-pitch-complex="variable" style:font-size-complex="9pt"/>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fo:color="#000000" style:font-name-complex="Symbol" style:font-family-complex="Symbol" style:font-pitch-complex="variable"/>
    </style:style>
    <style:style style:name="ListLabel_20_24" style:display-name="ListLabel 24" style:family="text">
      <style:text-properties fo:color="#000000" style:font-name-complex="OpenSymbol" style:font-family-complex="OpenSymbol, 'Arial Unicode MS'" style:font-pitch-complex="variable"/>
    </style:style>
    <style:style style:name="ListLabel_20_25" style:display-name="ListLabel 25" style:family="text">
      <style:text-properties fo:font-size="12pt" style:font-size-asian="12pt" style:font-size-complex="12pt"/>
    </style:style>
    <style:style style:name="ListLabel_20_26" style:display-name="ListLabel 26" style:family="text">
      <style:text-properties style:font-name-complex="Wingdings2" style:font-family-complex="Wingdings" style:font-pitch-complex="variable"/>
    </style:style>
    <style:style style:name="ListLabel_20_27" style:display-name="ListLabel 27" style:family="text">
      <style:text-properties style:font-name-complex="Symbol" style:font-family-complex="Symbol" style:font-pitch-complex="variable"/>
    </style:style>
    <style:style style:name="ListLabel_20_28" style:display-name="ListLabel 28" style:family="text">
      <style:text-properties fo:font-weight="bold" style:font-weight-asian="bold" style:font-name-complex="Symbol" style:font-family-complex="Symbol" style:font-pitch-complex="variable"/>
    </style:style>
    <style:style style:name="ListLabel_20_29" style:display-name="ListLabel 29" style:family="text">
      <style:text-properties fo:font-weight="bold" style:font-weight-asian="bold" style:font-name-complex="OpenSymbol" style:font-family-complex="OpenSymbol, 'Arial Unicode MS'" style:font-pitch-complex="variable"/>
    </style:style>
    <style:style style:name="ListLabel_20_30" style:display-name="ListLabel 30" style:family="text">
      <style:text-properties style:font-name-complex="Times New Roman1" style:font-family-complex="'Times New Roman'" style:font-family-generic-complex="roman" style:font-pitch-complex="variable"/>
    </style:style>
    <style:style style:name="ListLabel_20_31" style:display-name="ListLabel 31" style:family="text">
      <style:text-properties fo:font-size="9pt" style:font-size-asian="9pt" style:font-name-complex="Symbol" style:font-family-complex="Symbol" style:font-pitch-complex="variable" style:font-size-complex="9pt"/>
    </style:style>
    <style:style style:name="ListLabel_20_32" style:display-name="ListLabel 32" style:family="text">
      <style:text-properties fo:font-size="9pt" style:font-size-asian="9pt" style:font-name-complex="StarSymbol1" style:font-family-complex="StarSymbol, 'Arial Unicode MS'" style:font-pitch-complex="variable" style:font-size-complex="9pt"/>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fo:color="#000000" style:font-name-complex="Symbol" style:font-family-complex="Symbol" style:font-pitch-complex="variable"/>
    </style:style>
    <style:style style:name="ListLabel_20_35" style:display-name="ListLabel 35" style:family="text">
      <style:text-properties fo:color="#000000" style:font-name-complex="OpenSymbol" style:font-family-complex="OpenSymbol, 'Arial Unicode MS'" style:font-pitch-complex="variable"/>
    </style:style>
    <style:style style:name="ListLabel_20_36" style:display-name="ListLabel 36" style:family="text">
      <style:text-properties fo:font-size="12pt" style:font-size-asian="12pt" style:font-size-complex="12pt"/>
    </style:style>
    <style:style style:name="ListLabel_20_37" style:display-name="ListLabel 37" style:family="text">
      <style:text-properties style:font-name-complex="Wingdings2" style:font-family-complex="Wingdings" style:font-pitch-complex="variable"/>
    </style:style>
    <style:style style:name="ListLabel_20_38" style:display-name="ListLabel 38" style:family="text">
      <style:text-properties style:font-name-complex="Symbol" style:font-family-complex="Symbol" style:font-pitch-complex="variable"/>
    </style:style>
    <style:style style:name="ListLabel_20_39" style:display-name="ListLabel 39" style:family="text">
      <style:text-properties fo:font-weight="bold" style:font-weight-asian="bold" style:font-name-complex="Symbol" style:font-family-complex="Symbol" style:font-pitch-complex="variable"/>
    </style:style>
    <style:style style:name="ListLabel_20_40" style:display-name="ListLabel 40" style:family="text">
      <style:text-properties fo:font-weight="bold" style:font-weight-asian="bold" style:font-name-complex="OpenSymbol" style:font-family-complex="OpenSymbol, 'Arial Unicode MS'" style:font-pitch-complex="variable"/>
    </style:style>
    <style:style style:name="ListLabel_20_41" style:display-name="ListLabel 41" style:family="text">
      <style:text-properties style:font-name-complex="Times New Roman1" style:font-family-complex="'Times New Roman'" style:font-family-generic-complex="roman" style:font-pitch-complex="variable"/>
    </style:style>
    <style:style style:name="ListLabel_20_42" style:display-name="ListLabel 42" style:family="text">
      <style:text-properties fo:font-size="9pt" style:font-size-asian="9pt" style:font-name-complex="Symbol" style:font-family-complex="Symbol" style:font-pitch-complex="variable" style:font-size-complex="9pt"/>
    </style:style>
    <style:style style:name="ListLabel_20_43" style:display-name="ListLabel 43" style:family="text">
      <style:text-properties fo:font-size="9pt" style:font-size-asian="9pt" style:font-name-complex="StarSymbol1" style:font-family-complex="StarSymbol, 'Arial Unicode MS'" style:font-pitch-complex="variable" style:font-size-complex="9pt"/>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fo:color="#000000" style:font-name-complex="Symbol" style:font-family-complex="Symbol" style:font-pitch-complex="variable"/>
    </style:style>
    <style:style style:name="ListLabel_20_46" style:display-name="ListLabel 46" style:family="text">
      <style:text-properties fo:color="#000000" style:font-name-complex="OpenSymbol" style:font-family-complex="OpenSymbol, 'Arial Unicode MS'" style:font-pitch-complex="variable"/>
    </style:style>
    <style:style style:name="ListLabel_20_47" style:display-name="ListLabel 47" style:family="text">
      <style:text-properties fo:font-size="12pt" style:font-size-asian="12pt" style:font-size-complex="12pt"/>
    </style:style>
    <style:style style:name="ListLabel_20_48" style:display-name="ListLabel 48" style:family="text">
      <style:text-properties style:font-name-complex="Wingdings2" style:font-family-complex="Wingdings" style:font-pitch-complex="variable"/>
    </style:style>
    <style:style style:name="ListLabel_20_49" style:display-name="ListLabel 49" style:family="text">
      <style:text-properties style:font-name-complex="Symbol" style:font-family-complex="Symbol" style:font-pitch-complex="variable"/>
    </style:style>
    <style:style style:name="ListLabel_20_50" style:display-name="ListLabel 50" style:family="text">
      <style:text-properties fo:font-weight="bold" style:font-weight-asian="bold" style:font-name-complex="Symbol" style:font-family-complex="Symbol" style:font-pitch-complex="variable"/>
    </style:style>
    <style:style style:name="ListLabel_20_51" style:display-name="ListLabel 51" style:family="text">
      <style:text-properties fo:font-weight="bold" style:font-weight-asian="bold" style:font-name-complex="OpenSymbol" style:font-family-complex="OpenSymbol, 'Arial Unicode MS'" style:font-pitch-complex="variable"/>
    </style:style>
    <style:style style:name="ListLabel_20_52" style:display-name="ListLabel 52" style:family="text">
      <style:text-properties style:font-name-complex="Times New Roman1" style:font-family-complex="'Times New Roman'" style:font-family-generic-complex="roman" style:font-pitch-complex="variable"/>
    </style:style>
    <style:style style:name="ListLabel_20_53" style:display-name="ListLabel 53" style:family="text">
      <style:text-properties fo:font-size="9pt" style:font-size-asian="9pt" style:font-name-complex="Symbol" style:font-family-complex="Symbol" style:font-pitch-complex="variable" style:font-size-complex="9pt"/>
    </style:style>
    <style:style style:name="ListLabel_20_54" style:display-name="ListLabel 54" style:family="text">
      <style:text-properties fo:font-size="9pt" style:font-size-asian="9pt" style:font-name-complex="StarSymbol1" style:font-family-complex="StarSymbol, 'Arial Unicode MS'" style:font-pitch-complex="variable" style:font-size-complex="9pt"/>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fo:color="#000000" style:font-name-complex="Symbol" style:font-family-complex="Symbol" style:font-pitch-complex="variable"/>
    </style:style>
    <style:style style:name="ListLabel_20_57" style:display-name="ListLabel 57" style:family="text">
      <style:text-properties fo:color="#000000" style:font-name-complex="OpenSymbol" style:font-family-complex="OpenSymbol, 'Arial Unicode MS'" style:font-pitch-complex="variable"/>
    </style:style>
    <style:style style:name="ListLabel_20_58" style:display-name="ListLabel 58" style:family="text">
      <style:text-properties fo:font-size="12pt" style:font-size-asian="12pt" style:font-size-complex="12pt"/>
    </style:style>
    <style:style style:name="ListLabel_20_59" style:display-name="ListLabel 59" style:family="text">
      <style:text-properties style:font-name-complex="Wingdings2" style:font-family-complex="Wingdings" style:font-pitch-complex="variable"/>
    </style:style>
    <style:style style:name="ListLabel_20_60" style:display-name="ListLabel 60" style:family="text">
      <style:text-properties style:font-name-complex="Symbol" style:font-family-complex="Symbol" style:font-pitch-complex="variable"/>
    </style:style>
    <style:style style:name="ListLabel_20_61" style:display-name="ListLabel 61" style:family="text">
      <style:text-properties fo:font-weight="bold" style:font-weight-asian="bold" style:font-name-complex="Symbol" style:font-family-complex="Symbol" style:font-pitch-complex="variable"/>
    </style:style>
    <style:style style:name="ListLabel_20_62" style:display-name="ListLabel 62" style:family="text">
      <style:text-properties fo:font-weight="bold" style:font-weight-asian="bold" style:font-name-complex="OpenSymbol" style:font-family-complex="OpenSymbol, 'Arial Unicode MS'" style:font-pitch-complex="variable"/>
    </style:style>
    <style:style style:name="ListLabel_20_63" style:display-name="ListLabel 63" style:family="text">
      <style:text-properties style:font-name-complex="Times New Roman1" style:font-family-complex="'Times New Roman'" style:font-family-generic-complex="roman" style:font-pitch-complex="variable"/>
    </style:style>
    <style:style style:name="ListLabel_20_64" style:display-name="ListLabel 64" style:family="text">
      <style:text-properties fo:font-size="9pt" style:font-size-asian="9pt" style:font-name-complex="Symbol" style:font-family-complex="Symbol" style:font-pitch-complex="variable" style:font-size-complex="9pt"/>
    </style:style>
    <style:style style:name="ListLabel_20_65" style:display-name="ListLabel 65" style:family="text">
      <style:text-properties fo:font-size="9pt" style:font-size-asian="9pt" style:font-name-complex="StarSymbol1" style:font-family-complex="StarSymbol, 'Arial Unicode MS'" style:font-pitch-complex="variable" style:font-size-complex="9pt"/>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fo:color="#000000" style:font-name-complex="Symbol" style:font-family-complex="Symbol" style:font-pitch-complex="variable"/>
    </style:style>
    <style:style style:name="ListLabel_20_68" style:display-name="ListLabel 68" style:family="text">
      <style:text-properties fo:color="#000000" style:font-name-complex="OpenSymbol" style:font-family-complex="OpenSymbol, 'Arial Unicode MS'" style:font-pitch-complex="variable"/>
    </style:style>
    <style:style style:name="ListLabel_20_69" style:display-name="ListLabel 69" style:family="text">
      <style:text-properties fo:font-size="12pt" style:font-size-asian="12pt" style:font-size-complex="12pt"/>
    </style:style>
    <style:style style:name="ListLabel_20_70" style:display-name="ListLabel 70" style:family="text">
      <style:text-properties style:font-name-complex="Wingdings2" style:font-family-complex="Wingdings" style:font-pitch-complex="variable"/>
    </style:style>
    <style:style style:name="ListLabel_20_71" style:display-name="ListLabel 71" style:family="text">
      <style:text-properties style:font-name-complex="Symbol" style:font-family-complex="Symbol" style:font-pitch-complex="variable"/>
    </style:style>
    <style:style style:name="ListLabel_20_72" style:display-name="ListLabel 72" style:family="text">
      <style:text-properties fo:font-weight="bold" style:font-weight-asian="bold" style:font-name-complex="Symbol" style:font-family-complex="Symbol" style:font-pitch-complex="variable"/>
    </style:style>
    <style:style style:name="ListLabel_20_73" style:display-name="ListLabel 73" style:family="text">
      <style:text-properties fo:font-weight="bold" style:font-weight-asian="bold" style:font-name-complex="OpenSymbol" style:font-family-complex="OpenSymbol, 'Arial Unicode MS'" style:font-pitch-complex="variable"/>
    </style:style>
    <style:style style:name="ListLabel_20_74" style:display-name="ListLabel 74" style:family="text">
      <style:text-properties style:font-name-complex="Times New Roman1" style:font-family-complex="'Times New Roman'" style:font-family-generic-complex="roman" style:font-pitch-complex="variable"/>
    </style:style>
    <style:style style:name="ListLabel_20_75" style:display-name="ListLabel 75" style:family="text">
      <style:text-properties fo:font-size="9pt" style:font-size-asian="9pt" style:font-name-complex="Symbol" style:font-family-complex="Symbol" style:font-pitch-complex="variable" style:font-size-complex="9pt"/>
    </style:style>
    <style:style style:name="ListLabel_20_76" style:display-name="ListLabel 76" style:family="text">
      <style:text-properties fo:font-size="9pt" style:font-size-asian="9pt" style:font-name-complex="StarSymbol1" style:font-family-complex="StarSymbol, 'Arial Unicode MS'" style:font-pitch-complex="variable" style:font-size-complex="9pt"/>
    </style:style>
    <style:style style:name="ListLabel_20_77" style:display-name="ListLabel 77" style:family="text">
      <style:text-properties style:font-name-complex="OpenSymbol" style:font-family-complex="OpenSymbol, 'Arial Unicode MS'" style:font-pitch-complex="variable"/>
    </style:style>
    <style:style style:name="bolded" style:family="text">
      <style:text-properties fo:font-size="14pt"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2z3" style:num-suffix="." style:num-format="1">
        <style:list-level-properties text:list-level-position-and-space-mode="label-alignment">
          <style:list-level-label-alignment text:label-followed-by="listtab"/>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2z6" style:num-suffix="." style:num-format="1">
        <style:list-level-properties text:list-level-position-and-space-mode="label-alignment">
          <style:list-level-label-alignment text:label-followed-by="listtab"/>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3" text:style-name="WW8Num3z0"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3z0" style:num-suffix="." style:num-format="1">
        <style:list-level-properties text:list-level-position-and-space-mode="label-alignment">
          <style:list-level-label-alignment text:label-followed-by="listtab"/>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3z0" style:num-suffix="." style:num-format="1">
        <style:list-level-properties text:list-level-position-and-space-mode="label-alignment">
          <style:list-level-label-alignment text:label-followed-by="listtab"/>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8Num4z0"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4z0" style:num-suffix="." style:num-format="1">
        <style:list-level-properties text:list-level-position-and-space-mode="label-alignment">
          <style:list-level-label-alignment text:label-followed-by="listtab"/>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4z0" style:num-suffix="." style:num-format="1">
        <style:list-level-properties text:list-level-position-and-space-mode="label-alignment">
          <style:list-level-label-alignment text:label-followed-by="listtab"/>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text:style-name="WW8Num6z1" style:num-suffix="." style:num-format="1">
        <style:list-level-properties text:list-level-position-and-space-mode="label-alignment">
          <style:list-level-label-alignment text:label-followed-by="listtab"/>
        </style:list-level-properties>
      </text:list-level-style-number>
      <text:list-level-style-number text:level="3" text:style-name="WW8Num6z2" style:num-suffix="." style:num-format="1">
        <style:list-level-properties text:list-level-position-and-space-mode="label-alignment">
          <style:list-level-label-alignment text:label-followed-by="listtab"/>
        </style:list-level-properties>
      </text:list-level-style-number>
      <text:list-level-style-number text:level="4" text:style-name="WW8Num6z3" style:num-suffix="." style:num-format="1">
        <style:list-level-properties text:list-level-position-and-space-mode="label-alignment">
          <style:list-level-label-alignment text:label-followed-by="listtab"/>
        </style:list-level-properties>
      </text:list-level-style-number>
      <text:list-level-style-number text:level="5" text:style-name="WW8Num6z4" style:num-suffix="." style:num-format="1">
        <style:list-level-properties text:list-level-position-and-space-mode="label-alignment">
          <style:list-level-label-alignment text:label-followed-by="listtab"/>
        </style:list-level-properties>
      </text:list-level-style-number>
      <text:list-level-style-number text:level="6" text:style-name="WW8Num6z5" style:num-suffix="." style:num-format="1">
        <style:list-level-properties text:list-level-position-and-space-mode="label-alignment">
          <style:list-level-label-alignment text:label-followed-by="listtab"/>
        </style:list-level-properties>
      </text:list-level-style-number>
      <text:list-level-style-number text:level="7" text:style-name="WW8Num6z6" style:num-suffix="." style:num-format="1">
        <style:list-level-properties text:list-level-position-and-space-mode="label-alignment">
          <style:list-level-label-alignment text:label-followed-by="listtab"/>
        </style:list-level-properties>
      </text:list-level-style-number>
      <text:list-level-style-number text:level="8" text:style-name="WW8Num6z7" style:num-suffix="." style:num-format="1">
        <style:list-level-properties text:list-level-position-and-space-mode="label-alignment">
          <style:list-level-label-alignment text:label-followed-by="listtab"/>
        </style:list-level-properties>
      </text:list-level-style-number>
      <text:list-level-style-number text:level="9" text:style-name="WW8Num6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7z3" style:num-suffix="." style:num-format="1">
        <style:list-level-properties text:list-level-position-and-space-mode="label-alignment">
          <style:list-level-label-alignment text:label-followed-by="listtab"/>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7z6" style:num-suffix="." style:num-format="1">
        <style:list-level-properties text:list-level-position-and-space-mode="label-alignment">
          <style:list-level-label-alignment text:label-followed-by="listtab"/>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WW8Num8z1"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8Num8z1"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8Num8z1" style:num-suffix="." text:bullet-char="▪">
        <style:list-level-properties text:list-level-position-and-space-mode="label-alignment">
          <style:list-level-label-alignment text:label-followed-by="listtab"/>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3:23:07</meta:creation-date>
    <dc:date>2016-11-13T12:24:19.827000000</dc:date>
    <meta:editing-cycles>40</meta:editing-cycles>
    <meta:editing-duration>PT3H32M49S</meta:editing-duration>
    <meta:generator>LibreOffice/5.1.5.2$Windows_x86 LibreOffice_project/7a864d8825610a8c07cfc3bc01dd4fce6a9447e5</meta:generator>
    <meta:document-statistic meta:table-count="4" meta:image-count="1" meta:object-count="0" meta:page-count="33" meta:paragraph-count="539" meta:word-count="6769" meta:character-count="55540" meta:non-whitespace-character-count="48510"/>
  </office:meta>
</office:document-meta>
</file>